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Table1" style:family="table">
      <style:table-properties style:width="6.2986in" table:align="margins" style:writing-mode="lr-tb"/>
    </style:style>
    <style:style style:name="Table1.A" style:family="table-column">
      <style:table-column-properties style:column-width="6.2986in" style:rel-column-width="65535*"/>
    </style:style>
    <style:style style:name="Table1.A1" style:family="table-cell">
      <style:table-cell-properties fo:padding="0.0382in" fo:border="0.05pt solid #000000"/>
    </style:style>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_32_DUO_5f_Overskrift">
      <style:text-properties officeooo:paragraph-rsid="00f49d81"/>
    </style:style>
    <style:style style:name="P4" style:family="paragraph" style:parent-style-name="_32_DUO_5f_Overskrift">
      <style:paragraph-properties fo:break-before="page"/>
    </style:style>
    <style:style style:name="P5" style:family="paragraph" style:parent-style-name="_33_DUO_5f_Overskrift">
      <style:paragraph-properties fo:break-before="page"/>
    </style:style>
    <style:style style:name="P6" style:family="paragraph" style:parent-style-name="_33_DUO_5f_Overskrift">
      <style:paragraph-properties fo:break-before="page"/>
      <style:text-properties officeooo:rsid="00f18935" officeooo:paragraph-rsid="00f18935"/>
    </style:style>
    <style:style style:name="P7" style:family="paragraph" style:parent-style-name="Brodtekst">
      <style:text-properties officeooo:paragraph-rsid="00cfa85e"/>
    </style:style>
    <style:style style:name="P8" style:family="paragraph" style:parent-style-name="Brodtekst">
      <style:text-properties officeooo:paragraph-rsid="00d26730"/>
    </style:style>
    <style:style style:name="P9" style:family="paragraph" style:parent-style-name="Brodtekst">
      <style:text-properties officeooo:paragraph-rsid="00d26ff3"/>
    </style:style>
    <style:style style:name="P10" style:family="paragraph" style:parent-style-name="Brodtekst">
      <style:text-properties officeooo:paragraph-rsid="00d41f03"/>
    </style:style>
    <style:style style:name="P11" style:family="paragraph" style:parent-style-name="Brodtekst">
      <style:text-properties officeooo:paragraph-rsid="00d4c7ca"/>
    </style:style>
    <style:style style:name="P12" style:family="paragraph" style:parent-style-name="Brodtekst">
      <style:text-properties officeooo:paragraph-rsid="00d6b898"/>
    </style:style>
    <style:style style:name="P13" style:family="paragraph" style:parent-style-name="Brodtekst">
      <style:text-properties officeooo:paragraph-rsid="00d6c452"/>
    </style:style>
    <style:style style:name="P14" style:family="paragraph" style:parent-style-name="Brodtekst">
      <style:text-properties officeooo:paragraph-rsid="00db8b15"/>
    </style:style>
    <style:style style:name="P15" style:family="paragraph" style:parent-style-name="Brodtekst">
      <style:text-properties officeooo:rsid="00ded173" officeooo:paragraph-rsid="00df2106"/>
    </style:style>
    <style:style style:name="P16" style:family="paragraph" style:parent-style-name="Brodtekst">
      <style:text-properties officeooo:rsid="00ded173" officeooo:paragraph-rsid="00e16098"/>
    </style:style>
    <style:style style:name="P17" style:family="paragraph" style:parent-style-name="Brodtekst">
      <style:text-properties officeooo:rsid="0093c431" officeooo:paragraph-rsid="00e81617"/>
    </style:style>
    <style:style style:name="P18" style:family="paragraph" style:parent-style-name="Brodtekst">
      <style:text-properties officeooo:rsid="009311ba" officeooo:paragraph-rsid="00e81617"/>
    </style:style>
    <style:style style:name="P19" style:family="paragraph" style:parent-style-name="Brodtekst">
      <style:text-properties fo:language="en" fo:country="US" officeooo:paragraph-rsid="00e6da45"/>
    </style:style>
    <style:style style:name="P20" style:family="paragraph" style:parent-style-name="Brodtekst">
      <style:text-properties fo:language="en" fo:country="US" officeooo:paragraph-rsid="00e81617"/>
    </style:style>
    <style:style style:name="P21" style:family="paragraph" style:parent-style-name="Brodtekst">
      <style:text-properties officeooo:rsid="00e9a437" officeooo:paragraph-rsid="00e6da45"/>
    </style:style>
    <style:style style:name="P22" style:family="paragraph" style:parent-style-name="Brodtekst">
      <style:text-properties officeooo:paragraph-rsid="00eb7c14"/>
    </style:style>
    <style:style style:name="P23" style:family="paragraph" style:parent-style-name="Brodtekst">
      <style:text-properties officeooo:paragraph-rsid="00ed4d60"/>
    </style:style>
    <style:style style:name="P24" style:family="paragraph" style:parent-style-name="Brodtekst">
      <style:text-properties officeooo:rsid="00eef00c" officeooo:paragraph-rsid="00eef00c"/>
    </style:style>
    <style:style style:name="P25" style:family="paragraph" style:parent-style-name="Brodtekst">
      <style:text-properties officeooo:paragraph-rsid="00eef00c"/>
    </style:style>
    <style:style style:name="P26" style:family="paragraph" style:parent-style-name="Brodtekst">
      <style:text-properties officeooo:paragraph-rsid="00f18cd5"/>
    </style:style>
    <style:style style:name="P27" style:family="paragraph" style:parent-style-name="Brodtekst">
      <style:text-properties officeooo:paragraph-rsid="00f1dc40"/>
    </style:style>
    <style:style style:name="P28" style:family="paragraph" style:parent-style-name="Brodtekst">
      <style:text-properties officeooo:paragraph-rsid="00f3d3b0"/>
    </style:style>
    <style:style style:name="P29" style:family="paragraph" style:parent-style-name="Brodtekst">
      <style:text-properties officeooo:paragraph-rsid="00f3e03f"/>
    </style:style>
    <style:style style:name="P30" style:family="paragraph" style:parent-style-name="Brodtekst">
      <style:text-properties officeooo:paragraph-rsid="00f49d81"/>
    </style:style>
    <style:style style:name="P31" style:family="paragraph" style:parent-style-name="Brodtekst" style:master-page-name="">
      <loext:graphic-properties draw:fill="none"/>
      <style:paragraph-properties fo:margin-left="0.1252in" fo:margin-right="0.1866in" fo:margin-top="0in" fo:margin-bottom="0.1665in" loext:contextual-spacing="false" fo:line-height="150%" fo:text-align="start" style:justify-single-word="false" fo:orphans="2" fo:widows="2" fo:text-indent="0in" style:auto-text-indent="false" style:page-number="auto" fo:background-color="transparent" style:writing-mode="lr-tb"/>
      <style:text-properties officeooo:paragraph-rsid="00d26730"/>
    </style:style>
    <style:style style:name="P32" style:family="paragraph" style:parent-style-name="Brodtekst" style:master-page-name="">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style:page-number="auto" fo:background-color="transparent" style:writing-mode="lr-tb"/>
      <style:text-properties officeooo:paragraph-rsid="00d6c452"/>
    </style:style>
    <style:style style:name="P33" style:family="paragraph" style:parent-style-name="Brodtekst" style:master-page-name="">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style:page-number="auto" fo:background-color="transparent" style:writing-mode="lr-tb"/>
      <style:text-properties fo:font-style="italic" officeooo:paragraph-rsid="00db4989" style:font-style-asian="italic" style:font-style-complex="italic"/>
    </style:style>
    <style:style style:name="P34" style:family="paragraph" style:parent-style-name="Brodtekst">
      <loext:graphic-properties draw:fill="none"/>
      <style:paragraph-properties fo:background-color="transparent" style:writing-mode="lr-tb"/>
    </style:style>
    <style:style style:name="P35" style:family="paragraph" style:parent-style-name="_33_DUO_5f_Overskrift">
      <style:text-properties officeooo:paragraph-rsid="00d41f03"/>
    </style:style>
    <style:style style:name="P36" style:family="paragraph" style:parent-style-name="_33_DUO_5f_Overskrift">
      <style:text-properties officeooo:rsid="009311ba" officeooo:paragraph-rsid="00e81617"/>
    </style:style>
    <style:style style:name="P37" style:family="paragraph" style:parent-style-name="_33_DUO_5f_Overskrift">
      <style:text-properties officeooo:rsid="00e9a437" officeooo:paragraph-rsid="00e9a437"/>
    </style:style>
    <style:style style:name="P38" style:family="paragraph" style:parent-style-name="_34_DUO_5f_Overskrift">
      <style:text-properties officeooo:paragraph-rsid="00d4c7ca"/>
    </style:style>
    <style:style style:name="P39" style:family="paragraph" style:parent-style-name="_31_DUO_5f_Overskrift" style:master-page-name="First_20_Page">
      <style:paragraph-properties style:page-number="1"/>
      <style:text-properties officeooo:paragraph-rsid="00cd25a8"/>
    </style:style>
    <style:style style:name="P40" style:family="paragraph" style:parent-style-name="Brodtekst">
      <style:text-properties officeooo:paragraph-rsid="00d4c7ca"/>
    </style:style>
    <style:style style:name="P41" style:family="paragraph" style:parent-style-name="Brodtekst">
      <style:text-properties officeooo:paragraph-rsid="00f71e5a"/>
    </style:style>
    <style:style style:name="P42" style:family="paragraph" style:parent-style-name="Brodtekst">
      <style:text-properties officeooo:paragraph-rsid="00f8cf8e"/>
    </style:style>
    <style:style style:name="T1" style:family="text">
      <style:text-properties fo:language="nb" fo:country="NO" fo:font-weight="normal" officeooo:rsid="0084bf6c" style:font-weight-asian="normal" style:font-weight-complex="normal"/>
    </style:style>
    <style:style style:name="T2" style:family="text">
      <style:text-properties fo:language="nb" fo:country="NO" fo:font-weight="normal" officeooo:rsid="00c86cd3" style:font-weight-asian="normal" style:font-weight-complex="normal"/>
    </style:style>
    <style:style style:name="T3" style:family="text">
      <style:text-properties fo:language="nb" fo:country="NO" fo:font-weight="normal" officeooo:rsid="00cd25a8" style:font-weight-asian="normal" style:font-weight-complex="normal"/>
    </style:style>
    <style:style style:name="T4" style:family="text">
      <style:text-properties fo:language="nb" fo:country="NO" fo:font-weight="normal" officeooo:rsid="00d41f03" style:font-weight-asian="normal" style:font-weight-complex="normal"/>
    </style:style>
    <style:style style:name="T5" style:family="text">
      <style:text-properties fo:language="nb" fo:country="NO" fo:font-weight="normal" officeooo:rsid="0085b2d3" style:font-weight-asian="normal" style:font-weight-complex="normal"/>
    </style:style>
    <style:style style:name="T6" style:family="text">
      <style:text-properties fo:language="nb" fo:country="NO" fo:font-weight="normal" officeooo:rsid="01b26639" style:font-weight-asian="normal" style:font-weight-complex="normal"/>
    </style:style>
    <style:style style:name="T7" style:family="text">
      <style:text-properties fo:language="nb" fo:country="NO" fo:font-weight="normal" officeooo:rsid="0203ac92" style:font-weight-asian="normal" style:font-weight-complex="normal"/>
    </style:style>
    <style:style style:name="T8" style:family="text">
      <style:text-properties fo:language="nb" fo:country="NO" fo:font-weight="normal" officeooo:rsid="01e42b32" style:font-weight-asian="normal" style:font-weight-complex="normal"/>
    </style:style>
    <style:style style:name="T9" style:family="text">
      <style:text-properties fo:language="nb" fo:country="NO" fo:font-weight="normal" officeooo:rsid="01b31eae" style:font-weight-asian="normal" style:font-weight-complex="normal"/>
    </style:style>
    <style:style style:name="T10" style:family="text">
      <style:text-properties fo:language="nb" fo:country="NO" fo:font-weight="normal" officeooo:rsid="00862ac7" style:font-weight-asian="normal" style:font-weight-complex="normal"/>
    </style:style>
    <style:style style:name="T11" style:family="text">
      <style:text-properties fo:language="nb" fo:country="NO" fo:font-weight="normal" officeooo:rsid="00b7f355" style:font-weight-asian="normal" style:font-weight-complex="normal"/>
    </style:style>
    <style:style style:name="T12" style:family="text">
      <style:text-properties fo:language="nb" fo:country="NO" fo:font-weight="normal" officeooo:rsid="008e5a4d" style:font-weight-asian="normal" style:font-weight-complex="normal"/>
    </style:style>
    <style:style style:name="T13" style:family="text">
      <style:text-properties fo:language="nb" fo:country="NO" fo:font-weight="normal" officeooo:rsid="00cb72b3" style:font-weight-asian="normal" style:font-weight-complex="normal"/>
    </style:style>
    <style:style style:name="T14" style:family="text">
      <style:text-properties fo:language="nb" fo:country="NO" fo:font-weight="normal" officeooo:rsid="01a1969a" style:font-weight-asian="normal" style:font-weight-complex="normal"/>
    </style:style>
    <style:style style:name="T15" style:family="text">
      <style:text-properties fo:language="nb" fo:country="NO" fo:font-weight="normal" officeooo:rsid="00d6b898" style:font-weight-asian="normal" style:font-weight-complex="normal"/>
    </style:style>
    <style:style style:name="T16" style:family="text">
      <style:text-properties fo:language="nb" fo:country="NO" fo:font-weight="normal" officeooo:rsid="00d6c452" style:font-weight-asian="normal" style:font-weight-complex="normal"/>
    </style:style>
    <style:style style:name="T17" style:family="text">
      <style:text-properties fo:language="nb" fo:country="NO" fo:font-weight="normal" officeooo:rsid="01a2dd96" style:font-weight-asian="normal" style:font-weight-complex="normal"/>
    </style:style>
    <style:style style:name="T18" style:family="text">
      <style:text-properties fo:language="nb" fo:country="NO" fo:font-weight="normal" officeooo:rsid="00f8cf8e" style:font-weight-asian="normal" style:font-weight-complex="normal"/>
    </style:style>
    <style:style style:name="T19" style:family="text">
      <style:text-properties fo:language="nb" fo:country="NO" fo:font-weight="normal" officeooo:rsid="003a6113" style:language-asian="en" style:country-asian="US" style:font-weight-asian="normal" style:language-complex="ar" style:country-complex="SA" style:font-weight-complex="normal"/>
    </style:style>
    <style:style style:name="T20" style:family="text">
      <style:text-properties fo:language="nb" fo:country="NO" fo:font-weight="normal" officeooo:rsid="00389177" style:language-asian="en" style:country-asian="US" style:font-weight-asian="normal" style:language-complex="ar" style:country-complex="SA" style:font-weight-complex="normal"/>
    </style:style>
    <style:style style:name="T21" style:family="text">
      <style:text-properties fo:language="nb" fo:country="NO" fo:font-weight="normal" officeooo:rsid="003adaef" style:language-asian="en" style:country-asian="US" style:font-weight-asian="normal" style:language-complex="ar" style:country-complex="SA" style:font-weight-complex="normal"/>
    </style:style>
    <style:style style:name="T22" style:family="text">
      <style:text-properties fo:language="nb" fo:country="NO" fo:font-weight="normal" officeooo:rsid="003bdd72" style:language-asian="en" style:country-asian="US" style:font-weight-asian="normal" style:language-complex="ar" style:country-complex="SA" style:font-weight-complex="normal"/>
    </style:style>
    <style:style style:name="T23" style:family="text">
      <style:text-properties fo:language="nb" fo:country="NO" fo:font-weight="normal" officeooo:rsid="003cffa7" style:language-asian="en" style:country-asian="US" style:font-weight-asian="normal" style:language-complex="ar" style:country-complex="SA" style:font-weight-complex="normal"/>
    </style:style>
    <style:style style:name="T24" style:family="text">
      <style:text-properties fo:language="nb" fo:country="NO" fo:font-weight="normal" officeooo:rsid="003d0440" style:language-asian="en" style:country-asian="US" style:font-weight-asian="normal" style:language-complex="ar" style:country-complex="SA" style:font-weight-complex="normal"/>
    </style:style>
    <style:style style:name="T25" style:family="text">
      <style:text-properties fo:language="nb" fo:country="NO" fo:font-weight="normal" officeooo:rsid="003ed149" style:language-asian="en" style:country-asian="US" style:font-weight-asian="normal" style:language-complex="ar" style:country-complex="SA" style:font-weight-complex="normal"/>
    </style:style>
    <style:style style:name="T26" style:family="text">
      <style:text-properties fo:language="nb" fo:country="NO" fo:font-weight="normal" officeooo:rsid="00404272" style:language-asian="en" style:country-asian="US" style:font-weight-asian="normal" style:language-complex="ar" style:country-complex="SA" style:font-weight-complex="normal"/>
    </style:style>
    <style:style style:name="T27" style:family="text">
      <style:text-properties fo:language="nb" fo:country="NO" fo:font-weight="normal" officeooo:rsid="0040c53f" style:language-asian="en" style:country-asian="US" style:font-weight-asian="normal" style:language-complex="ar" style:country-complex="SA" style:font-weight-complex="normal"/>
    </style:style>
    <style:style style:name="T28" style:family="text">
      <style:text-properties fo:language="nb" fo:country="NO" fo:font-weight="normal" officeooo:rsid="0042242e" style:language-asian="en" style:country-asian="US" style:font-weight-asian="normal" style:language-complex="ar" style:country-complex="SA" style:font-weight-complex="normal"/>
    </style:style>
    <style:style style:name="T29" style:family="text">
      <style:text-properties fo:language="nb" fo:country="NO" fo:font-weight="normal" officeooo:rsid="00435e69" style:language-asian="en" style:country-asian="US" style:font-weight-asian="normal" style:language-complex="ar" style:country-complex="SA" style:font-weight-complex="normal"/>
    </style:style>
    <style:style style:name="T30" style:family="text">
      <style:text-properties fo:language="nb" fo:country="NO" fo:font-weight="normal" officeooo:rsid="00479b9d" style:language-asian="en" style:country-asian="US" style:font-weight-asian="normal" style:language-complex="ar" style:country-complex="SA" style:font-weight-complex="normal"/>
    </style:style>
    <style:style style:name="T31" style:family="text">
      <style:text-properties fo:language="nb" fo:country="NO" fo:font-weight="normal" officeooo:rsid="00494064" style:language-asian="en" style:country-asian="US" style:font-weight-asian="normal" style:language-complex="ar" style:country-complex="SA" style:font-weight-complex="normal"/>
    </style:style>
    <style:style style:name="T32" style:family="text">
      <style:text-properties fo:language="nb" fo:country="NO" fo:font-weight="normal" officeooo:rsid="004b90b4" style:language-asian="en" style:country-asian="US" style:font-weight-asian="normal" style:language-complex="ar" style:country-complex="SA" style:font-weight-complex="normal"/>
    </style:style>
    <style:style style:name="T33" style:family="text">
      <style:text-properties fo:language="nb" fo:country="NO" fo:font-weight="normal" officeooo:rsid="004a5d26" style:language-asian="en" style:country-asian="US" style:font-weight-asian="normal" style:language-complex="ar" style:country-complex="SA" style:font-weight-complex="normal"/>
    </style:style>
    <style:style style:name="T34" style:family="text">
      <style:text-properties fo:language="nb" fo:country="NO" fo:font-style="italic" fo:font-weight="normal" officeooo:rsid="01f9e726" style:font-style-asian="italic" style:font-weight-asian="normal" style:font-style-complex="italic" style:font-weight-complex="normal"/>
    </style:style>
    <style:style style:name="T35" style:family="text">
      <style:text-properties fo:language="nb" fo:country="NO" fo:font-style="italic" fo:font-weight="normal" officeooo:rsid="00697637" style:font-style-asian="italic" style:font-weight-asian="normal" style:font-style-complex="italic" style:font-weight-complex="normal"/>
    </style:style>
    <style:style style:name="T36" style:family="text">
      <style:text-properties fo:language="nb" fo:country="NO" fo:font-style="italic" fo:font-weight="normal" officeooo:rsid="00673eef" style:font-style-asian="italic" style:font-weight-asian="normal" style:font-style-complex="italic" style:font-weight-complex="normal"/>
    </style:style>
    <style:style style:name="T37" style:family="text">
      <style:text-properties fo:language="nb" fo:country="NO" fo:font-style="italic" fo:font-weight="normal" officeooo:rsid="024ad13f" style:font-style-asian="italic" style:font-weight-asian="normal" style:font-style-complex="italic" style:font-weight-complex="normal"/>
    </style:style>
    <style:style style:name="T38" style:family="text">
      <style:text-properties fo:language="nb" fo:country="NO" fo:font-style="italic" fo:font-weight="normal" officeooo:rsid="00cfa85e" style:font-style-asian="italic" style:font-weight-asian="normal" style:font-style-complex="italic" style:font-weight-complex="normal"/>
    </style:style>
    <style:style style:name="T39" style:family="text">
      <style:text-properties fo:language="nb" fo:country="NO" fo:font-style="italic" fo:font-weight="normal" officeooo:rsid="00cf5cfd" style:font-style-asian="italic" style:font-weight-asian="normal" style:font-style-complex="italic" style:font-weight-complex="normal"/>
    </style:style>
    <style:style style:name="T40" style:family="text">
      <style:text-properties fo:language="nb" fo:country="NO" fo:font-style="italic" fo:font-weight="normal" officeooo:rsid="00d19af8" style:font-style-asian="italic" style:font-weight-asian="normal" style:font-style-complex="italic" style:font-weight-complex="normal"/>
    </style:style>
    <style:style style:name="T41" style:family="text">
      <style:text-properties fo:language="nb" fo:country="NO" fo:font-style="italic" fo:font-weight="normal" officeooo:rsid="00d26ff3" style:font-style-asian="italic" style:font-weight-asian="normal" style:font-style-complex="italic" style:font-weight-complex="normal"/>
    </style:style>
    <style:style style:name="T42" style:family="text">
      <style:text-properties fo:language="nb" fo:country="NO" fo:font-style="italic" fo:font-weight="normal" officeooo:rsid="01a2dd96" style:font-style-asian="italic" style:font-weight-asian="normal" style:font-style-complex="italic" style:font-weight-complex="normal"/>
    </style:style>
    <style:style style:name="T43" style:family="text">
      <style:text-properties fo:language="nb" fo:country="NO" fo:font-style="italic" fo:font-weight="normal" officeooo:rsid="00d6c452" style:font-style-asian="italic" style:font-weight-asian="normal" style:font-style-complex="italic" style:font-weight-complex="normal"/>
    </style:style>
    <style:style style:name="T44" style:family="text">
      <style:text-properties fo:language="nb" fo:country="NO" fo:font-style="italic" fo:font-weight="normal" officeooo:rsid="009a435f" style:font-style-asian="italic" style:font-weight-asian="normal" style:font-style-complex="italic" style:font-weight-complex="normal"/>
    </style:style>
    <style:style style:name="T45" style:family="text">
      <style:text-properties fo:language="nb" fo:country="NO" fo:font-style="italic" fo:font-weight="normal" officeooo:rsid="01e71348" style:font-style-asian="italic" style:font-weight-asian="normal" style:font-style-complex="italic" style:font-weight-complex="normal"/>
    </style:style>
    <style:style style:name="T46" style:family="text">
      <style:text-properties fo:language="nb" fo:country="NO" fo:font-style="italic" fo:font-weight="normal" officeooo:rsid="01e7288c" style:font-style-asian="italic" style:font-weight-asian="normal" style:font-style-complex="italic" style:font-weight-complex="normal"/>
    </style:style>
    <style:style style:name="T47" style:family="text">
      <style:text-properties fo:language="nb" fo:country="NO" fo:font-style="italic" fo:font-weight="normal" officeooo:rsid="00d6f1be" style:font-style-asian="italic" style:font-weight-asian="normal" style:font-style-complex="italic" style:font-weight-complex="normal"/>
    </style:style>
    <style:style style:name="T48" style:family="text">
      <style:text-properties fo:language="nb" fo:country="NO" fo:font-style="italic" fo:font-weight="normal" officeooo:rsid="00df2106" style:font-style-asian="italic" style:font-weight-asian="normal" style:font-style-complex="italic" style:font-weight-complex="normal"/>
    </style:style>
    <style:style style:name="T49" style:family="text">
      <style:text-properties fo:language="nb" fo:country="NO" fo:font-style="italic" fo:font-weight="normal" officeooo:rsid="00e26e4f" style:font-style-asian="italic" style:font-weight-asian="normal" style:font-style-complex="italic" style:font-weight-complex="normal"/>
    </style:style>
    <style:style style:name="T50" style:family="text">
      <style:text-properties fo:language="nb" fo:country="NO" fo:font-style="italic" fo:font-weight="normal" officeooo:rsid="006a74ed" style:font-style-asian="italic" style:font-weight-asian="normal" style:font-style-complex="italic" style:font-weight-complex="normal"/>
    </style:style>
    <style:style style:name="T51" style:family="text">
      <style:text-properties fo:language="nb" fo:country="NO" fo:font-style="italic" fo:font-weight="normal" officeooo:rsid="006af51e" style:font-style-asian="italic" style:font-weight-asian="normal" style:font-style-complex="italic" style:font-weight-complex="normal"/>
    </style:style>
    <style:style style:name="T52" style:family="text">
      <style:text-properties fo:language="nb" fo:country="NO" fo:font-style="italic" fo:font-weight="normal" officeooo:rsid="00d26730" style:font-style-asian="italic" style:font-weight-asian="normal" style:language-complex="ar" style:country-complex="SA" style:font-style-complex="italic" style:font-weight-complex="normal"/>
    </style:style>
    <style:style style:name="T53" style:family="text">
      <style:text-properties fo:language="nb" fo:country="NO" fo:font-style="italic" fo:font-weight="normal" officeooo:rsid="00d41f03" style:font-style-asian="italic" style:font-weight-asian="normal" style:language-complex="ar" style:country-complex="SA" style:font-style-complex="italic" style:font-weight-complex="normal"/>
    </style:style>
    <style:style style:name="T54" style:family="text">
      <style:text-properties fo:language="nb" fo:country="NO" fo:font-style="italic" fo:font-weight="normal" officeooo:rsid="007a8864" style:font-style-asian="italic" style:font-weight-asian="normal" style:language-complex="ar" style:country-complex="SA" style:font-style-complex="italic" style:font-weight-complex="normal"/>
    </style:style>
    <style:style style:name="T55" style:family="text">
      <style:text-properties fo:language="nb" fo:country="NO" fo:font-style="italic" fo:font-weight="normal" officeooo:rsid="007bdf26" style:font-style-asian="italic" style:font-weight-asian="normal" style:language-complex="ar" style:country-complex="SA" style:font-style-complex="italic" style:font-weight-complex="normal"/>
    </style:style>
    <style:style style:name="T56" style:family="text">
      <style:text-properties fo:language="nb" fo:country="NO" fo:font-style="italic" fo:font-weight="normal" officeooo:rsid="00d6b898" style:font-style-asian="italic" style:font-weight-asian="normal" style:language-complex="ar" style:country-complex="SA" style:font-style-complex="italic" style:font-weight-complex="normal"/>
    </style:style>
    <style:style style:name="T57" style:family="text">
      <style:text-properties fo:language="nb" fo:country="NO" fo:font-style="italic" fo:font-weight="normal" officeooo:rsid="004a5d26" style:language-asian="en" style:country-asian="US" style:font-style-asian="italic" style:font-weight-asian="normal" style:language-complex="ar" style:country-complex="SA" style:font-style-complex="italic" style:font-weight-complex="normal"/>
    </style:style>
    <style:style style:name="T58" style:family="text">
      <style:text-properties fo:language="nb" fo:country="NO" fo:font-style="italic" fo:font-weight="normal" officeooo:rsid="004b90b4" style:language-asian="en" style:country-asian="US" style:font-style-asian="italic" style:font-weight-asian="normal" style:language-complex="ar" style:country-complex="SA" style:font-style-complex="italic" style:font-weight-complex="normal"/>
    </style:style>
    <style:style style:name="T59" style:family="text">
      <style:text-properties fo:language="nb" fo:country="NO" fo:font-style="italic" fo:font-weight="normal" officeooo:rsid="0057daa7" style:language-asian="en" style:country-asian="US" style:font-style-asian="italic" style:font-weight-asian="normal" style:language-complex="ar" style:country-complex="SA" style:font-style-complex="italic" style:font-weight-complex="normal"/>
    </style:style>
    <style:style style:name="T60" style:family="text">
      <style:text-properties fo:language="nb" fo:country="NO" fo:font-style="italic" fo:font-weight="normal" officeooo:rsid="00f3d3b0" style:language-asian="en" style:country-asian="US" style:font-style-asian="italic" style:font-weight-asian="normal" style:language-complex="ar" style:country-complex="SA" style:font-style-complex="italic" style:font-weight-complex="normal"/>
    </style:style>
    <style:style style:name="T61" style:family="text">
      <style:text-properties fo:language="nb" fo:country="NO" fo:font-style="italic" fo:font-weight="normal" officeooo:rsid="00f3e03f" style:language-asian="en" style:country-asian="US" style:font-style-asian="italic" style:font-weight-asian="normal" style:language-complex="ar" style:country-complex="SA" style:font-style-complex="italic" style:font-weight-complex="normal"/>
    </style:style>
    <style:style style:name="T62" style:family="text">
      <style:text-properties fo:language="nb" fo:country="NO" fo:font-style="normal" fo:font-weight="normal" style:font-style-asian="normal" style:font-weight-asian="normal" style:font-style-complex="normal" style:font-weight-complex="normal"/>
    </style:style>
    <style:style style:name="T63" style:family="text">
      <style:text-properties fo:language="nb" fo:country="NO" fo:font-style="normal" fo:font-weight="normal" officeooo:rsid="00cd25a8" style:font-style-asian="normal" style:font-weight-asian="normal" style:font-style-complex="normal" style:font-weight-complex="normal"/>
    </style:style>
    <style:style style:name="T64" style:family="text">
      <style:text-properties fo:language="nb" fo:country="NO" fo:font-style="normal" fo:font-weight="normal" officeooo:rsid="006908d3" style:font-style-asian="normal" style:font-weight-asian="normal" style:font-style-complex="normal" style:font-weight-complex="normal"/>
    </style:style>
    <style:style style:name="T65" style:family="text">
      <style:text-properties fo:language="nb" fo:country="NO" fo:font-style="normal" fo:font-weight="normal" officeooo:rsid="01f6edea" style:font-style-asian="normal" style:font-weight-asian="normal" style:font-style-complex="normal" style:font-weight-complex="normal"/>
    </style:style>
    <style:style style:name="T66" style:family="text">
      <style:text-properties fo:language="nb" fo:country="NO" fo:font-style="normal" fo:font-weight="normal" officeooo:rsid="00697637" style:font-style-asian="normal" style:font-weight-asian="normal" style:font-style-complex="normal" style:font-weight-complex="normal"/>
    </style:style>
    <style:style style:name="T67" style:family="text">
      <style:text-properties fo:language="nb" fo:country="NO" fo:font-style="normal" fo:font-weight="normal" officeooo:rsid="01f8abc9" style:font-style-asian="normal" style:font-weight-asian="normal" style:font-style-complex="normal" style:font-weight-complex="normal"/>
    </style:style>
    <style:style style:name="T68" style:family="text">
      <style:text-properties fo:language="nb" fo:country="NO" fo:font-style="normal" fo:font-weight="normal" officeooo:rsid="01f9e726" style:font-style-asian="normal" style:font-weight-asian="normal" style:font-style-complex="normal" style:font-weight-complex="normal"/>
    </style:style>
    <style:style style:name="T69" style:family="text">
      <style:text-properties fo:language="nb" fo:country="NO" fo:font-style="normal" fo:font-weight="normal" officeooo:rsid="00673eef" style:font-style-asian="normal" style:font-weight-asian="normal" style:font-style-complex="normal" style:font-weight-complex="normal"/>
    </style:style>
    <style:style style:name="T70" style:family="text">
      <style:text-properties fo:language="nb" fo:country="NO" fo:font-style="normal" fo:font-weight="normal" officeooo:rsid="01038549" style:font-style-asian="normal" style:font-weight-asian="normal" style:font-style-complex="normal" style:font-weight-complex="normal"/>
    </style:style>
    <style:style style:name="T71" style:family="text">
      <style:text-properties fo:language="nb" fo:country="NO" fo:font-style="normal" fo:font-weight="normal" officeooo:rsid="01fa8508" style:font-style-asian="normal" style:font-weight-asian="normal" style:font-style-complex="normal" style:font-weight-complex="normal"/>
    </style:style>
    <style:style style:name="T72" style:family="text">
      <style:text-properties fo:language="nb" fo:country="NO" fo:font-style="normal" fo:font-weight="normal" officeooo:rsid="0103b9e0" style:font-style-asian="normal" style:font-weight-asian="normal" style:font-style-complex="normal" style:font-weight-complex="normal"/>
    </style:style>
    <style:style style:name="T73" style:family="text">
      <style:text-properties fo:language="nb" fo:country="NO" fo:font-style="normal" fo:font-weight="normal" officeooo:rsid="0246f335" style:font-style-asian="normal" style:font-weight-asian="normal" style:font-style-complex="normal" style:font-weight-complex="normal"/>
    </style:style>
    <style:style style:name="T74" style:family="text">
      <style:text-properties fo:language="nb" fo:country="NO" fo:font-style="normal" fo:font-weight="normal" officeooo:rsid="0246f5c8" style:font-style-asian="normal" style:font-weight-asian="normal" style:font-style-complex="normal" style:font-weight-complex="normal"/>
    </style:style>
    <style:style style:name="T75" style:family="text">
      <style:text-properties fo:language="nb" fo:country="NO" fo:font-style="normal" fo:font-weight="normal" officeooo:rsid="024b1429" style:font-style-asian="normal" style:font-weight-asian="normal" style:font-style-complex="normal" style:font-weight-complex="normal"/>
    </style:style>
    <style:style style:name="T76" style:family="text">
      <style:text-properties fo:language="nb" fo:country="NO" fo:font-style="normal" fo:font-weight="normal" officeooo:rsid="024a140d" style:font-style-asian="normal" style:font-weight-asian="normal" style:font-style-complex="normal" style:font-weight-complex="normal"/>
    </style:style>
    <style:style style:name="T77" style:family="text">
      <style:text-properties fo:language="nb" fo:country="NO" fo:font-style="normal" fo:font-weight="normal" officeooo:rsid="024ad13f" style:font-style-asian="normal" style:font-weight-asian="normal" style:font-style-complex="normal" style:font-weight-complex="normal"/>
    </style:style>
    <style:style style:name="T78" style:family="text">
      <style:text-properties fo:language="nb" fo:country="NO" fo:font-style="normal" fo:font-weight="normal" officeooo:rsid="024bc5a7" style:font-style-asian="normal" style:font-weight-asian="normal" style:font-style-complex="normal" style:font-weight-complex="normal"/>
    </style:style>
    <style:style style:name="T79" style:family="text">
      <style:text-properties fo:language="nb" fo:country="NO" fo:font-style="normal" fo:font-weight="normal" officeooo:rsid="024c5abc" style:font-style-asian="normal" style:font-weight-asian="normal" style:font-style-complex="normal" style:font-weight-complex="normal"/>
    </style:style>
    <style:style style:name="T80" style:family="text">
      <style:text-properties fo:language="nb" fo:country="NO" fo:font-style="normal" fo:font-weight="normal" officeooo:rsid="024df515" style:font-style-asian="normal" style:font-weight-asian="normal" style:font-style-complex="normal" style:font-weight-complex="normal"/>
    </style:style>
    <style:style style:name="T81" style:family="text">
      <style:text-properties fo:language="nb" fo:country="NO" fo:font-style="normal" fo:font-weight="normal" officeooo:rsid="00cecde9" style:font-style-asian="normal" style:font-weight-asian="normal" style:font-style-complex="normal" style:font-weight-complex="normal"/>
    </style:style>
    <style:style style:name="T82" style:family="text">
      <style:text-properties fo:language="nb" fo:country="NO" fo:font-style="normal" fo:font-weight="normal" officeooo:rsid="00cf5cfd" style:font-style-asian="normal" style:font-weight-asian="normal" style:font-style-complex="normal" style:font-weight-complex="normal"/>
    </style:style>
    <style:style style:name="T83" style:family="text">
      <style:text-properties fo:language="nb" fo:country="NO" fo:font-style="normal" fo:font-weight="normal" officeooo:rsid="00cfa85e" style:font-style-asian="normal" style:font-weight-asian="normal" style:font-style-complex="normal" style:font-weight-complex="normal"/>
    </style:style>
    <style:style style:name="T84" style:family="text">
      <style:text-properties fo:language="nb" fo:country="NO" fo:font-style="normal" fo:font-weight="normal" officeooo:rsid="00d19af8" style:font-style-asian="normal" style:font-weight-asian="normal" style:font-style-complex="normal" style:font-weight-complex="normal"/>
    </style:style>
    <style:style style:name="T85" style:family="text">
      <style:text-properties fo:language="nb" fo:country="NO" fo:font-style="normal" fo:font-weight="normal" officeooo:rsid="00d26730" style:font-style-asian="normal" style:font-weight-asian="normal" style:font-style-complex="normal" style:font-weight-complex="normal"/>
    </style:style>
    <style:style style:name="T86" style:family="text">
      <style:text-properties fo:language="nb" fo:country="NO" fo:font-style="normal" fo:font-weight="normal" officeooo:rsid="00d26ff3" style:font-style-asian="normal" style:font-weight-asian="normal" style:font-style-complex="normal" style:font-weight-complex="normal"/>
    </style:style>
    <style:style style:name="T87" style:family="text">
      <style:text-properties fo:language="nb" fo:country="NO" fo:font-style="normal" fo:font-weight="normal" officeooo:rsid="00d3da40" style:font-style-asian="normal" style:font-weight-asian="normal" style:font-style-complex="normal" style:font-weight-complex="normal"/>
    </style:style>
    <style:style style:name="T88" style:family="text">
      <style:text-properties fo:language="nb" fo:country="NO" fo:font-style="normal" fo:font-weight="normal" officeooo:rsid="00d41f03" style:font-style-asian="normal" style:font-weight-asian="normal" style:font-style-complex="normal" style:font-weight-complex="normal"/>
    </style:style>
    <style:style style:name="T89" style:family="text">
      <style:text-properties fo:language="nb" fo:country="NO" fo:font-style="normal" fo:font-weight="normal" officeooo:rsid="01a2dd96" style:font-style-asian="normal" style:font-weight-asian="normal" style:font-style-complex="normal" style:font-weight-complex="normal"/>
    </style:style>
    <style:style style:name="T90" style:family="text">
      <style:text-properties fo:language="nb" fo:country="NO" fo:font-style="normal" fo:font-weight="normal" officeooo:rsid="007a7244" style:font-style-asian="normal" style:font-weight-asian="normal" style:font-style-complex="normal" style:font-weight-complex="normal"/>
    </style:style>
    <style:style style:name="T91" style:family="text">
      <style:text-properties fo:language="nb" fo:country="NO" fo:font-style="normal" fo:font-weight="normal" officeooo:rsid="0077f774" style:font-style-asian="normal" style:font-weight-asian="normal" style:font-style-complex="normal" style:font-weight-complex="normal"/>
    </style:style>
    <style:style style:name="T92" style:family="text">
      <style:text-properties fo:language="nb" fo:country="NO" fo:font-style="normal" fo:font-weight="normal" officeooo:rsid="0078e739" style:font-style-asian="normal" style:font-weight-asian="normal" style:font-style-complex="normal" style:font-weight-complex="normal"/>
    </style:style>
    <style:style style:name="T93" style:family="text">
      <style:text-properties fo:language="nb" fo:country="NO" fo:font-style="normal" fo:font-weight="normal" officeooo:rsid="00d4c7ca" style:font-style-asian="normal" style:font-weight-asian="normal" style:font-style-complex="normal" style:font-weight-complex="normal"/>
    </style:style>
    <style:style style:name="T94" style:family="text">
      <style:text-properties fo:language="nb" fo:country="NO" fo:font-style="normal" fo:font-weight="normal" officeooo:rsid="00d6b898" style:font-style-asian="normal" style:font-weight-asian="normal" style:font-style-complex="normal" style:font-weight-complex="normal"/>
    </style:style>
    <style:style style:name="T95" style:family="text">
      <style:text-properties fo:language="nb" fo:country="NO" fo:font-style="normal" fo:font-weight="normal" officeooo:rsid="01eca85f" style:font-style-asian="normal" style:font-weight-asian="normal" style:font-style-complex="normal" style:font-weight-complex="normal"/>
    </style:style>
    <style:style style:name="T96" style:family="text">
      <style:text-properties fo:language="nb" fo:country="NO" fo:font-style="normal" fo:font-weight="normal" officeooo:rsid="01edde6e" style:font-style-asian="normal" style:font-weight-asian="normal" style:font-style-complex="normal" style:font-weight-complex="normal"/>
    </style:style>
    <style:style style:name="T97" style:family="text">
      <style:text-properties fo:language="nb" fo:country="NO" fo:font-style="normal" fo:font-weight="normal" officeooo:rsid="009a435f" style:font-style-asian="normal" style:font-weight-asian="normal" style:font-style-complex="normal" style:font-weight-complex="normal"/>
    </style:style>
    <style:style style:name="T98" style:family="text">
      <style:text-properties fo:language="nb" fo:country="NO" fo:font-style="normal" fo:font-weight="normal" officeooo:rsid="01a41edb" style:font-style-asian="normal" style:font-weight-asian="normal" style:font-style-complex="normal" style:font-weight-complex="normal"/>
    </style:style>
    <style:style style:name="T99" style:family="text">
      <style:text-properties fo:language="nb" fo:country="NO" fo:font-style="normal" fo:font-weight="normal" officeooo:rsid="0203ac92" style:font-style-asian="normal" style:font-weight-asian="normal" style:font-style-complex="normal" style:font-weight-complex="normal"/>
    </style:style>
    <style:style style:name="T100" style:family="text">
      <style:text-properties fo:language="nb" fo:country="NO" fo:font-style="normal" fo:font-weight="normal" officeooo:rsid="00d6c452" style:font-style-asian="normal" style:font-weight-asian="normal" style:font-style-complex="normal" style:font-weight-complex="normal"/>
    </style:style>
    <style:style style:name="T101" style:family="text">
      <style:text-properties fo:language="nb" fo:country="NO" fo:font-style="normal" fo:font-weight="normal" officeooo:rsid="01e71348" style:font-style-asian="normal" style:font-weight-asian="normal" style:font-style-complex="normal" style:font-weight-complex="normal"/>
    </style:style>
    <style:style style:name="T102" style:family="text">
      <style:text-properties fo:language="nb" fo:country="NO" fo:font-style="normal" fo:font-weight="normal" officeooo:rsid="0206e2f5" style:font-style-asian="normal" style:font-weight-asian="normal" style:font-style-complex="normal" style:font-weight-complex="normal"/>
    </style:style>
    <style:style style:name="T103" style:family="text">
      <style:text-properties fo:language="nb" fo:country="NO" fo:font-style="normal" fo:font-weight="normal" officeooo:rsid="01c47173" style:font-style-asian="normal" style:font-weight-asian="normal" style:font-style-complex="normal" style:font-weight-complex="normal"/>
    </style:style>
    <style:style style:name="T104" style:family="text">
      <style:text-properties fo:language="nb" fo:country="NO" fo:font-style="normal" fo:font-weight="normal" officeooo:rsid="020ca49a" style:font-style-asian="normal" style:font-weight-asian="normal" style:font-style-complex="normal" style:font-weight-complex="normal"/>
    </style:style>
    <style:style style:name="T105" style:family="text">
      <style:text-properties fo:language="nb" fo:country="NO" fo:font-style="normal" fo:font-weight="normal" officeooo:rsid="00c28a54" style:font-style-asian="normal" style:font-weight-asian="normal" style:font-style-complex="normal" style:font-weight-complex="normal"/>
    </style:style>
    <style:style style:name="T106" style:family="text">
      <style:text-properties fo:language="nb" fo:country="NO" fo:font-style="normal" fo:font-weight="normal" officeooo:rsid="01ba7669" style:font-style-asian="normal" style:font-weight-asian="normal" style:font-style-complex="normal" style:font-weight-complex="normal"/>
    </style:style>
    <style:style style:name="T107" style:family="text">
      <style:text-properties fo:language="nb" fo:country="NO" fo:font-style="normal" fo:font-weight="normal" officeooo:rsid="00c42058" style:font-style-asian="normal" style:font-weight-asian="normal" style:font-style-complex="normal" style:font-weight-complex="normal"/>
    </style:style>
    <style:style style:name="T108" style:family="text">
      <style:text-properties fo:language="nb" fo:country="NO" fo:font-style="normal" fo:font-weight="normal" officeooo:rsid="00d6f1be" style:font-style-asian="normal" style:font-weight-asian="normal" style:font-style-complex="normal" style:font-weight-complex="normal"/>
    </style:style>
    <style:style style:name="T109" style:family="text">
      <style:text-properties fo:language="nb" fo:country="NO" fo:font-style="normal" fo:font-weight="normal" officeooo:rsid="00d893c3" style:font-style-asian="normal" style:font-weight-asian="normal" style:font-style-complex="normal" style:font-weight-complex="normal"/>
    </style:style>
    <style:style style:name="T110" style:family="text">
      <style:text-properties fo:language="nb" fo:country="NO" fo:font-style="normal" fo:font-weight="normal" officeooo:rsid="00d96e1f" style:font-style-asian="normal" style:font-weight-asian="normal" style:font-style-complex="normal" style:font-weight-complex="normal"/>
    </style:style>
    <style:style style:name="T111" style:family="text">
      <style:text-properties fo:language="nb" fo:country="NO" fo:font-style="normal" fo:font-weight="normal" officeooo:rsid="00da22a5" style:font-style-asian="normal" style:font-weight-asian="normal" style:font-style-complex="normal" style:font-weight-complex="normal"/>
    </style:style>
    <style:style style:name="T112" style:family="text">
      <style:text-properties fo:language="nb" fo:country="NO" fo:font-style="normal" fo:font-weight="normal" officeooo:rsid="00df2106" style:font-style-asian="normal" style:font-weight-asian="normal" style:font-style-complex="normal" style:font-weight-complex="normal"/>
    </style:style>
    <style:style style:name="T113" style:family="text">
      <style:text-properties fo:language="nb" fo:country="NO" fo:font-style="normal" fo:font-weight="normal" officeooo:rsid="00e074e0" style:font-style-asian="normal" style:font-weight-asian="normal" style:font-style-complex="normal" style:font-weight-complex="normal"/>
    </style:style>
    <style:style style:name="T114" style:family="text">
      <style:text-properties fo:language="nb" fo:country="NO" fo:font-style="normal" fo:font-weight="normal" officeooo:rsid="00e16098" style:font-style-asian="normal" style:font-weight-asian="normal" style:font-style-complex="normal" style:font-weight-complex="normal"/>
    </style:style>
    <style:style style:name="T115" style:family="text">
      <style:text-properties fo:language="nb" fo:country="NO" fo:font-style="normal" fo:font-weight="normal" officeooo:rsid="00e26e4f" style:font-style-asian="normal" style:font-weight-asian="normal" style:font-style-complex="normal" style:font-weight-complex="normal"/>
    </style:style>
    <style:style style:name="T116" style:family="text">
      <style:text-properties fo:language="nb" fo:country="NO" fo:font-style="normal" fo:font-weight="normal" officeooo:rsid="00e35f39" style:font-style-asian="normal" style:font-weight-asian="normal" style:font-style-complex="normal" style:font-weight-complex="normal"/>
    </style:style>
    <style:style style:name="T117" style:family="text">
      <style:text-properties fo:language="nb" fo:country="NO" fo:font-style="normal" fo:font-weight="normal" officeooo:rsid="00e4ef7b" style:font-style-asian="normal" style:font-weight-asian="normal" style:font-style-complex="normal" style:font-weight-complex="normal"/>
    </style:style>
    <style:style style:name="T118" style:family="text">
      <style:text-properties fo:language="nb" fo:country="NO" fo:font-style="normal" fo:font-weight="normal" officeooo:rsid="00e5d0e2" style:font-style-asian="normal" style:font-weight-asian="normal" style:font-style-complex="normal" style:font-weight-complex="normal"/>
    </style:style>
    <style:style style:name="T119" style:family="text">
      <style:text-properties fo:language="nb" fo:country="NO" fo:font-style="normal" fo:font-weight="normal" officeooo:rsid="00f5c834" style:font-style-asian="normal" style:font-weight-asian="normal" style:font-style-complex="normal" style:font-weight-complex="normal"/>
    </style:style>
    <style:style style:name="T120" style:family="text">
      <style:text-properties fo:language="nb" fo:country="NO" fo:font-style="normal" fo:font-weight="normal" officeooo:rsid="00f62a6b" style:font-style-asian="normal" style:font-weight-asian="normal" style:font-style-complex="normal" style:font-weight-complex="normal"/>
    </style:style>
    <style:style style:name="T121" style:family="text">
      <style:text-properties fo:language="nb" fo:country="NO" fo:font-style="normal" fo:font-weight="normal" officeooo:rsid="00f8cf8e" style:font-style-asian="normal" style:font-weight-asian="normal" style:font-style-complex="normal" style:font-weight-complex="normal"/>
    </style:style>
    <style:style style:name="T122" style:family="text">
      <style:text-properties fo:language="nb" fo:country="NO" fo:font-style="normal" fo:font-weight="normal" officeooo:rsid="00f9fba9" style:font-style-asian="normal" style:font-weight-asian="normal" style:font-style-complex="normal" style:font-weight-complex="normal"/>
    </style:style>
    <style:style style:name="T123" style:family="text">
      <style:text-properties fo:language="nb" fo:country="NO" fo:font-style="normal" fo:font-weight="normal" officeooo:rsid="00d26730" style:font-style-asian="normal" style:font-weight-asian="normal" style:language-complex="ar" style:country-complex="SA" style:font-style-complex="normal" style:font-weight-complex="normal"/>
    </style:style>
    <style:style style:name="T124" style:family="text">
      <style:text-properties fo:language="nb" fo:country="NO" fo:font-style="normal" fo:font-weight="normal" officeooo:rsid="00177765" style:font-style-asian="normal" style:font-weight-asian="normal" style:language-complex="ar" style:country-complex="SA" style:font-style-complex="normal" style:font-weight-complex="normal"/>
    </style:style>
    <style:style style:name="T125" style:family="text">
      <style:text-properties fo:language="nb" fo:country="NO" fo:font-style="normal" fo:font-weight="normal" officeooo:rsid="00d41f03" style:font-style-asian="normal" style:font-weight-asian="normal" style:language-complex="ar" style:country-complex="SA" style:font-style-complex="normal" style:font-weight-complex="normal"/>
    </style:style>
    <style:style style:name="T126" style:family="text">
      <style:text-properties fo:language="nb" fo:country="NO" fo:font-style="normal" fo:font-weight="normal" officeooo:rsid="00d4c7ca" style:font-style-asian="normal" style:font-weight-asian="normal" style:language-complex="ar" style:country-complex="SA" style:font-style-complex="normal" style:font-weight-complex="normal"/>
    </style:style>
    <style:style style:name="T127" style:family="text">
      <style:text-properties fo:language="nb" fo:country="NO" fo:font-style="normal" fo:font-weight="normal" officeooo:rsid="007a7244" style:font-style-asian="normal" style:font-weight-asian="normal" style:language-complex="ar" style:country-complex="SA" style:font-style-complex="normal" style:font-weight-complex="normal"/>
    </style:style>
    <style:style style:name="T128" style:family="text">
      <style:text-properties fo:language="nb" fo:country="NO" fo:font-style="normal" fo:font-weight="normal" officeooo:rsid="007a8864" style:font-style-asian="normal" style:font-weight-asian="normal" style:language-complex="ar" style:country-complex="SA" style:font-style-complex="normal" style:font-weight-complex="normal"/>
    </style:style>
    <style:style style:name="T129" style:family="text">
      <style:text-properties fo:language="nb" fo:country="NO" fo:font-style="normal" fo:font-weight="normal" officeooo:rsid="007bdf26" style:font-style-asian="normal" style:font-weight-asian="normal" style:language-complex="ar" style:country-complex="SA" style:font-style-complex="normal" style:font-weight-complex="normal"/>
    </style:style>
    <style:style style:name="T130" style:family="text">
      <style:text-properties fo:language="nb" fo:country="NO" fo:font-style="normal" fo:font-weight="normal" officeooo:rsid="007db770" style:font-style-asian="normal" style:font-weight-asian="normal" style:language-complex="ar" style:country-complex="SA" style:font-style-complex="normal" style:font-weight-complex="normal"/>
    </style:style>
    <style:style style:name="T131" style:family="text">
      <style:text-properties fo:language="nb" fo:country="NO" fo:font-style="normal" fo:font-weight="normal" officeooo:rsid="00d6b898" style:font-style-asian="normal" style:font-weight-asian="normal" style:language-complex="ar" style:country-complex="SA" style:font-style-complex="normal" style:font-weight-complex="normal"/>
    </style:style>
    <style:style style:name="T132" style:family="text">
      <style:text-properties fo:language="nb" fo:country="NO" fo:font-style="normal" fo:font-weight="normal" officeooo:rsid="00f71e5a" style:font-style-asian="normal" style:font-weight-asian="normal" style:language-complex="ar" style:country-complex="SA" style:font-style-complex="normal" style:font-weight-complex="normal"/>
    </style:style>
    <style:style style:name="T133" style:family="text">
      <style:text-properties fo:language="nb" fo:country="NO" fo:font-style="normal" fo:font-weight="normal" officeooo:rsid="00f8cf8e" style:font-style-asian="normal" style:font-weight-asian="normal" style:language-complex="ar" style:country-complex="SA" style:font-style-complex="normal" style:font-weight-complex="normal"/>
    </style:style>
    <style:style style:name="T134" style:family="text">
      <style:text-properties fo:language="nb" fo:country="NO" fo:font-style="normal" fo:font-weight="normal" officeooo:rsid="00f9fba9" style:font-style-asian="normal" style:font-weight-asian="normal" style:language-complex="ar" style:country-complex="SA" style:font-style-complex="normal" style:font-weight-complex="normal"/>
    </style:style>
    <style:style style:name="T135" style:family="text">
      <style:text-properties fo:language="nb" fo:country="NO" fo:font-style="normal" fo:font-weight="normal" officeooo:rsid="01068e67" style:language-asian="en" style:country-asian="US" style:font-style-asian="normal" style:font-weight-asian="normal" style:language-complex="ar" style:country-complex="SA" style:font-style-complex="normal" style:font-weight-complex="normal"/>
    </style:style>
    <style:style style:name="T136" style:family="text">
      <style:text-properties fo:language="nb" fo:country="NO" fo:font-style="normal" fo:font-weight="normal" officeooo:rsid="017dd50b" style:language-asian="en" style:country-asian="US" style:font-style-asian="normal" style:font-weight-asian="normal" style:language-complex="ar" style:country-complex="SA" style:font-style-complex="normal" style:font-weight-complex="normal"/>
    </style:style>
    <style:style style:name="T137" style:family="text">
      <style:text-properties fo:language="nb" fo:country="NO" fo:font-style="normal" fo:font-weight="normal" officeooo:rsid="0037874e" style:language-asian="en" style:country-asian="US" style:font-style-asian="normal" style:font-weight-asian="normal" style:language-complex="ar" style:country-complex="SA" style:font-style-complex="normal" style:font-weight-complex="normal"/>
    </style:style>
    <style:style style:name="T138" style:family="text">
      <style:text-properties fo:language="nb" fo:country="NO" fo:font-style="normal" fo:font-weight="normal" officeooo:rsid="01df6037" style:language-asian="en" style:country-asian="US" style:font-style-asian="normal" style:font-weight-asian="normal" style:language-complex="ar" style:country-complex="SA" style:font-style-complex="normal" style:font-weight-complex="normal"/>
    </style:style>
    <style:style style:name="T139" style:family="text">
      <style:text-properties fo:language="nb" fo:country="NO" fo:font-style="normal" fo:font-weight="normal" officeooo:rsid="017ed97d" style:language-asian="en" style:country-asian="US" style:font-style-asian="normal" style:font-weight-asian="normal" style:language-complex="ar" style:country-complex="SA" style:font-style-complex="normal" style:font-weight-complex="normal"/>
    </style:style>
    <style:style style:name="T140" style:family="text">
      <style:text-properties fo:language="nb" fo:country="NO" fo:font-style="normal" fo:font-weight="normal" officeooo:rsid="010d735b" style:language-asian="en" style:country-asian="US" style:font-style-asian="normal" style:font-weight-asian="normal" style:language-complex="ar" style:country-complex="SA" style:font-style-complex="normal" style:font-weight-complex="normal"/>
    </style:style>
    <style:style style:name="T141" style:family="text">
      <style:text-properties fo:language="nb" fo:country="NO" fo:font-style="normal" fo:font-weight="normal" officeooo:rsid="01dda0be" style:language-asian="en" style:country-asian="US" style:font-style-asian="normal" style:font-weight-asian="normal" style:language-complex="ar" style:country-complex="SA" style:font-style-complex="normal" style:font-weight-complex="normal"/>
    </style:style>
    <style:style style:name="T142" style:family="text">
      <style:text-properties fo:language="nb" fo:country="NO" fo:font-style="normal" fo:font-weight="normal" officeooo:rsid="011f0a17" style:language-asian="en" style:country-asian="US" style:font-style-asian="normal" style:font-weight-asian="normal" style:language-complex="ar" style:country-complex="SA" style:font-style-complex="normal" style:font-weight-complex="normal"/>
    </style:style>
    <style:style style:name="T143" style:family="text">
      <style:text-properties fo:language="nb" fo:country="NO" fo:font-style="normal" fo:font-weight="normal" officeooo:rsid="010ce47b" style:language-asian="en" style:country-asian="US" style:font-style-asian="normal" style:font-weight-asian="normal" style:language-complex="ar" style:country-complex="SA" style:font-style-complex="normal" style:font-weight-complex="normal"/>
    </style:style>
    <style:style style:name="T144" style:family="text">
      <style:text-properties fo:language="nb" fo:country="NO" fo:font-style="normal" fo:font-weight="normal" officeooo:rsid="010afd83" style:language-asian="en" style:country-asian="US" style:font-style-asian="normal" style:font-weight-asian="normal" style:language-complex="ar" style:country-complex="SA" style:font-style-complex="normal" style:font-weight-complex="normal"/>
    </style:style>
    <style:style style:name="T145" style:family="text">
      <style:text-properties fo:language="nb" fo:country="NO" fo:font-style="normal" fo:font-weight="normal" officeooo:rsid="00eb7c14" style:language-asian="en" style:country-asian="US" style:font-style-asian="normal" style:font-weight-asian="normal" style:language-complex="ar" style:country-complex="SA" style:font-style-complex="normal" style:font-weight-complex="normal"/>
    </style:style>
    <style:style style:name="T146" style:family="text">
      <style:text-properties fo:language="nb" fo:country="NO" fo:font-style="normal" fo:font-weight="normal" officeooo:rsid="00ed4d60" style:language-asian="en" style:country-asian="US" style:font-style-asian="normal" style:font-weight-asian="normal" style:language-complex="ar" style:country-complex="SA" style:font-style-complex="normal" style:font-weight-complex="normal"/>
    </style:style>
    <style:style style:name="T147" style:family="text">
      <style:text-properties fo:language="nb" fo:country="NO" fo:font-style="normal" fo:font-weight="normal" officeooo:rsid="005bd048" style:language-asian="en" style:country-asian="US" style:font-style-asian="normal" style:font-weight-asian="normal" style:language-complex="ar" style:country-complex="SA" style:font-style-complex="normal" style:font-weight-complex="normal"/>
    </style:style>
    <style:style style:name="T148" style:family="text">
      <style:text-properties fo:language="nb" fo:country="NO" fo:font-style="normal" fo:font-weight="normal" officeooo:rsid="005a3281" style:language-asian="en" style:country-asian="US" style:font-style-asian="normal" style:font-weight-asian="normal" style:language-complex="ar" style:country-complex="SA" style:font-style-complex="normal" style:font-weight-complex="normal"/>
    </style:style>
    <style:style style:name="T149" style:family="text">
      <style:text-properties fo:language="nb" fo:country="NO" fo:font-style="normal" fo:font-weight="normal" officeooo:rsid="005d0e3b" style:language-asian="en" style:country-asian="US" style:font-style-asian="normal" style:font-weight-asian="normal" style:language-complex="ar" style:country-complex="SA" style:font-style-complex="normal" style:font-weight-complex="normal"/>
    </style:style>
    <style:style style:name="T150" style:family="text">
      <style:text-properties fo:language="nb" fo:country="NO" fo:font-style="normal" fo:font-weight="normal" officeooo:rsid="004a5d26" style:language-asian="en" style:country-asian="US" style:font-style-asian="normal" style:font-weight-asian="normal" style:language-complex="ar" style:country-complex="SA" style:font-style-complex="normal" style:font-weight-complex="normal"/>
    </style:style>
    <style:style style:name="T151" style:family="text">
      <style:text-properties fo:language="nb" fo:country="NO" fo:font-style="normal" fo:font-weight="normal" officeooo:rsid="004adcf6" style:language-asian="en" style:country-asian="US" style:font-style-asian="normal" style:font-weight-asian="normal" style:language-complex="ar" style:country-complex="SA" style:font-style-complex="normal" style:font-weight-complex="normal"/>
    </style:style>
    <style:style style:name="T152" style:family="text">
      <style:text-properties fo:language="nb" fo:country="NO" fo:font-style="normal" fo:font-weight="normal" officeooo:rsid="004b90b4" style:language-asian="en" style:country-asian="US" style:font-style-asian="normal" style:font-weight-asian="normal" style:language-complex="ar" style:country-complex="SA" style:font-style-complex="normal" style:font-weight-complex="normal"/>
    </style:style>
    <style:style style:name="T153" style:family="text">
      <style:text-properties fo:language="nb" fo:country="NO" fo:font-style="normal" fo:font-weight="normal" officeooo:rsid="004d14c1" style:language-asian="en" style:country-asian="US" style:font-style-asian="normal" style:font-weight-asian="normal" style:language-complex="ar" style:country-complex="SA" style:font-style-complex="normal" style:font-weight-complex="normal"/>
    </style:style>
    <style:style style:name="T154" style:family="text">
      <style:text-properties fo:language="nb" fo:country="NO" fo:font-style="normal" fo:font-weight="normal" officeooo:rsid="004ea26f" style:language-asian="en" style:country-asian="US" style:font-style-asian="normal" style:font-weight-asian="normal" style:language-complex="ar" style:country-complex="SA" style:font-style-complex="normal" style:font-weight-complex="normal"/>
    </style:style>
    <style:style style:name="T155" style:family="text">
      <style:text-properties fo:language="nb" fo:country="NO" fo:font-style="normal" fo:font-weight="normal" officeooo:rsid="0050187e" style:language-asian="en" style:country-asian="US" style:font-style-asian="normal" style:font-weight-asian="normal" style:language-complex="ar" style:country-complex="SA" style:font-style-complex="normal" style:font-weight-complex="normal"/>
    </style:style>
    <style:style style:name="T156" style:family="text">
      <style:text-properties fo:language="nb" fo:country="NO" fo:font-style="normal" fo:font-weight="normal" officeooo:rsid="00520c5d" style:language-asian="en" style:country-asian="US" style:font-style-asian="normal" style:font-weight-asian="normal" style:language-complex="ar" style:country-complex="SA" style:font-style-complex="normal" style:font-weight-complex="normal"/>
    </style:style>
    <style:style style:name="T157" style:family="text">
      <style:text-properties fo:language="nb" fo:country="NO" fo:font-style="normal" fo:font-weight="normal" officeooo:rsid="005272b2" style:language-asian="en" style:country-asian="US" style:font-style-asian="normal" style:font-weight-asian="normal" style:language-complex="ar" style:country-complex="SA" style:font-style-complex="normal" style:font-weight-complex="normal"/>
    </style:style>
    <style:style style:name="T158" style:family="text">
      <style:text-properties fo:language="nb" fo:country="NO" fo:font-style="normal" fo:font-weight="normal" officeooo:rsid="00540579" style:language-asian="en" style:country-asian="US" style:font-style-asian="normal" style:font-weight-asian="normal" style:language-complex="ar" style:country-complex="SA" style:font-style-complex="normal" style:font-weight-complex="normal"/>
    </style:style>
    <style:style style:name="T159" style:family="text">
      <style:text-properties fo:language="nb" fo:country="NO" fo:font-style="normal" fo:font-weight="normal" officeooo:rsid="005424c9" style:language-asian="en" style:country-asian="US" style:font-style-asian="normal" style:font-weight-asian="normal" style:language-complex="ar" style:country-complex="SA" style:font-style-complex="normal" style:font-weight-complex="normal"/>
    </style:style>
    <style:style style:name="T160" style:family="text">
      <style:text-properties fo:language="nb" fo:country="NO" fo:font-style="normal" fo:font-weight="normal" officeooo:rsid="0055a5f3" style:language-asian="en" style:country-asian="US" style:font-style-asian="normal" style:font-weight-asian="normal" style:language-complex="ar" style:country-complex="SA" style:font-style-complex="normal" style:font-weight-complex="normal"/>
    </style:style>
    <style:style style:name="T161" style:family="text">
      <style:text-properties fo:language="nb" fo:country="NO" fo:font-style="normal" fo:font-weight="normal" officeooo:rsid="0055fc91" style:language-asian="en" style:country-asian="US" style:font-style-asian="normal" style:font-weight-asian="normal" style:language-complex="ar" style:country-complex="SA" style:font-style-complex="normal" style:font-weight-complex="normal"/>
    </style:style>
    <style:style style:name="T162" style:family="text">
      <style:text-properties fo:language="nb" fo:country="NO" fo:font-style="normal" fo:font-weight="normal" officeooo:rsid="0056aac2" style:language-asian="en" style:country-asian="US" style:font-style-asian="normal" style:font-weight-asian="normal" style:language-complex="ar" style:country-complex="SA" style:font-style-complex="normal" style:font-weight-complex="normal"/>
    </style:style>
    <style:style style:name="T163" style:family="text">
      <style:text-properties fo:language="nb" fo:country="NO" fo:font-style="normal" fo:font-weight="normal" officeooo:rsid="0057daa7" style:language-asian="en" style:country-asian="US" style:font-style-asian="normal" style:font-weight-asian="normal" style:language-complex="ar" style:country-complex="SA" style:font-style-complex="normal" style:font-weight-complex="normal"/>
    </style:style>
    <style:style style:name="T164" style:family="text">
      <style:text-properties fo:language="nb" fo:country="NO" fo:font-style="normal" fo:font-weight="normal" officeooo:rsid="0059a0a5" style:language-asian="en" style:country-asian="US" style:font-style-asian="normal" style:font-weight-asian="normal" style:language-complex="ar" style:country-complex="SA" style:font-style-complex="normal" style:font-weight-complex="normal"/>
    </style:style>
    <style:style style:name="T165" style:family="text">
      <style:text-properties fo:language="nb" fo:country="NO" fo:font-style="normal" fo:font-weight="normal" officeooo:rsid="00ee3993" style:language-asian="en" style:country-asian="US" style:font-style-asian="normal" style:font-weight-asian="normal" style:language-complex="ar" style:country-complex="SA" style:font-style-complex="normal" style:font-weight-complex="normal"/>
    </style:style>
    <style:style style:name="T166" style:family="text">
      <style:text-properties fo:language="nb" fo:country="NO" fo:font-style="normal" fo:font-weight="normal" officeooo:rsid="00eef00c" style:language-asian="en" style:country-asian="US" style:font-style-asian="normal" style:font-weight-asian="normal" style:language-complex="ar" style:country-complex="SA" style:font-style-complex="normal" style:font-weight-complex="normal"/>
    </style:style>
    <style:style style:name="T167" style:family="text">
      <style:text-properties fo:language="nb" fo:country="NO" fo:font-style="normal" fo:font-weight="normal" officeooo:rsid="00ef253d" style:language-asian="en" style:country-asian="US" style:font-style-asian="normal" style:font-weight-asian="normal" style:language-complex="ar" style:country-complex="SA" style:font-style-complex="normal" style:font-weight-complex="normal"/>
    </style:style>
    <style:style style:name="T168" style:family="text">
      <style:text-properties fo:language="nb" fo:country="NO" fo:font-style="normal" fo:font-weight="normal" officeooo:rsid="00f0a9c9" style:language-asian="en" style:country-asian="US" style:font-style-asian="normal" style:font-weight-asian="normal" style:language-complex="ar" style:country-complex="SA" style:font-style-complex="normal" style:font-weight-complex="normal"/>
    </style:style>
    <style:style style:name="T169" style:family="text">
      <style:text-properties fo:language="nb" fo:country="NO" fo:font-style="normal" fo:font-weight="normal" officeooo:rsid="00f18935" style:language-asian="en" style:country-asian="US" style:font-style-asian="normal" style:font-weight-asian="normal" style:language-complex="ar" style:country-complex="SA" style:font-style-complex="normal" style:font-weight-complex="normal"/>
    </style:style>
    <style:style style:name="T170" style:family="text">
      <style:text-properties fo:language="nb" fo:country="NO" fo:font-style="normal" fo:font-weight="normal" officeooo:rsid="00f1dc40" style:language-asian="en" style:country-asian="US" style:font-style-asian="normal" style:font-weight-asian="normal" style:language-complex="ar" style:country-complex="SA" style:font-style-complex="normal" style:font-weight-complex="normal"/>
    </style:style>
    <style:style style:name="T171" style:family="text">
      <style:text-properties fo:language="nb" fo:country="NO" fo:font-style="normal" fo:font-weight="normal" officeooo:rsid="00f3d3b0" style:language-asian="en" style:country-asian="US" style:font-style-asian="normal" style:font-weight-asian="normal" style:language-complex="ar" style:country-complex="SA" style:font-style-complex="normal" style:font-weight-complex="normal"/>
    </style:style>
    <style:style style:name="T172" style:family="text">
      <style:text-properties fo:language="nb" fo:country="NO" fo:font-style="normal" fo:font-weight="normal" officeooo:rsid="00f3e03f" style:language-asian="en" style:country-asian="US" style:font-style-asian="normal" style:font-weight-asian="normal" style:language-complex="ar" style:country-complex="SA" style:font-style-complex="normal" style:font-weight-complex="normal"/>
    </style:style>
    <style:style style:name="T173" style:family="text">
      <style:text-properties fo:language="nb" fo:country="NO" fo:font-style="normal" fo:font-weight="normal" officeooo:rsid="0084bf6c" style:language-asian="en" style:country-asian="US" style:font-style-asian="normal" style:font-weight-asian="normal" style:language-complex="ar" style:country-complex="SA" style:font-style-complex="normal" style:font-weight-complex="normal"/>
    </style:style>
    <style:style style:name="T174" style:family="text">
      <style:text-properties fo:language="nb" fo:country="NO" fo:font-style="normal" fo:font-weight="normal" officeooo:rsid="00f18cd5" style:language-asian="en" style:country-asian="US" style:font-style-asian="normal" style:font-weight-asian="normal" style:language-complex="ar" style:country-complex="SA" style:font-style-complex="normal" style:font-weight-complex="normal"/>
    </style:style>
    <style:style style:name="T175" style:family="text">
      <style:text-properties fo:language="nb" fo:country="NO" fo:font-style="normal" fo:font-weight="normal" officeooo:rsid="00c4fdeb" style:language-asian="en" style:country-asian="US" style:font-style-asian="normal" style:font-weight-asian="normal" style:language-complex="ar" style:country-complex="SA" style:font-style-complex="normal" style:font-weight-complex="normal"/>
    </style:style>
    <style:style style:name="T176" style:family="text">
      <style:text-properties fo:language="nb" fo:country="NO" fo:font-style="normal" fo:font-weight="normal" officeooo:rsid="00f49d81" style:language-asian="en" style:country-asian="US" style:font-style-asian="normal" style:font-weight-asian="normal" style:language-complex="ar" style:country-complex="SA" style:font-style-complex="normal" style:font-weight-complex="normal"/>
    </style:style>
    <style:style style:name="T177" style:family="text">
      <style:text-properties style:font-name="Ubuntu" fo:language="nb" fo:country="NO" fo:font-style="normal" fo:font-weight="normal" officeooo:rsid="00461303" style:font-name-asian="Calibri1" style:font-style-asian="normal" style:font-weight-asian="normal" style:font-name-complex="DejaVu Sans" style:font-style-complex="normal" style:font-weight-complex="normal"/>
    </style:style>
    <style:style style:name="T178" style:family="text">
      <style:text-properties style:font-name="Times New Roman" fo:language="nb" fo:country="NO" fo:font-style="normal" fo:font-weight="normal" officeooo:rsid="00461303" style:font-name-asian="Calibri1" style:font-style-asian="normal" style:font-weight-asian="normal" style:font-name-complex="DejaVu Sans" style:font-style-complex="normal" style:font-weight-complex="normal"/>
    </style:style>
    <style:style style:name="T179" style:family="text">
      <style:text-properties fo:font-style="italic" style:font-style-asian="italic" style:font-style-complex="italic"/>
    </style:style>
    <style:style style:name="T180" style:family="text">
      <style:text-properties fo:font-style="italic" officeooo:rsid="00d6b898" style:font-style-asian="italic" style:font-style-complex="italic"/>
    </style:style>
    <style:style style:name="T181" style:family="text">
      <style:text-properties fo:font-style="italic" officeooo:rsid="00ddae02" style:font-style-asian="italic" style:font-style-complex="italic"/>
    </style:style>
    <style:style style:name="T182" style:family="text">
      <style:text-properties fo:font-style="italic" officeooo:rsid="00e6da45" style:font-style-asian="italic" style:font-style-complex="italic"/>
    </style:style>
    <style:style style:name="T183" style:family="text">
      <style:text-properties fo:font-style="italic" officeooo:rsid="00e81617" style:font-style-asian="italic" style:font-style-complex="italic"/>
    </style:style>
    <style:style style:name="T184" style:family="text">
      <style:text-properties fo:font-style="normal" officeooo:rsid="00d6b898" style:font-style-asian="normal" style:font-style-complex="normal"/>
    </style:style>
    <style:style style:name="T185" style:family="text">
      <style:text-properties fo:font-style="normal" officeooo:rsid="00db9055" style:font-style-asian="normal" style:font-style-complex="normal"/>
    </style:style>
    <style:style style:name="T186" style:family="text">
      <style:text-properties fo:font-style="normal" officeooo:rsid="00dd1b42" style:font-style-asian="normal" style:font-style-complex="normal"/>
    </style:style>
    <style:style style:name="T187" style:family="text">
      <style:text-properties fo:font-style="normal" officeooo:rsid="00e81617" style:font-style-asian="normal" style:font-style-complex="normal"/>
    </style:style>
    <style:style style:name="T188" style:family="text">
      <style:text-properties officeooo:rsid="00d41f03"/>
    </style:style>
    <style:style style:name="T189" style:family="text">
      <style:text-properties fo:color="#ce181e" fo:language="nb" fo:country="NO" fo:font-style="normal" fo:font-weight="normal" officeooo:rsid="00d41f03" style:font-style-asian="normal" style:font-weight-asian="normal" style:font-style-complex="normal" style:font-weight-complex="normal"/>
    </style:style>
    <style:style style:name="T190" style:family="text">
      <style:text-properties fo:color="#ce181e" fo:language="nb" fo:country="NO" fo:font-style="normal" fo:font-weight="normal" officeooo:rsid="00be5f4c" style:font-style-asian="normal" style:font-weight-asian="normal" style:font-style-complex="normal" style:font-weight-complex="normal"/>
    </style:style>
    <style:style style:name="T191" style:family="text">
      <style:text-properties fo:color="#ce181e" fo:language="nb" fo:country="NO" fo:font-style="normal" fo:font-weight="normal" officeooo:rsid="00d4c7ca" style:font-style-asian="normal" style:font-weight-asian="normal" style:font-style-complex="normal" style:font-weight-complex="normal"/>
    </style:style>
    <style:style style:name="T192" style:family="text">
      <style:text-properties officeooo:rsid="00d4c7ca"/>
    </style:style>
    <style:style style:name="T193" style:family="text">
      <style:text-properties officeooo:rsid="00d6b898"/>
    </style:style>
    <style:style style:name="T194" style:family="text">
      <style:text-properties officeooo:rsid="00da22a5"/>
    </style:style>
    <style:style style:name="T195" style:family="text">
      <style:text-properties fo:language="en" fo:country="US" officeooo:rsid="00da22a5"/>
    </style:style>
    <style:style style:name="T196" style:family="text">
      <style:text-properties officeooo:rsid="00db8b15"/>
    </style:style>
    <style:style style:name="T197" style:family="text">
      <style:text-properties officeooo:rsid="00dd1b42"/>
    </style:style>
    <style:style style:name="T198" style:family="text">
      <style:text-properties officeooo:rsid="00ddae02"/>
    </style:style>
    <style:style style:name="T199" style:family="text">
      <style:text-properties officeooo:rsid="00e6da45"/>
    </style:style>
    <style:style style:name="T200" style:family="text">
      <style:text-properties officeooo:rsid="0093c431"/>
    </style:style>
    <style:style style:name="T201" style:family="text">
      <style:text-properties officeooo:rsid="00e81617"/>
    </style:style>
    <style:style style:name="T202" style:family="text">
      <style:text-properties officeooo:rsid="00e9a437"/>
    </style:style>
    <style:style style:name="T203" style:family="text">
      <style:text-properties officeooo:rsid="00f49d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Strong_20_Emphasis"><text:span text:style-name="T63">Til Susanne – </text:span></text:span><text:span text:style-name="Strong_20_Emphasis"><text:span text:style-name="T119">God Jul ! :)</text:span></text:span></text:h>
      <text:h text:style-name="_32_DUO_5f_Overskrift" text:outline-level="2"><text:span text:style-name="Strong_20_Emphasis"><text:span text:style-name="T3">1. </text:span></text:span><text:span text:style-name="Strong_20_Emphasis"><text:span text:style-name="T4">Introduksjon</text:span></text:span><text:span text:style-name="Strong_20_Emphasis"><text:span text:style-name="T3"> </text:span></text:span></text:h>
      <text:p text:style-name="P7"><text:span text:style-name="Strong_20_Emphasis"><text:span text:style-name="T73">Når jeg </text:span></text:span><text:span text:style-name="Strong_20_Emphasis"><text:span text:style-name="T74">først begynte å arbeide i skolen i 2012 </text:span></text:span><text:span text:style-name="Strong_20_Emphasis"><text:span text:style-name="T81">hadde jeg </text:span></text:span><text:span text:style-name="Strong_20_Emphasis"><text:span text:style-name="T74">opplevd å møte en skole </text:span></text:span><text:span text:style-name="Strong_20_Emphasis"><text:span text:style-name="T81">midt inne</text:span></text:span><text:span text:style-name="Strong_20_Emphasis"><text:span text:style-name="T74"> i </text:span></text:span><text:span text:style-name="Strong_20_Emphasis"><text:span text:style-name="T81">en</text:span></text:span><text:span text:style-name="Strong_20_Emphasis"><text:span text:style-name="T74"> reform. </text:span></text:span><text:span text:style-name="Strong_20_Emphasis"><text:span text:style-name="T81">Selv om det hadde gått seks år siden Kunnskapsl</text:span></text:span><text:span text:style-name="Strong_20_Emphasis"><text:span text:style-name="T74">ø</text:span></text:span><text:span text:style-name="Strong_20_Emphasis"><text:span text:style-name="T75">f</text:span></text:span><text:span text:style-name="Strong_20_Emphasis"><text:span text:style-name="T74">tet </text:span></text:span><text:span text:style-name="Strong_20_Emphasis"><text:span text:style-name="T75">(KL06)</text:span></text:span><text:span text:style-name="Strong_20_Emphasis"><text:span text:style-name="T74"> </text:span></text:span><text:span text:style-name="Strong_20_Emphasis"><text:span text:style-name="T81">var vedtatt av stortinget opplevdes spørsmålet om hvordan å tyde og forholde seg til denne ’nye’ teksten som en pressende sak. </text:span></text:span><text:span text:style-name="Strong_20_Emphasis"><text:span text:style-name="T82">S</text:span></text:span><text:span text:style-name="Strong_20_Emphasis"><text:span text:style-name="T81">pesielt i skolens utviklingsarbei</text:span></text:span><text:span text:style-name="Strong_20_Emphasis"><text:span text:style-name="T82">d, som det var satt av flere timer til hver uke. </text:span></text:span><text:span text:style-name="Strong_20_Emphasis"><text:span text:style-name="T75">Selv om jeg kjente til reformen fra den offentlige debatten </text:span></text:span><text:span text:style-name="Strong_20_Emphasis"><text:span text:style-name="T82">(spesielt) fra noen år tidligere</text:span></text:span><text:span text:style-name="Strong_20_Emphasis"><text:span text:style-name="T75"> og </text:span></text:span><text:span text:style-name="Strong_20_Emphasis"><text:span text:style-name="T82">hadde noe erfaring med den fra slutten av</text:span></text:span><text:span text:style-name="Strong_20_Emphasis"><text:span text:style-name="T75"> min egen skolegang </text:span></text:span><text:span text:style-name="Strong_20_Emphasis"><text:span text:style-name="T78">hadde jeg </text:span></text:span><text:span text:style-name="Strong_20_Emphasis"><text:span text:style-name="T82">før jeg kom til skolen</text:span></text:span><text:span text:style-name="Strong_20_Emphasis"><text:span text:style-name="T78"> </text:span></text:span><text:span text:style-name="Strong_20_Emphasis"><text:span text:style-name="T82">gått ut ifra </text:span></text:span><text:span text:style-name="Strong_20_Emphasis"><text:span text:style-name="T78">at reformen var vedtatt, og sånn sett ferdig. </text:span></text:span><text:span text:style-name="Strong_20_Emphasis"><text:span text:style-name="T83">S</text:span></text:span><text:span text:style-name="Strong_20_Emphasis"><text:span text:style-name="T78">lik </text:span></text:span><text:span text:style-name="Strong_20_Emphasis"><text:span text:style-name="T75">statsråd for Kunnskapsdepartementet, </text:span></text:span><text:span text:style-name="Strong_20_Emphasis"><text:span text:style-name="T83">Torbjørn Røe </text:span></text:span><text:span text:style-name="Strong_20_Emphasis"><text:span text:style-name="T78">Isaksen, </text:span></text:span><text:span text:style-name="Strong_20_Emphasis"><text:span text:style-name="T82">forklarte det</text:span></text:span><text:span text:style-name="Strong_20_Emphasis"><text:span text:style-name="T78"> i et fagseminar </text:span></text:span><text:span text:style-name="Strong_20_Emphasis"><text:span text:style-name="T82">i 2015</text:span></text:span><text:span text:style-name="Strong_20_Emphasis"><text:span text:style-name="T78"> (Regjeringen.no, 2015) </text:span></text:span><text:span text:style-name="Strong_20_Emphasis"><text:span text:style-name="T83">delte jeg i en hvis grad også denne troen</text:span></text:span><text:span text:style-name="Strong_20_Emphasis"><text:span text:style-name="T78"> med </text:span></text:span><text:span text:style-name="Strong_20_Emphasis"><text:span text:style-name="T82">en </text:span></text:span><text:span text:style-name="Strong_20_Emphasis"><text:span text:style-name="T83">mange</text:span></text:span><text:span text:style-name="Strong_20_Emphasis"><text:span text:style-name="T78"> kommune-politikere </text:span></text:span><text:span text:style-name="Strong_20_Emphasis"><text:span text:style-name="T82">som virket til å tro at deres jobb var gjort når de ratifiserte lov-</text:span></text:span><text:span text:style-name="Strong_20_Emphasis"><text:span text:style-name="T39">forskriftene</text:span></text:span><text:span text:style-name="Strong_20_Emphasis"><text:span text:style-name="T82"> da de kom</text:span></text:span><text:span text:style-name="Strong_20_Emphasis"><text:span text:style-name="T78">. Men slik </text:span></text:span><text:span text:style-name="Strong_20_Emphasis"><text:span text:style-name="T83">Isaksen</text:span></text:span><text:span text:style-name="Strong_20_Emphasis"><text:span text:style-name="T78"> </text:span></text:span><text:span text:style-name="Strong_20_Emphasis"><text:span text:style-name="T79">også sa kunne ikke stortinget vedta en reform </text:span></text:span><text:span text:style-name="Strong_20_Emphasis"><text:span text:style-name="T83">som i bunn og grunn skulle skje </text:span></text:span><text:span text:style-name="Strong_20_Emphasis"><text:span text:style-name="T38">i</text:span></text:span><text:span text:style-name="Strong_20_Emphasis"><text:span text:style-name="T79"> skolen. </text:span></text:span><text:span text:style-name="Strong_20_Emphasis"><text:span text:style-name="T83">De siste tiårene hadde skolen sagt å alltid være i reform slik at dette var blitt en normal </text:span></text:span><text:reference-mark-start text:name="ZOTERO_ITEM CSL_CITATION {&quot;citationID&quot;:&quot;vTlG3wi3&quot;,&quot;properties&quot;:{&quot;formattedCitation&quot;:&quot;(Langfeldt, 2008)&quot;,&quot;plainCitation&quot;:&quot;(Langfeldt, 2008)&quot;,&quot;noteIndex&quot;:0},&quot;citationItems&quot;:[{&quot;id&quot;:88,&quot;uris&quot;:[&quot;http://zotero.org/users/2931661/items/9MBRMKIF&quot;],&quot;uri&quot;:[&quot;http://zotero.org/users/2931661/items/9MBRMKIF&quot;],&quot;itemData&quot;:{&quot;id&quot;:88,&quot;type&quot;:&quot;book&quot;,&quot;title&quot;:&quot;Ansvar og Kvalitet: Strategier for styring i skolen&quot;,&quot;publisher&quot;:&quot;Cappelen akademisk forlag&quot;,&quot;publisher-place&quot;:&quot;Oslo&quot;,&quot;event-place&quot;:&quot;Oslo&quot;,&quot;author&quot;:[{&quot;family&quot;:&quot;Langfeldt&quot;,&quot;given&quot;:&quot;Gjert&quot;}],&quot;issued&quot;:{&quot;date-parts&quot;:[[&quot;2008&quot;]]}}}],&quot;schema&quot;:&quot;https://github.com/citation-style-language/schema/raw/master/csl-citation.json&quot;} RNDikWOPRadGh"/><text:span text:style-name="Strong_20_Emphasis"><text:span text:style-name="T83">(Langfeldt, 2008)</text:span></text:span><text:reference-mark-end text:name="ZOTERO_ITEM CSL_CITATION {&quot;citationID&quot;:&quot;vTlG3wi3&quot;,&quot;properties&quot;:{&quot;formattedCitation&quot;:&quot;(Langfeldt, 2008)&quot;,&quot;plainCitation&quot;:&quot;(Langfeldt, 2008)&quot;,&quot;noteIndex&quot;:0},&quot;citationItems&quot;:[{&quot;id&quot;:88,&quot;uris&quot;:[&quot;http://zotero.org/users/2931661/items/9MBRMKIF&quot;],&quot;uri&quot;:[&quot;http://zotero.org/users/2931661/items/9MBRMKIF&quot;],&quot;itemData&quot;:{&quot;id&quot;:88,&quot;type&quot;:&quot;book&quot;,&quot;title&quot;:&quot;Ansvar og Kvalitet: Strategier for styring i skolen&quot;,&quot;publisher&quot;:&quot;Cappelen akademisk forlag&quot;,&quot;publisher-place&quot;:&quot;Oslo&quot;,&quot;event-place&quot;:&quot;Oslo&quot;,&quot;author&quot;:[{&quot;family&quot;:&quot;Langfeldt&quot;,&quot;given&quot;:&quot;Gjert&quot;}],&quot;issued&quot;:{&quot;date-parts&quot;:[[&quot;2008&quot;]]}}}],&quot;schema&quot;:&quot;https://github.com/citation-style-language/schema/raw/master/csl-citation.json&quot;} RNDikWOPRadGh"/><text:span text:style-name="Strong_20_Emphasis"><text:span text:style-name="T83">. Likevel var Kunnskapsløftet likevel et løfte om en endring, så vel som et løfte om et løft i kunnskapsnivået i samfunnet slik som alle reformer hadde som utgangspunkt. </text:span></text:span><text:span text:style-name="Strong_20_Emphasis"><text:span text:style-name="T76">Reformen var beskrevet av eksperter </text:span></text:span><text:span text:style-name="Strong_20_Emphasis"><text:span text:style-name="T77">på skolen </text:span></text:span><text:span text:style-name="Strong_20_Emphasis"><text:span text:style-name="T76">som et nytt styring</text:span></text:span><text:span text:style-name="Strong_20_Emphasis"><text:span text:style-name="T77">sregime, eller en «</text:span></text:span><text:span text:style-name="Strong_20_Emphasis"><text:span text:style-name="T37">New Deal</text:span></text:span><text:span text:style-name="Strong_20_Emphasis"><text:span text:style-name="T77">» (</text:span></text:span><text:span text:style-name="Strong_20_Emphasis"><text:span text:style-name="T63">Thue, 2017, s. 92)</text:span></text:span><text:span text:style-name="Strong_20_Emphasis"><text:span text:style-name="T76">.</text:span></text:span></text:p>
      <text:p text:style-name="P8"><text:span text:style-name="Strong_20_Emphasis"><text:span text:style-name="T84">Rettere sagt var Kunnskapsløftet også et løfte om et kunnskapsløft, og/eller et krav om, et nivå-skifte i kunnskapen i og om skolen. Slik Gjert Langfeldt (2008, s..) har forklart det i </text:span></text:span><text:span text:style-name="Strong_20_Emphasis"><text:span text:style-name="T40">Ansvar og Kvalitet: Strategier for styring i skolen </text:span></text:span><text:span text:style-name="Strong_20_Emphasis"><text:span text:style-name="T84">var KL06 en kulminering av en vending </text:span></text:span><text:span text:style-name="Strong_20_Emphasis"><text:span text:style-name="T85">mot det vi nå kjenner som kunnskapsbasert praksis på slutten av 1980-tallet. </text:span></text:span><text:span text:style-name="Strong_20_Emphasis"><text:span text:style-name="T123">En innflytelsesrik rapport fra ekspert-kommisjonen fra OECD staket ut den overordnede retningen </text:span></text:span><text:span text:style-name="Strong_20_Emphasis"><text:span text:style-name="T124">frem mot</text:span></text:span><text:span text:style-name="Strong_20_Emphasis"><text:span text:style-name="T123"> arbeidet med Kunnskapsløftet. Rapporten fant at:</text:span></text:span></text:p>
      <text:p text:style-name="P31"><text:span text:style-name="Strong_20_Emphasis"><text:span text:style-name="T52">«allmenne erklæringer om målsetting uten et omhyggelig forberedt grunnlag av kunnskaper om hva som skjer på skolene og analyse av nåværende og fremtidig politikk, blir tomme og gjør departementet til gissel... Departementets makt i et desentralisert system bør jo snarere bestå i å sette opp normer enn å utferdige forskrifter, og det betyr at det kan delta i og lede debatten om målsettinger, fordi det er i gunstigere posisjon til å </text:span></text:span><text:soft-page-break/><text:span text:style-name="Strong_20_Emphasis"><text:span text:style-name="T52">vite hva som foregår i hele landet» (KUF, 1988, s.156-157, sitert i Langfeldt, 2008, s.48). <text:s/></text:span></text:span></text:p>
      <text:p text:style-name="P9"><text:span text:style-name="Strong_20_Emphasis"><text:span text:style-name="T86">Denne </text:span></text:span><text:span text:style-name="Strong_20_Emphasis"><text:span text:style-name="T41">målstyringen, </text:span></text:span><text:span text:style-name="Strong_20_Emphasis"><text:span text:style-name="T86">som det kalles, representerte en ny form for </text:span></text:span><text:span text:style-name="Strong_20_Emphasis"><text:span text:style-name="T41">moralsk teknologi</text:span></text:span><text:span text:style-name="Strong_20_Emphasis"><text:span text:style-name="T86"> i utdanningen. Kunnskapsløftet forskjellige deler var også alle sammen forskrifter for den (relativt) nye opplæringsloven fra 1998, som ifølge forvaltningsloven </text:span></text:span><text:span text:style-name="Strong_20_Emphasis"><text:span text:style-name="T177">§ </text:span></text:span><text:span text:style-name="Strong_20_Emphasis"><text:span text:style-name="T178">2</text:span></text:span><text:span text:style-name="Strong_20_Emphasis"><text:span text:style-name="T86"> bety</text:span></text:span><text:span text:style-name="Strong_20_Emphasis"><text:span text:style-name="T120">dde</text:span></text:span><text:span text:style-name="Strong_20_Emphasis"><text:span text:style-name="T86"> at dette var «...</text:span></text:span><text:span text:style-name="Strong_20_Emphasis"><text:span text:style-name="T80">vedtak som gjelder rettigheter eller plikter til et ubestemt antall eller en ubestemt krets av personer;» </text:span></text:span><text:span text:style-name="Strong_20_Emphasis"><text:span text:style-name="T86">(i motsetning til et enkeltvedtak). </text:span></text:span></text:p>
      <text:h text:style-name="P35" text:outline-level="3"><text:span text:style-name="Strong_20_Emphasis"><text:span text:style-name="T188">Nettverkets nettverk</text:span></text:span></text:h>
      <text:p text:style-name="P11"><text:span text:style-name="Strong_20_Emphasis"><text:span text:style-name="T87">I mitt tidligere arbeid i skolen spilte læreplanen man fant på Utdanningsdirektoratets (UDIRs) nettsider en sentral rolle, </text:span></text:span><text:span text:style-name="Strong_20_Emphasis"><text:span text:style-name="T88">og det samme gjorde de nettbaserte felles-områdene hvor mange av de bearbeidede policy-tekstene var å finne lokalt. </text:span></text:span><text:span text:style-name="Strong_20_Emphasis"><text:span text:style-name="T189">Jeg var derfor interessert i </text:span></text:span><text:span text:style-name="Strong_20_Emphasis"><text:span text:style-name="T190">måten det virtuelle rommet på skolen representerte et handlingsrom for skolen. </text:span></text:span><text:span text:style-name="Strong_20_Emphasis"><text:span text:style-name="T191">Hvordan representerte den ’åpen’ etikken knyttet til nettet en form for politisk transparens og hvordan deltok offentligheter assosiert med nettet i skapelsen av ny kunnskap?</text:span></text:span></text:p>
      <text:p text:style-name="P38"><text:span text:style-name="Strong_20_Emphasis"><text:span text:style-name="T192">Læringsadministrative systemer: et gammelt kontrovers</text:span></text:span></text:p>
      <text:p text:style-name="P12"><text:span text:style-name="Strong_20_Emphasis"><text:span text:style-name="T88">Før jeg begynte mine observasjoner i ungdomsskolen hadde jeg allerede skrevet en del om utviklingen innen læringsadministrative systemer (LMS). </text:span></text:span><text:span text:style-name="Strong_20_Emphasis"><text:span text:style-name="T93">Slike LMS var svært utbredt på skoler i Norge. </text:span></text:span><text:span text:style-name="Strong_20_Emphasis"><text:span text:style-name="T126">I 2006 brukte 97% av videregående skoler denne teknologien </text:span></text:span><text:reference-mark-start text:name="ZOTERO_ITEM CSL_CITATION {&quot;citationID&quot;:&quot;qulA76sw&quot;,&quot;properties&quot;:{&quot;formattedCitation&quot;:&quot;(Utdanningsdirektoratet, 2006)&quot;,&quot;plainCitation&quot;:&quot;(Utdanningsdirektoratet, 2006)&quot;,&quot;noteIndex&quot;:0},&quot;citationItems&quot;:[{&quot;id&quot;:90,&quot;uris&quot;:[&quot;http://zotero.org/users/2931661/items/TWUDTPJC&quot;],&quot;uri&quot;:[&quot;http://zotero.org/users/2931661/items/TWUDTPJC&quot;],&quot;itemData&quot;:{&quot;id&quot;:90,&quot;type&quot;:&quot;report&quot;,&quot;title&quot;:&quot;Digitale læringsplattformer – en mulig katalysator for digital kompetanse i grunnopplæringen&quot;,&quot;URL&quot;:&quot;https://www.udir.no/Upload/Rapporter/5/LMS.pdf?epslanguage=no&quot;,&quot;author&quot;:[{&quot;family&quot;:&quot;Utdanningsdirektoratet&quot;,&quot;given&quot;:&quot;&quot;}],&quot;issued&quot;:{&quot;date-parts&quot;:[[&quot;2006&quot;]]},&quot;accessed&quot;:{&quot;date-parts&quot;:[[&quot;2018&quot;,5,23]]}}}],&quot;schema&quot;:&quot;https://github.com/citation-style-language/schema/raw/master/csl-citation.json&quot;} RNDXH9EmxSacr"/><text:span text:style-name="Strong_20_Emphasis"><text:span text:style-name="T126">(Utdanningsdirektoratet, 2006)</text:span></text:span><text:reference-mark-end text:name="ZOTERO_ITEM CSL_CITATION {&quot;citationID&quot;:&quot;qulA76sw&quot;,&quot;properties&quot;:{&quot;formattedCitation&quot;:&quot;(Utdanningsdirektoratet, 2006)&quot;,&quot;plainCitation&quot;:&quot;(Utdanningsdirektoratet, 2006)&quot;,&quot;noteIndex&quot;:0},&quot;citationItems&quot;:[{&quot;id&quot;:90,&quot;uris&quot;:[&quot;http://zotero.org/users/2931661/items/TWUDTPJC&quot;],&quot;uri&quot;:[&quot;http://zotero.org/users/2931661/items/TWUDTPJC&quot;],&quot;itemData&quot;:{&quot;id&quot;:90,&quot;type&quot;:&quot;report&quot;,&quot;title&quot;:&quot;Digitale læringsplattformer – en mulig katalysator for digital kompetanse i grunnopplæringen&quot;,&quot;URL&quot;:&quot;https://www.udir.no/Upload/Rapporter/5/LMS.pdf?epslanguage=no&quot;,&quot;author&quot;:[{&quot;family&quot;:&quot;Utdanningsdirektoratet&quot;,&quot;given&quot;:&quot;&quot;}],&quot;issued&quot;:{&quot;date-parts&quot;:[[&quot;2006&quot;]]},&quot;accessed&quot;:{&quot;date-parts&quot;:[[&quot;2018&quot;,5,23]]}}}],&quot;schema&quot;:&quot;https://github.com/citation-style-language/schema/raw/master/csl-citation.json&quot;} RNDXH9EmxSacr"/>. <text:span text:style-name="T193">Og deres leverandører hadde også høye ambisjoner om både å skape mer </text:span><text:span text:style-name="T180">individualisert </text:span><text:span text:style-name="T184">og sosial læring. </text:span><text:span text:style-name="T180"><text:s/></text:span><text:span text:style-name="Strong_20_Emphasis"><text:span text:style-name="T88">Forordet til UDIR sin rapport fra 2006, </text:span></text:span><text:span text:style-name="Strong_20_Emphasis"><text:span text:style-name="T53">Digitale læringsplatformer - en mulig katalysator for digital kompetanse i grunnopplæringen, </text:span></text:span><text:span text:style-name="Strong_20_Emphasis"><text:span text:style-name="T125">var </text:span></text:span><text:span text:style-name="Strong_20_Emphasis"><text:span text:style-name="T131">likevel </text:span></text:span><text:span text:style-name="Strong_20_Emphasis"><text:span text:style-name="T125">beskrivende for min opplevelse når jeg begynte å undersøke denne saken i 2015. </text:span></text:span></text:p>
      <text:p text:style-name="P10"><text:span text:style-name="Strong_20_Emphasis"><text:span text:style-name="T53">«...at fremveksten og utbredelsen av digitale læringsplattformer eller LMS... har hatt en rask utvikling de siste 3–4 årene i grunnopplæringen uten at myndigheter, leverandører eller brukere har hatt systematisk fokus på hvordan LMS-ene virker pedagogisk i forhold til elevenes læringsprosesser og læringsutbytte. Oppmerksomheten har fra mange hold vært på utvikling av selve verktøykassen i LMS-et, på anskaffelsen og markedsutviklingen mer enn på studier av selve bruken av LMS og eventuell pedagogisk merverdi.» </text:span></text:span></text:p>
      <text:p text:style-name="P11"><text:soft-page-break/><text:span text:style-name="Strong_20_Emphasis"><text:span text:style-name="T126">Til tross for dette hadde det vært en rekke kontroverser knyttet til denne bruken av LMS og deres kostnader/verdi på tvers av grunnutdanningen og høyere utdanning. Ida Aalen (2010), som hadde skrevet mye om dette ’hatobjektet’ på sin blogg, ga også utrykk for måten disse kontroversene var håndtert da hun henviste til mangelen på insentiv leverandøren hadde til å bli bedre og spurte om det i hele tatt var vits å klage. «De har en lang liste med funksjonalitet, og de har en lang liste med kunder, og de trenger egentlig ikke noe mer får å kunne drive godt.»</text:span></text:span></text:p>
      <text:p text:style-name="P41"><text:span text:style-name="Strong_20_Emphasis"><text:span text:style-name="T132">Men er dette et ansvar som ligger hos leverandøren? Hvordan å forstå denne ’tjenesten’ </text:span></text:span><text:span text:style-name="Strong_20_Emphasis"><text:span text:style-name="T133">og ’tjeneste-leverandør markedet’</text:span></text:span><text:span text:style-name="Strong_20_Emphasis"><text:span text:style-name="T132">?</text:span></text:span></text:p>
      <text:p text:style-name="P38"><text:span text:style-name="Strong_20_Emphasis"><text:span text:style-name="T192">Microsoft sine sky-tjenester: en ny mulighet?</text:span></text:span></text:p>
      <text:p text:style-name="P42"><text:span text:style-name="Strong_20_Emphasis"><text:span text:style-name="T126">Da jeg kontaktet ungdomsskolen jeg kaller for Mellomstad høsten 2016 hadde skolen ingen LMS, men de hadde </text:span></text:span><text:span text:style-name="Strong_20_Emphasis"><text:span text:style-name="T131">begynt å ta i bruk Microsoft sitt Office 365 operativsystem som var basert på </text:span></text:span><text:span text:style-name="Strong_20_Emphasis"><text:span text:style-name="T56">sky-tjenester</text:span></text:span><text:span text:style-name="Strong_20_Emphasis"><text:span text:style-name="T131">. </text:span></text:span><text:span text:style-name="Strong_20_Emphasis"><text:span text:style-name="T91">Skolen hadde tidligere jobbet med et system som het Microsoft Learning Gateway </text:span></text:span><text:span text:style-name="Strong_20_Emphasis"><text:span text:style-name="T92">(MLG)</text:span></text:span><text:span text:style-name="Strong_20_Emphasis"><text:span text:style-name="T91">, </text:span></text:span><text:span text:style-name="Strong_20_Emphasis"><text:span text:style-name="T92">et nett-basert samarbeids-, kommunikasjons- og innholdleveranse-rammeverk for utdanningssektoren. Et system jeg selv kjente fra min tid som lærer. I praksis hadde det finnes veldig liten forskjell mellom MLG og kommersielle </text:span></text:span><text:span text:style-name="Strong_20_Emphasis"><text:span text:style-name="T121">LMS</text:span></text:span><text:span text:style-name="Strong_20_Emphasis"><text:span text:style-name="T92"> fra aktører i</text:span></text:span><text:span text:style-name="Strong_20_Emphasis"><text:span text:style-name="T90">nnen læringsservice-leverandør sektoren, eller det som senere har blitt bedre kjent som den</text:span></text:span><text:span text:style-name="Strong_20_Emphasis"><text:span text:style-name="T92"> </text:span></text:span><text:span text:style-name="Strong_20_Emphasis"><text:span text:style-name="T121">utdannings</text:span></text:span><text:span text:style-name="Strong_20_Emphasis"><text:span text:style-name="T92">teknologiske </text:span></text:span><text:span text:style-name="Strong_20_Emphasis"><text:span text:style-name="T90">sektoren, altså Edtech. </text:span></text:span><text:span text:style-name="Strong_20_Emphasis"><text:span text:style-name="T94">Det nye o</text:span></text:span><text:span text:style-name="Strong_20_Emphasis"><text:span text:style-name="T91">perativsystemet var </text:span></text:span><text:span text:style-name="Strong_20_Emphasis"><text:span text:style-name="T94">imidlertid </text:span></text:span><text:span text:style-name="Strong_20_Emphasis"><text:span text:style-name="T91">ukjent for meg og jeg viste ikke hva å forvente eller å se etter når jeg kom til Mellomstad.</text:span></text:span><text:span text:style-name="Strong_20_Emphasis"><text:span text:style-name="T90"> </text:span></text:span><text:span text:style-name="Strong_20_Emphasis"><text:span text:style-name="T127">Det jeg viste var at Office 365 var tett integrert med ’skyen’ og derfor </text:span></text:span><text:span text:style-name="Strong_20_Emphasis"><text:span text:style-name="T128">tilbydde andre nett-baserte løsninger enn Microsofts </text:span></text:span><text:span text:style-name="Strong_20_Emphasis"><text:span text:style-name="T54">andre</text:span></text:span><text:span text:style-name="Strong_20_Emphasis"><text:span text:style-name="T128"> operativsystemer (OS). Det at det finnes mangfoldige Microsoft OS er viktig å understreke for </text:span></text:span><text:span text:style-name="Strong_20_Emphasis"><text:span text:style-name="T133">å unngå faren for </text:span></text:span><text:span text:style-name="Strong_20_Emphasis"><text:span text:style-name="T128">med en gang kan posisjonere Office 365 som en etterfølger av Windows 7, som skolen hadde brukt tidligere. </text:span></text:span></text:p>
      <text:p text:style-name="P42"><text:span text:style-name="Strong_20_Emphasis"><text:span text:style-name="T128">Objektiviseringen av sky-tjenestene i Office 365 </text:span></text:span><text:span text:style-name="Strong_20_Emphasis"><text:span text:style-name="T129">var en </text:span></text:span><text:span text:style-name="Strong_20_Emphasis"><text:span text:style-name="T55">oversettelse</text:span></text:span><text:span text:style-name="Strong_20_Emphasis"><text:span text:style-name="T129"> av operativsystemet i </text:span></text:span><text:span text:style-name="Strong_20_Emphasis"><text:span text:style-name="T130">(skole)</text:span></text:span><text:span text:style-name="Strong_20_Emphasis"><text:span text:style-name="T129">skyen. </text:span></text:span><text:span text:style-name="Strong_20_Emphasis"><text:span text:style-name="T134">Skyen besto av forskjellige ting sett fra forskjellige perspektiver. Fra kommunen sin side besto det hele av noen bokser eid av en kommersiell, men kommunalt eid, aktør kalt for IKT-avdelingen. Fra Microsoft sin side handlet dette om en rekke datalagringhus, teknikere og kalkulative verktøy. </text:span></text:span></text:p>
      <text:h text:style-name="P4" text:outline-level="2"><text:span text:style-name="Strong_20_Emphasis">2. </text:span><text:span text:style-name="Strong_20_Emphasis"><text:span text:style-name="T188">Ungdomsskolen «Mellomstad»</text:span></text:span></text:h>
      <text:p text:style-name="Brodtekst"><text:span text:style-name="Strong_20_Emphasis"><text:span text:style-name="T5">Skolen jeg kaller for «Mellomstad» var en mellomstor ungdomsskole </text:span></text:span><text:span text:style-name="Strong_20_Emphasis"><text:span text:style-name="T6">liggende i et</text:span></text:span><text:span text:style-name="Strong_20_Emphasis"><text:span text:style-name="T5"> tettsted utenfor Oslo, </text:span></text:span><text:span text:style-name="Strong_20_Emphasis"><text:span text:style-name="T7">som jeg</text:span></text:span><text:span text:style-name="Strong_20_Emphasis"><text:span text:style-name="T8"> </text:span></text:span><text:span text:style-name="Strong_20_Emphasis"><text:span text:style-name="T7">f</text:span></text:span><text:span text:style-name="Strong_20_Emphasis"><text:span text:style-name="T9">or enkelthets skyld </text:span></text:span><text:span text:style-name="Strong_20_Emphasis"><text:span text:style-name="T8">k</text:span></text:span><text:span text:style-name="Strong_20_Emphasis"><text:span text:style-name="T9">aller for «Mellom</text:span></text:span><text:span text:style-name="Strong_20_Emphasis"><text:span text:style-name="T16">s</text:span></text:span><text:span text:style-name="Strong_20_Emphasis"><text:span text:style-name="T9">tad»</text:span></text:span><text:span text:style-name="Strong_20_Emphasis"><text:span text:style-name="T5">. Området hadde for det meste vært utmark før boligfelte</text:span></text:span><text:span text:style-name="Strong_20_Emphasis"><text:span text:style-name="T8">r</text:span></text:span><text:span text:style-name="Strong_20_Emphasis"><text:span text:style-name="T9"> var bygget </text:span></text:span><text:span text:style-name="Strong_20_Emphasis"><text:span text:style-name="T8">der</text:span></text:span><text:span text:style-name="Strong_20_Emphasis"><text:span text:style-name="T5"> på 70- og 80-tallet. </text:span></text:span><text:span text:style-name="Strong_20_Emphasis"><text:span text:style-name="T10">Skolene i tettstedet </text:span></text:span><text:span text:style-name="Strong_20_Emphasis"><text:span text:style-name="T11">hadde vært der siden </text:span></text:span><text:span text:style-name="Strong_20_Emphasis"><text:span text:style-name="T8">den gang</text:span></text:span><text:span text:style-name="Strong_20_Emphasis"><text:span text:style-name="T11"> </text:span></text:span><text:span text:style-name="Strong_20_Emphasis"><text:span text:style-name="T7">det var bygget </text:span></text:span><text:span text:style-name="Strong_20_Emphasis"><text:span text:style-name="T11">og</text:span></text:span><text:span text:style-name="Strong_20_Emphasis"><text:span text:style-name="T12"> var strategisk plassert rett ved hovedfartsåren inn til området, </text:span></text:span><text:span text:style-name="Strong_20_Emphasis"><text:span text:style-name="T9">sammen med</text:span></text:span><text:span text:style-name="Strong_20_Emphasis"><text:span text:style-name="T13"> </text:span></text:span><text:span text:style-name="Strong_20_Emphasis"><text:span text:style-name="T12">andre allmen</text:span></text:span><text:span text:style-name="Strong_20_Emphasis"><text:span text:style-name="T15">n</text:span></text:span><text:span text:style-name="Strong_20_Emphasis"><text:span text:style-name="T12">e </text:span></text:span><text:span text:style-name="Strong_20_Emphasis"><text:span text:style-name="T15">fasiliteter</text:span></text:span><text:span text:style-name="Strong_20_Emphasis"><text:span text:style-name="T13">, </text:span></text:span><text:span text:style-name="Strong_20_Emphasis"><text:span text:style-name="T12">slik som </text:span></text:span><text:span text:style-name="Strong_20_Emphasis"><text:span text:style-name="T13">en </text:span></text:span><text:span text:style-name="Strong_20_Emphasis"><text:span text:style-name="T12">matbutikk,</text:span></text:span><text:span text:style-name="Strong_20_Emphasis"><text:span text:style-name="T7"> </text:span></text:span><text:span text:style-name="Strong_20_Emphasis"><text:span text:style-name="T18">en </text:span></text:span><text:span text:style-name="Strong_20_Emphasis"><text:span text:style-name="T12">legevakt, </text:span></text:span><text:span text:style-name="Strong_20_Emphasis"><text:span text:style-name="T18">en</text:span></text:span><text:span text:style-name="Strong_20_Emphasis"><text:span text:style-name="T7"> </text:span></text:span><text:span text:style-name="Strong_20_Emphasis"><text:span text:style-name="T12">bensinstasj</text:span></text:span><text:span text:style-name="Strong_20_Emphasis"><text:span text:style-name="T13">on </text:span></text:span><text:span text:style-name="Strong_20_Emphasis"><text:span text:style-name="T15">og en fotballbane</text:span></text:span><text:span text:style-name="Strong_20_Emphasis"><text:span text:style-name="T10">. </text:span></text:span><text:span text:style-name="Strong_20_Emphasis"><text:span text:style-name="T9">Når jeg kom til skolen </text:span></text:span><text:span text:style-name="Strong_20_Emphasis"><text:span text:style-name="T14">strømmet </text:span></text:span><text:span text:style-name="Strong_20_Emphasis"><text:span text:style-name="T9">det </text:span></text:span><text:span text:style-name="Strong_20_Emphasis"><text:span text:style-name="T14">barn i 12-16 års alderen </text:span></text:span><text:span text:style-name="Strong_20_Emphasis"><text:span text:style-name="T9">ut fra </text:span></text:span><text:span text:style-name="Strong_20_Emphasis"><text:span text:style-name="T14">forskjellige skolebusser og biler </text:span></text:span><text:span text:style-name="Strong_20_Emphasis"><text:span text:style-name="T9">og</text:span></text:span><text:span text:style-name="Strong_20_Emphasis"><text:span text:style-name="T14"> inn på skolens område. </text:span></text:span><text:span text:style-name="Strong_20_Emphasis"><text:span text:style-name="T15">Det var tydelig at området var sentralt i utbyggelsen og reproduksjonen av dette samfunnet. </text:span></text:span><text:span text:style-name="Strong_20_Emphasis"><text:span text:style-name="T16">Med tanke på at barna ikke hadde </text:span></text:span><text:span text:style-name="Strong_20_Emphasis"><text:span text:style-name="T43">lov</text:span></text:span><text:span text:style-name="Strong_20_Emphasis"><text:span text:style-name="T16"> til å forlate skolen frem til slutten på dagen da foreldrene snart ville vende hjem igjen kunne en raskt komme til å konkludere</text:span></text:span><text:span text:style-name="Strong_20_Emphasis"><text:span text:style-name="T89">, slik som Nils Christie </text:span></text:span><text:reference-mark-start text:name="ZOTERO_ITEM CSL_CITATION {&quot;citationID&quot;:&quot;ZxFDZPNz&quot;,&quot;properties&quot;:{&quot;formattedCitation&quot;:&quot;(1971)&quot;,&quot;plainCitation&quot;:&quot;(1971)&quot;,&quot;noteIndex&quot;:0},&quot;citationItems&quot;:[{&quot;id&quot;:434,&quot;uris&quot;:[&quot;http://zotero.org/users/2931661/items/DQXECWEM&quot;],&quot;uri&quot;:[&quot;http://zotero.org/users/2931661/items/DQXECWEM&quot;],&quot;itemData&quot;:{&quot;id&quot;:434,&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QurA86YiZ0"/><text:span text:style-name="Strong_20_Emphasis"><text:span text:style-name="T89">(1971)</text:span></text:span><text:reference-mark-end text:name="ZOTERO_ITEM CSL_CITATION {&quot;citationID&quot;:&quot;ZxFDZPNz&quot;,&quot;properties&quot;:{&quot;formattedCitation&quot;:&quot;(1971)&quot;,&quot;plainCitation&quot;:&quot;(1971)&quot;,&quot;noteIndex&quot;:0},&quot;citationItems&quot;:[{&quot;id&quot;:434,&quot;uris&quot;:[&quot;http://zotero.org/users/2931661/items/DQXECWEM&quot;],&quot;uri&quot;:[&quot;http://zotero.org/users/2931661/items/DQXECWEM&quot;],&quot;itemData&quot;:{&quot;id&quot;:434,&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QurA86YiZ0"/><text:span text:style-name="Strong_20_Emphasis"><text:span text:style-name="T10"> </text:span></text:span><text:span text:style-name="Strong_20_Emphasis"><text:span text:style-name="T17">gjorde i sitt klassiske sosiologiske skolestudie </text:span></text:span><text:span text:style-name="Strong_20_Emphasis"><text:span text:style-name="T42">Hvis skolen ikke fantes</text:span></text:span><text:span text:style-name="Strong_20_Emphasis"><text:span text:style-name="T89">, at skolen </text:span></text:span><text:span text:style-name="Strong_20_Emphasis"><text:span text:style-name="T97">var et sted barn først og fremst var</text:span></text:span><text:span text:style-name="Strong_20_Emphasis"><text:span text:style-name="T89"> </text:span></text:span><text:span text:style-name="Strong_20_Emphasis"><text:span text:style-name="T42">oppbevar</text:span></text:span><text:span text:style-name="Strong_20_Emphasis"><text:span text:style-name="T44">t</text:span></text:span><text:span text:style-name="Strong_20_Emphasis"><text:span text:style-name="T89"> </text:span></text:span><text:span text:style-name="Strong_20_Emphasis"><text:span text:style-name="T98">mens deres foreldre deltok i betalt arbeid. </text:span></text:span><text:span text:style-name="Strong_20_Emphasis"><text:span text:style-name="T100">Tross alt virket</text:span></text:span><text:span text:style-name="Strong_20_Emphasis"><text:span text:style-name="T99"> det </text:span></text:span><text:span text:style-name="Strong_20_Emphasis"><text:span text:style-name="T100">ikke til å finnes mye annet verdiskapende arbeid for barn og ungdom i dette</text:span></text:span><text:span text:style-name="Strong_20_Emphasis"><text:span text:style-name="T99"> boligområdet, </text:span></text:span><text:span text:style-name="Strong_20_Emphasis"><text:span text:style-name="T100">som i boligområder ellers i Norge.</text:span></text:span><text:span text:style-name="Strong_20_Emphasis"><text:span text:style-name="T99"> </text:span></text:span></text:p>
      <text:p text:style-name="P13"><text:span text:style-name="Strong_20_Emphasis"><text:span text:style-name="T15">Selve bygget var enkelt utformet, med vinduer inn i klasserommene bortover hele andre etasjen og kontorer og salene for de ’annerledes’ fagene, slik som kunst og håndverk, i første. </text:span></text:span><text:span text:style-name="Strong_20_Emphasis"><text:span text:style-name="T16">Det var også en kantine og en gymsal på baksiden av bygget, og et lukket område hvor bare de voksne kunne komme til, der det lå et lærerværelse og en rekke ’team’-rom. Christie </text:span></text:span><text:span text:style-name="Strong_20_Emphasis"><text:span text:style-name="T101">(</text:span></text:span><text:span text:style-name="Strong_20_Emphasis"><text:span text:style-name="T100">ibid, </text:span></text:span><text:span text:style-name="Strong_20_Emphasis"><text:span text:style-name="T101">s.113) </text:span></text:span><text:span text:style-name="Strong_20_Emphasis"><text:span text:style-name="T16">turde, slik han selv sa, å sammenligne denne (generelle) konstruksjonen med et fengsel:</text:span></text:span></text:p>
      <text:p text:style-name="P32"><text:span text:style-name="Strong_20_Emphasis"><text:span text:style-name="T45">«Se det nå litt fra enkelte elevers synsvinkel, fra slike som ikke har tenkt å gå videre i skolen... med større potens og større generelt aktivitetsnivå enn han eller hun noengang senere vil nå, og med intenst behov for å kunne te seg som en verdig voksen. Jeg tror jeg vil våge den påstand at slike elevers opplevelse av sin situasjon nokså ofte ligger tett til fangens. De opplever et autoritært system som de ikke kan komme ut av. De er tvunget til å gå der. D</text:span></text:span><text:span text:style-name="Strong_20_Emphasis"><text:span text:style-name="T46">e</text:span></text:span><text:span text:style-name="Strong_20_Emphasis"><text:span text:style-name="T45"> kan hentes av makthavere om de ikke kommer, og plasseres i annen anstalt. Foreldre må straffes om de ikke sender dem.»</text:span></text:span></text:p>
      <text:p text:style-name="P13"><text:span text:style-name="Strong_20_Emphasis"><text:span text:style-name="T100"/></text:span></text:p>
      <text:p text:style-name="P13"><text:soft-page-break/><text:span text:style-name="Strong_20_Emphasis"><text:span text:style-name="T102">Trinnene i denne hierarkiske strukturen </text:span></text:span><text:span text:style-name="Strong_20_Emphasis"><text:span text:style-name="T100">som transporterer disse unge menneskene opp igjennom det vi kaller </text:span></text:span><text:span text:style-name="Strong_20_Emphasis"><text:span text:style-name="T43">ut</text:span></text:span><text:span text:style-name="Strong_20_Emphasis"><text:span text:style-name="T100">-danningen, </text:span></text:span><text:span text:style-name="Strong_20_Emphasis"><text:span text:style-name="T122">på vei ut i samfunnet,</text:span></text:span><text:span text:style-name="Strong_20_Emphasis"><text:span text:style-name="T100"> gjenspeilte</text:span></text:span><text:span text:style-name="Strong_20_Emphasis"><text:span text:style-name="T102"> seg også inne på skolen, der </text:span></text:span><text:span text:style-name="Strong_20_Emphasis"><text:span text:style-name="T103">en lang gang </text:span></text:span><text:span text:style-name="Strong_20_Emphasis"><text:span text:style-name="T102">slynget </text:span></text:span><text:span text:style-name="Strong_20_Emphasis"><text:span text:style-name="T103">seg mellom de forskjellige delene av bygget </text:span></text:span><text:span text:style-name="Strong_20_Emphasis"><text:span text:style-name="T100">hvor</text:span></text:span><text:span text:style-name="Strong_20_Emphasis"><text:span text:style-name="T102"> e</text:span></text:span><text:span text:style-name="Strong_20_Emphasis"><text:span text:style-name="T103">levene var sortert, og sorterte seg selv, inn i omtrent et dusin grupper fordelt på tre alderstrinn; 8., 9., og 10. klasse. </text:span></text:span><text:span text:style-name="Strong_20_Emphasis"><text:span text:style-name="T104">S</text:span></text:span><text:span text:style-name="Strong_20_Emphasis"><text:span text:style-name="T105">yklusen av å sette sammen og oppløs</text:span></text:span><text:span text:style-name="Strong_20_Emphasis"><text:span text:style-name="T106">e</text:span></text:span><text:span text:style-name="Strong_20_Emphasis"><text:span text:style-name="T105"> </text:span></text:span><text:span text:style-name="Strong_20_Emphasis"><text:span text:style-name="T100">slike </text:span></text:span><text:span text:style-name="Strong_20_Emphasis"><text:span text:style-name="T105">klasser </text:span></text:span><text:span text:style-name="Strong_20_Emphasis"><text:span text:style-name="T100">hver eneste skoletime var </text:span></text:span><text:span text:style-name="Strong_20_Emphasis"><text:span text:style-name="T105">en av mest krevende og samtidig rutinemessige øvelsene </text:span></text:span><text:span text:style-name="Strong_20_Emphasis"><text:span text:style-name="T107">i skolen; </text:span></text:span><text:span text:style-name="Strong_20_Emphasis"><text:span text:style-name="T100">en sammenknytting av</text:span></text:span><text:span text:style-name="Strong_20_Emphasis"><text:span text:style-name="T104"> klokker, uke- </text:span></text:span><text:span text:style-name="Strong_20_Emphasis"><text:span text:style-name="T100">og arbeids</text:span></text:span><text:span text:style-name="Strong_20_Emphasis"><text:span text:style-name="T104">planer, sammen med de mange materialitetene som måtte plasseres på en slik måte </text:span></text:span><text:span text:style-name="Strong_20_Emphasis"><text:span text:style-name="T100">i klasserommet </text:span></text:span><text:span text:style-name="Strong_20_Emphasis"><text:span text:style-name="T104">at en skoletime </text:span></text:span><text:span text:style-name="Strong_20_Emphasis"><text:span text:style-name="T100">kunne sies å</text:span></text:span><text:span text:style-name="Strong_20_Emphasis"><text:span text:style-name="T104"> starte. </text:span></text:span><text:span text:style-name="Strong_20_Emphasis"><text:span text:style-name="T100">Slik alle som har gått </text:span></text:span><text:span text:style-name="Strong_20_Emphasis"><text:span text:style-name="T122">i</text:span></text:span><text:span text:style-name="Strong_20_Emphasis"><text:span text:style-name="T100"> skolen (som </text:span></text:span><text:span text:style-name="Strong_20_Emphasis"><text:span text:style-name="T122">med stor sikkerhet omfatter</text:span></text:span><text:span text:style-name="Strong_20_Emphasis"><text:span text:style-name="T100"> alle </text:span></text:span><text:span text:style-name="Strong_20_Emphasis"><text:span text:style-name="T122">som leser dette</text:span></text:span><text:span text:style-name="Strong_20_Emphasis"><text:span text:style-name="T100">) kan sympatisere med:</text:span></text:span></text:p>
      <text:p text:style-name="P13"><text:span text:style-name="Strong_20_Emphasis"><text:span text:style-name="T45">«Elever er det laveste ledd i systemet, alle andre, absolutt alle, har makt over dem og kan gi ordre de må bøye seg for. De som har makten koordinerer sine handlinger og sine informasjoner. Det en av dem vet, vil svært ofte alle vite. Denne kunnskapen vil også bli formidlet til andre med makt – foreldre eller myndighetspersoner, og andre informasjoner vil bli formidlet tilbake fra disse.» </text:span></text:span><text:span text:style-name="Strong_20_Emphasis"><text:span text:style-name="T43">(ibid)</text:span></text:span></text:p>
      <text:p text:style-name="P13"><text:span text:style-name="Strong_20_Emphasis"><text:span text:style-name="T16">Sto man likevel å så på all kunsten elevene hadde laget som sto utstilt i skolens aula (velkomstsal) kunne man likevel også begynne å stille spørsmål ved denne versjonen av historien. </text:span></text:span><text:span text:style-name="Strong_20_Emphasis"><text:span text:style-name="T100">V</text:span></text:span><text:span text:style-name="Strong_20_Emphasis"><text:span text:style-name="T95">akre og morsomme speil med fargede rammer i alle mulige former </text:span></text:span><text:span text:style-name="Strong_20_Emphasis"><text:span text:style-name="T100">(</text:span></text:span><text:span text:style-name="Strong_20_Emphasis"><text:span text:style-name="T95">fra pokemons til ’abstrakt’ </text:span></text:span><text:span text:style-name="Strong_20_Emphasis"><text:span text:style-name="T100">symmetri),</text:span></text:span><text:span text:style-name="Strong_20_Emphasis"><text:span text:style-name="T95"> </text:span></text:span><text:span text:style-name="Strong_20_Emphasis"><text:span text:style-name="T100">s</text:span></text:span><text:span text:style-name="Strong_20_Emphasis"><text:span text:style-name="T95">tole</text:span></text:span><text:span text:style-name="Strong_20_Emphasis"><text:span text:style-name="T100">r</text:span></text:span><text:span text:style-name="Strong_20_Emphasis"><text:span text:style-name="T95"> </text:span></text:span><text:span text:style-name="Strong_20_Emphasis"><text:span text:style-name="T100">hvor man satt på</text:span></text:span><text:span text:style-name="Strong_20_Emphasis"><text:span text:style-name="T95"> gamle </text:span></text:span><text:span text:style-name="Strong_20_Emphasis"><text:span text:style-name="T100">skateboard</text:span></text:span><text:span text:style-name="Strong_20_Emphasis"><text:span text:style-name="T95">, glasskap </text:span></text:span><text:span text:style-name="Strong_20_Emphasis"><text:span text:style-name="T122">med</text:span></text:span><text:span text:style-name="Strong_20_Emphasis"><text:span text:style-name="T95"> </text:span></text:span><text:span text:style-name="Strong_20_Emphasis"><text:span text:style-name="T100">forskjellige rare objekter, og bilder</text:span></text:span><text:span text:style-name="Strong_20_Emphasis"><text:span text:style-name="T95"> fra konserter </text:span></text:span><text:span text:style-name="Strong_20_Emphasis"><text:span text:style-name="T100">og</text:span></text:span><text:span text:style-name="Strong_20_Emphasis"><text:span text:style-name="T95"> forfatterbesøk </text:span></text:span><text:span text:style-name="Strong_20_Emphasis"><text:span text:style-name="T100">fortalte alt sammen </text:span></text:span><text:span text:style-name="Strong_20_Emphasis"><text:span text:style-name="T96">en historie om barn </text:span></text:span><text:span text:style-name="Strong_20_Emphasis"><text:span text:style-name="T100">som aktivt deltok i skapelsen av et</text:span></text:span><text:span text:style-name="Strong_20_Emphasis"><text:span text:style-name="T96"> kreativ</text:span></text:span><text:span text:style-name="Strong_20_Emphasis"><text:span text:style-name="T100">t og utfoldende rom</text:span></text:span><text:span text:style-name="Strong_20_Emphasis"><text:span text:style-name="T96">. </text:span></text:span><text:span text:style-name="Strong_20_Emphasis"><text:span text:style-name="T108">Slik en av kunst og håndverk lærerne fortalte ville det ikke være plass til slikt i de nyeste skolene i regionen, der alle veggene bare var hvite. Men i motsetting til de store åpne rommene i sentrum av disse skolene, hvor barnas </text:span></text:span><text:span text:style-name="Strong_20_Emphasis"><text:span text:style-name="T47">lek</text:span></text:span><text:span text:style-name="Strong_20_Emphasis"><text:span text:style-name="T108"> og </text:span></text:span><text:span text:style-name="Strong_20_Emphasis"><text:span text:style-name="T47">aktiviteter</text:span></text:span><text:span text:style-name="Strong_20_Emphasis"><text:span text:style-name="T108"> slik som skuespill var det som møtte en besøkende, fortalte dette rommet en historie om en tid da produktene og ferdighetene knyttet til elevenes </text:span></text:span><text:span text:style-name="Strong_20_Emphasis"><text:span text:style-name="T47">arbeid</text:span></text:span><text:span text:style-name="Strong_20_Emphasis"><text:span text:style-name="T108"> var forestillingen som knyttet skolen til samfunnet rundt. </text:span></text:span></text:p>
      <text:p text:style-name="Brodtekst"><text:span text:style-name="Strong_20_Emphasis"><text:span text:style-name="T108">Skolen på 1970-tallet, slik som i dag, kunne beskrives som å være i reaksjon mot et enormt press på utdanningssystemets ekspansjon. Tanken bak ’arbeidsskolen’, </text:span></text:span><text:span text:style-name="Strong_20_Emphasis"><text:span text:style-name="T109">som skøyt fart i etterkrigstiden,</text:span></text:span><text:span text:style-name="Strong_20_Emphasis"><text:span text:style-name="T108"> var å erstatte det som ble oppfattet som en lærerstyrt puggeskole, med en skole med arbeidsformer som oppfordret til selvstendig arbeid. Virkemidlene </text:span></text:span><text:span text:style-name="Strong_20_Emphasis"><text:span text:style-name="T109">skulle</text:span></text:span><text:span text:style-name="Strong_20_Emphasis"><text:span text:style-name="T108"> blant annet </text:span></text:span><text:span text:style-name="Strong_20_Emphasis"><text:span text:style-name="T109">være</text:span></text:span><text:span text:style-name="Strong_20_Emphasis"><text:span text:style-name="T108"> elevøvelser, lesestuer, laboratorier og samarbeid på tvers av skolefagene. </text:span></text:span><text:span text:style-name="Strong_20_Emphasis"><text:span text:style-name="T110">F</text:span></text:span><text:span text:style-name="Strong_20_Emphasis"><text:span text:style-name="T108">ysikksaler for forsøk, tegnesaler som ga mulighet for å bruke ulike teknikker og materialer, lesestuer der elevene kunne hente kunnskap og utvikle fantasien </text:span></text:span><text:span text:style-name="Strong_20_Emphasis"><text:span text:style-name="T110">var alt sammen del av et </text:span></text:span><text:soft-page-break/><text:span text:style-name="Strong_20_Emphasis"><text:span text:style-name="T110">forsøk på å skape større egenaktivitet fra elevenes side og utvide skolearbeidet til å omfatte flere arenaer </text:span></text:span><text:reference-mark-start text:name="ZOTERO_ITEM CSL_CITATION {&quot;citationID&quot;:&quot;OFTQofV0&quot;,&quot;properties&quot;:{&quot;formattedCitation&quot;:&quot;(Norgeshistorie.no, udatert)&quot;,&quot;plainCitation&quot;:&quot;(Norgeshistorie.no, udatert)&quot;,&quot;noteIndex&quot;:0},&quot;citationItems&quot;:[{&quot;id&quot;:72,&quot;uris&quot;:[&quot;http://zotero.org/users/2931661/items/2H7TDK3L&quot;],&quot;uri&quot;:[&quot;http://zotero.org/users/2931661/items/2H7TDK3L&quot;],&quot;itemData&quot;:{&quot;id&quot;:72,&quot;type&quot;:&quot;webpage&quot;,&quot;title&quot;:&quot;Arbeidsskolen – en reformbevegelse - Norgeshistorie&quot;,&quot;container-title&quot;:&quot;Institutt for arkeologi&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8XmElXJGf7"/><text:span text:style-name="Strong_20_Emphasis"><text:span text:style-name="T110">(Norgeshistorie.no, udatert)</text:span></text:span><text:reference-mark-end text:name="ZOTERO_ITEM CSL_CITATION {&quot;citationID&quot;:&quot;OFTQofV0&quot;,&quot;properties&quot;:{&quot;formattedCitation&quot;:&quot;(Norgeshistorie.no, udatert)&quot;,&quot;plainCitation&quot;:&quot;(Norgeshistorie.no, udatert)&quot;,&quot;noteIndex&quot;:0},&quot;citationItems&quot;:[{&quot;id&quot;:72,&quot;uris&quot;:[&quot;http://zotero.org/users/2931661/items/2H7TDK3L&quot;],&quot;uri&quot;:[&quot;http://zotero.org/users/2931661/items/2H7TDK3L&quot;],&quot;itemData&quot;:{&quot;id&quot;:72,&quot;type&quot;:&quot;webpage&quot;,&quot;title&quot;:&quot;Arbeidsskolen – en reformbevegelse - Norgeshistorie&quot;,&quot;container-title&quot;:&quot;Institutt for arkeologi&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8XmElXJGf7"/><text:span text:style-name="Strong_20_Emphasis"><text:span text:style-name="T110">. Sånn sett hadde arbeidsskolen også mye til felles med dagens skole, der computeren og de digitale rommene, slik vi også skal se, utvidet de arenaene hvor </text:span></text:span><text:span text:style-name="Strong_20_Emphasis"><text:span text:style-name="T111">en gjennomført skolegang skulle ha kunne ha verdi</text:span></text:span><text:span text:style-name="Strong_20_Emphasis"><text:span text:style-name="T110">. </text:span></text:span></text:p>
      <text:p text:style-name="P14"><text:span text:style-name="Strong_20_Emphasis"><text:span text:style-name="T111">Mer generelt kan man si at objektene sin historie i skolen har vært del av det Martin Lawn </text:span></text:span><text:reference-mark-start text:name="ZOTERO_ITEM CSL_CITATION {&quot;citationID&quot;:&quot;3NoP80O2&quot;,&quot;properties&quot;:{&quot;formattedCitation&quot;:&quot;(2005)&quot;,&quot;plainCitation&quot;:&quot;(2005)&quot;,&quot;noteIndex&quot;:0},&quot;citationItems&quot;:[{&quot;id&quot;:449,&quot;uris&quot;:[&quot;http://zotero.org/users/2931661/items/ND5KCCK9&quot;],&quot;uri&quot;:[&quot;http://zotero.org/users/2931661/items/ND5KCCK9&quot;],&quot;itemData&quot;:{&quot;id&quot;:449,&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cRRNS2OMX2"/><text:span text:style-name="Strong_20_Emphasis"><text:span text:style-name="T111">(2005)</text:span></text:span><text:reference-mark-end text:name="ZOTERO_ITEM CSL_CITATION {&quot;citationID&quot;:&quot;3NoP80O2&quot;,&quot;properties&quot;:{&quot;formattedCitation&quot;:&quot;(2005)&quot;,&quot;plainCitation&quot;:&quot;(2005)&quot;,&quot;noteIndex&quot;:0},&quot;citationItems&quot;:[{&quot;id&quot;:449,&quot;uris&quot;:[&quot;http://zotero.org/users/2931661/items/ND5KCCK9&quot;],&quot;uri&quot;:[&quot;http://zotero.org/users/2931661/items/ND5KCCK9&quot;],&quot;itemData&quot;:{&quot;id&quot;:449,&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cRRNS2OMX2"/> <text:span text:style-name="T194">kaller for «</text:span><text:span text:style-name="T195">A pedagogy for the Public</text:span><text:span text:style-name="T194">». Som Lawn viser overskrider denne historien også rammene av det standardiserte klasserommet slik den er vært beskrevet i mange sosio-materielle studier. Geografi, historie, forskjellige former for håndverk og naturfag var alt sammen fag som satte store krav til en utvidet tilgang og bruk av objekter mot slutten av 1800-tallet. Slik Lawn viser til fra skulle ’object lessons and suitable occupations form part of the ordniary instructions in (Her Majestry’s Inspectorate’s) Standards’: </text:span></text:p>
      <text:p text:style-name="P33">«<text:span text:style-name="T196">In order to satisfy the second of the three requirements of Art. 98B... the misstress early in the school year, should draw up, and enter in the Log book, a course of about 30 collective lessons – eg on animals; on such objects as coal, glass, and salt, on common employments, as paper making, cotton mill, house building; one of the trades of the district being chosen in preference; on form and colour, food, plants, and clothing; on simple facts in nature, as rain, frost, the seasons,; and on familiar scenes in common life, as the post office, a shop, a railway, washing, or harvest.» (Education, 1894, sitert i Lawn, 2005, s.147)</text:span></text:p>
      <text:p text:style-name="P34"><text:span text:style-name="T185">Det at det å sende barn på skolen, og </text:span><text:span text:style-name="T186">etter hvert også </text:span><text:span text:style-name="T185">at alle barn skulle ha </text:span><text:span text:style-name="T186">en</text:span><text:span text:style-name="T185"> lik</text:span><text:span text:style-name="T186">(ere)</text:span><text:span text:style-name="T185"> (grunnleggende) skolegang, var en logikk som </text:span><text:span text:style-name="T186">var en stadig større selvfølgelighet ettersom maskinene tok over flere og flere av arbeidsoppgavene skolen brukte å gjøre </text:span><text:reference-mark-start text:name="ZOTERO_ITEM CSL_CITATION {&quot;citationID&quot;:&quot;fvR6Y8SP&quot;,&quot;properties&quot;:{&quot;formattedCitation&quot;:&quot;(Christie, 1971)&quot;,&quot;plainCitation&quot;:&quot;(Christie, 1971)&quot;,&quot;noteIndex&quot;:0},&quot;citationItems&quot;:[{&quot;id&quot;:434,&quot;uris&quot;:[&quot;http://zotero.org/users/2931661/items/DQXECWEM&quot;],&quot;uri&quot;:[&quot;http://zotero.org/users/2931661/items/DQXECWEM&quot;],&quot;itemData&quot;:{&quot;id&quot;:434,&quot;type&quot;:&quot;book&quot;,&quot;title&quot;:&quot;Hvis skolen ikke fantes&quot;,&quot;publisher&quot;:&quot;Universitetsforl.&quot;,&quot;author&quot;:[{&quot;family&quot;:&quot;Christie&quot;,&quot;given&quot;:&quot;Nils&quot;}],&quot;issued&quot;:{&quot;date-parts&quot;:[[&quot;1971&quot;]]}}}],&quot;schema&quot;:&quot;https://github.com/citation-style-language/schema/raw/master/csl-citation.json&quot;} RNDGpK8bMQPJe"/><text:span text:style-name="T186">(Christie, 1971)</text:span><text:reference-mark-end text:name="ZOTERO_ITEM CSL_CITATION {&quot;citationID&quot;:&quot;fvR6Y8SP&quot;,&quot;properties&quot;:{&quot;formattedCitation&quot;:&quot;(Christie, 1971)&quot;,&quot;plainCitation&quot;:&quot;(Christie, 1971)&quot;,&quot;noteIndex&quot;:0},&quot;citationItems&quot;:[{&quot;id&quot;:434,&quot;uris&quot;:[&quot;http://zotero.org/users/2931661/items/DQXECWEM&quot;],&quot;uri&quot;:[&quot;http://zotero.org/users/2931661/items/DQXECWEM&quot;],&quot;itemData&quot;:{&quot;id&quot;:434,&quot;type&quot;:&quot;book&quot;,&quot;title&quot;:&quot;Hvis skolen ikke fantes&quot;,&quot;publisher&quot;:&quot;Universitetsforl.&quot;,&quot;author&quot;:[{&quot;family&quot;:&quot;Christie&quot;,&quot;given&quot;:&quot;Nils&quot;}],&quot;issued&quot;:{&quot;date-parts&quot;:[[&quot;1971&quot;]]}}}],&quot;schema&quot;:&quot;https://github.com/citation-style-language/schema/raw/master/csl-citation.json&quot;} RNDGpK8bMQPJe"/>. <text:span text:style-name="T197">I tillegg til disse objektene rommet etterhvert skolen derfor også andre midler for å fremme en mer åpen skole. </text:span>Følelsen av at skolen var noe fjernt og fremmed, skulle overvinnes hos foreldre og andre <text:span text:style-name="T197">ettersom skolen ifølge en overlærer i 1950 også var blitt </text:span>«en sentral faktor i familienes, i folkets liv» <text:span text:style-name="T197">(sitert i Norgeshistorie.no, udatert). Derav ble foreldremøtet og konferansetimene en del av skolen, og så gjorde etterhvert også forskjellige fritidsordninger.</text:span></text:p>
      <text:h text:style-name="P37" text:outline-level="3">Team og moderniseringen</text:h>
      <text:p text:style-name="Brodtekst"><text:soft-page-break/><text:span text:style-name="T197">Digitale ressurser har ikke feilet i å skrives inn i denne historien: Fra først å være del av biblioteket, til å få egne rom, til å bli del en sentral del i mye av undervisningen. Kapasiteten disse verktøyene hadde som </text:span><text:span text:style-name="T181">container teknologier</text:span><text:span text:style-name="T198"> </text:span><text:reference-mark-start text:name="ZOTERO_ITEM CSL_CITATION {&quot;citationID&quot;:&quot;dMI18VoJ&quot;,&quot;properties&quot;:{&quot;formattedCitation&quot;:&quot;(Sofia, 2000)&quot;,&quot;plainCitation&quot;:&quot;(Sofia, 2000)&quot;,&quot;noteIndex&quot;:0},&quot;citationItems&quot;:[{&quot;id&quot;:450,&quot;uris&quot;:[&quot;http://zotero.org/users/2931661/items/SL8HF8CN&quot;],&quot;uri&quot;:[&quot;http://zotero.org/users/2931661/items/SL8HF8CN&quot;],&quot;itemData&quot;:{&quot;id&quot;:450,&quot;type&quot;:&quot;article-journal&quot;,&quot;title&quot;:&quot;Container technologies&quot;,&quot;container-title&quot;:&quot;Hypatia&quot;,&quot;page&quot;:&quot;181–201&quot;,&quot;volume&quot;:&quot;15&quot;,&quot;issue&quot;:&quot;2&quot;,&quot;author&quot;:[{&quot;family&quot;:&quot;Sofia&quot;,&quot;given&quot;:&quot;Zoe&quot;}],&quot;issued&quot;:{&quot;date-parts&quot;:[[&quot;2000&quot;]]}}}],&quot;schema&quot;:&quot;https://github.com/citation-style-language/schema/raw/master/csl-citation.json&quot;} RND8wFKfisI64"/><text:span text:style-name="T198">(Sofia, 2000)</text:span><text:reference-mark-end text:name="ZOTERO_ITEM CSL_CITATION {&quot;citationID&quot;:&quot;dMI18VoJ&quot;,&quot;properties&quot;:{&quot;formattedCitation&quot;:&quot;(Sofia, 2000)&quot;,&quot;plainCitation&quot;:&quot;(Sofia, 2000)&quot;,&quot;noteIndex&quot;:0},&quot;citationItems&quot;:[{&quot;id&quot;:450,&quot;uris&quot;:[&quot;http://zotero.org/users/2931661/items/SL8HF8CN&quot;],&quot;uri&quot;:[&quot;http://zotero.org/users/2931661/items/SL8HF8CN&quot;],&quot;itemData&quot;:{&quot;id&quot;:450,&quot;type&quot;:&quot;article-journal&quot;,&quot;title&quot;:&quot;Container technologies&quot;,&quot;container-title&quot;:&quot;Hypatia&quot;,&quot;page&quot;:&quot;181–201&quot;,&quot;volume&quot;:&quot;15&quot;,&quot;issue&quot;:&quot;2&quot;,&quot;author&quot;:[{&quot;family&quot;:&quot;Sofia&quot;,&quot;given&quot;:&quot;Zoe&quot;}],&quot;issued&quot;:{&quot;date-parts&quot;:[[&quot;2000&quot;]]}}}],&quot;schema&quot;:&quot;https://github.com/citation-style-language/schema/raw/master/csl-citation.json&quot;} RND8wFKfisI64"/> <text:span text:style-name="T198">har slik som skolebygget og dens mange skap og rom på 1800-tallet hatt en stor effekt på lærerrollen ut ifra de mulighetene og kravene som de nye (mulige) objektene representerte. På Mellomstad var lærernes gamle bibliotek tømt for oppslagsverk, og foruten om noen gamle forlatte bøker om norsk historie på en hylle var det bare to bord, en sofa og noen stoler igjen. Istedenfor et sted fullt av informasjon og inspirasjon hadde rommet fått en omvendt funksjon, som et sted å legge seg ned å slappe av og hvile hodet, ha et møte eller å ta en telefon (ikke så ulikt rom slik som cafeer, eller tilogmed det åpne lekeplassen i skoleregionens nyeste skoler). Et annet lager hadde blitt til et sanserom for barn med autisme eller andre spesielle psykosomatiske behov. </text:span></text:p>
      <text:p text:style-name="P15">Et annet sted hvor dette var tydelig var på teamrommene. <text:span text:style-name="Strong_20_Emphasis"><text:span text:style-name="T69">Som alle lærere på skolen var jeg tildelt et</text:span></text:span><text:span text:style-name="Strong_20_Emphasis"><text:span text:style-name="T36"> team</text:span></text:span><text:span text:style-name="Strong_20_Emphasis"><text:span text:style-name="T69"> oppholdt meg mye av tiden jeg var på Mellomstad. Teamet var en autonom enhet som arbeidet sammen </text:span></text:span><text:span text:style-name="Strong_20_Emphasis"><text:span text:style-name="T112">om</text:span></text:span><text:span text:style-name="Strong_20_Emphasis"><text:span text:style-name="T69"> </text:span></text:span><text:span text:style-name="Strong_20_Emphasis"><text:span text:style-name="T112">organiseringen</text:span></text:span><text:span text:style-name="Strong_20_Emphasis"><text:span text:style-name="T69"> skoleringen. </text:span></text:span><text:span text:style-name="Strong_20_Emphasis"><text:span text:style-name="T112">J</text:span></text:span><text:span text:style-name="Strong_20_Emphasis"><text:span text:style-name="T64">eg fikk lov å observere hverdagslivet så vel som de forskjellige formene for møter som fant sted ukentlig og i oppstarten av det nye semesteret.</text:span></text:span><text:span text:style-name="Strong_20_Emphasis"><text:span text:style-name="T68"> </text:span></text:span><text:span text:style-name="Strong_20_Emphasis"><text:span text:style-name="T64">Teamrommene lå på en rekke langs en lang gang og besto av små kontorlandskap</text:span></text:span><text:span text:style-name="Strong_20_Emphasis"><text:span text:style-name="T68"> der lærere fra to av klassene var representert. </text:span></text:span><text:span text:style-name="Strong_20_Emphasis"><text:span text:style-name="T113">På en side av gangen så man inn i disse rommene igjennom glassvegger og på den andre var det rader med hyller fulle av bøker.</text:span></text:span><text:span text:style-name="Strong_20_Emphasis"><text:span text:style-name="T68"> </text:span></text:span><text:span text:style-name="Strong_20_Emphasis"><text:span text:style-name="T64">Alle rommene besto </text:span></text:span><text:span text:style-name="Strong_20_Emphasis"><text:span text:style-name="T68">åtte pulter i to rader, </text:span></text:span><text:span text:style-name="Strong_20_Emphasis"><text:span text:style-name="T64">rygg til rygg</text:span></text:span><text:span text:style-name="Strong_20_Emphasis"><text:span text:style-name="T68">. Alle med </text:span></text:span><text:span text:style-name="Strong_20_Emphasis"><text:span text:style-name="T62">hauger</text:span></text:span><text:span text:style-name="Strong_20_Emphasis"><text:span text:style-name="T68"> av bøker,</text:span></text:span><text:span text:style-name="Strong_20_Emphasis"><text:span text:style-name="T64"> permer </text:span></text:span><text:span text:style-name="Strong_20_Emphasis"><text:span text:style-name="T62">og ark</text:span></text:span><text:span text:style-name="Strong_20_Emphasis"><text:span text:style-name="T68"> i hyller, </text:span></text:span><text:span text:style-name="Strong_20_Emphasis"><text:span text:style-name="T62">skuffer</text:span></text:span><text:span text:style-name="Strong_20_Emphasis"><text:span text:style-name="T68"> </text:span></text:span><text:span text:style-name="Strong_20_Emphasis"><text:span text:style-name="T62">og</text:span></text:span><text:span text:style-name="Strong_20_Emphasis"><text:span text:style-name="T68"> </text:span></text:span><text:span text:style-name="Strong_20_Emphasis"><text:span text:style-name="T62">over hele </text:span></text:span><text:span text:style-name="Strong_20_Emphasis"><text:span text:style-name="T68">pulte</text:span></text:span><text:span text:style-name="Strong_20_Emphasis"><text:span text:style-name="T62">n, </text:span></text:span><text:span text:style-name="Strong_20_Emphasis"><text:span text:style-name="T113">pluss datamaskin</text:span></text:span><text:span text:style-name="Strong_20_Emphasis"><text:span text:style-name="T68">. </text:span></text:span><text:span text:style-name="Strong_20_Emphasis"><text:span text:style-name="T70">Det var fire </text:span></text:span><text:span text:style-name="Strong_20_Emphasis"><text:span text:style-name="T68">såkalte</text:span></text:span><text:span text:style-name="Strong_20_Emphasis"><text:span text:style-name="T70"> ’kontaktlærere’ i teamet </text:span></text:span><text:span text:style-name="Strong_20_Emphasis"><text:span text:style-name="T62">som alle tok vare på elevene</text:span></text:span><text:span text:style-name="Strong_20_Emphasis"><text:span text:style-name="T71">. </text:span></text:span><text:span text:style-name="Strong_20_Emphasis"><text:span text:style-name="T62">T</text:span></text:span><text:span text:style-name="Strong_20_Emphasis"><text:span text:style-name="T70">o i hver klasse. </text:span></text:span><text:span text:style-name="Strong_20_Emphasis"><text:span text:style-name="T62">I team 8AB, som jeg var en del av mens jeg var på Mellomstad, </text:span></text:span><text:span text:style-name="Strong_20_Emphasis"><text:span text:style-name="T71">var </text:span></text:span><text:span text:style-name="Strong_20_Emphasis"><text:span text:style-name="T62">det</text:span></text:span><text:span text:style-name="Strong_20_Emphasis"><text:span text:style-name="T71"> også</text:span></text:span><text:span text:style-name="Strong_20_Emphasis"><text:span text:style-name="T70"> en undervisningsassistent, en </text:span></text:span><text:span text:style-name="Strong_20_Emphasis"><text:span text:style-name="T71">spes.ped. lærer (spesial pedagogisk)</text:span></text:span><text:span text:style-name="Strong_20_Emphasis"><text:span text:style-name="T70">, en fast vikar, og en kunst og håndtverklærer. Selv om alle </text:span></text:span><text:span text:style-name="Strong_20_Emphasis"><text:span text:style-name="T71">brukte</text:span></text:span><text:span text:style-name="Strong_20_Emphasis"><text:span text:style-name="T70"> noen timer i </text:span></text:span><text:span text:style-name="Strong_20_Emphasis"><text:span text:style-name="T71">uka med</text:span></text:span><text:span text:style-name="Strong_20_Emphasis"><text:span text:style-name="T70"> 8A og 8B var det likevel </text:span></text:span><text:span text:style-name="Strong_20_Emphasis"><text:span text:style-name="T71">langt fra</text:span></text:span><text:span text:style-name="Strong_20_Emphasis"><text:span text:style-name="T70"> sikkert at de </text:span></text:span><text:span text:style-name="Strong_20_Emphasis"><text:span text:style-name="T71">hadde</text:span></text:span><text:span text:style-name="Strong_20_Emphasis"><text:span text:style-name="T70"> flesteparten av sine timer </text:span></text:span><text:span text:style-name="Strong_20_Emphasis"><text:span text:style-name="T71">i disse klassene</text:span></text:span><text:span text:style-name="Strong_20_Emphasis"><text:span text:style-name="T70">. En </text:span></text:span><text:span text:style-name="Strong_20_Emphasis"><text:span text:style-name="T71">av lærerne</text:span></text:span><text:span text:style-name="Strong_20_Emphasis"><text:span text:style-name="T70"> klaget over at han nesten ikke hadde timer med klassen ’sin’ i det hele tatt, men var spredt på tvers av alle trinnene.</text:span></text:span><text:span text:style-name="Strong_20_Emphasis"><text:span text:style-name="T72"> Likevel var denne rollen som kontaktlærer heller ikke den samme som ’klassestyrer’ rollen den hadde erstattet </text:span></text:span><text:span text:style-name="Strong_20_Emphasis"><text:span text:style-name="T71">i reform 97, </text:span></text:span><text:span text:style-name="Strong_20_Emphasis"><text:span text:style-name="T112">og selv om kontaktlæreren var ansvarlig for å følge opp enkelte elever og deres foresatte var </text:span></text:span><text:span text:style-name="Strong_20_Emphasis"><text:span text:style-name="T48">klassens</text:span></text:span><text:span text:style-name="Strong_20_Emphasis"><text:span text:style-name="T112"> omsorg og oppbevaring et delt ansvar.</text:span></text:span></text:p>
      <text:p text:style-name="P16"><text:span text:style-name="Strong_20_Emphasis"><text:span text:style-name="T64">Elevens tilknytting til teamet fremfor ’en’ lærer kunne ikke skilles fra måten disse teamrommene var organisert </text:span></text:span><text:span text:style-name="Strong_20_Emphasis"><text:span text:style-name="T112">og de digitale rommene</text:span></text:span><text:span text:style-name="Strong_20_Emphasis"><text:span text:style-name="T64">. </text:span></text:span><text:span text:style-name="Strong_20_Emphasis"><text:span text:style-name="T65">Slik en eldre lærer </text:span></text:span><text:span text:style-name="Strong_20_Emphasis"><text:span text:style-name="T64">var livet </text:span></text:span><text:span text:style-name="Strong_20_Emphasis"><text:span text:style-name="T114">på </text:span></text:span><text:span text:style-name="Strong_20_Emphasis"><text:span text:style-name="T64">kontoret </text:span></text:span><text:span text:style-name="Strong_20_Emphasis"><text:span text:style-name="T114">historisk sett </text:span></text:span><text:span text:style-name="Strong_20_Emphasis"><text:span text:style-name="T64">en relativt ny tilværelse for læreren. </text:span></text:span><text:span text:style-name="Strong_20_Emphasis"><text:span text:style-name="T66">L</text:span></text:span><text:span text:style-name="Strong_20_Emphasis"><text:span text:style-name="T65">ærerværelset, </text:span></text:span><text:span text:style-name="Strong_20_Emphasis"><text:span text:style-name="T66">som </text:span></text:span><text:span text:style-name="Strong_20_Emphasis"><text:span text:style-name="T114">nå lå mellom aulaen og </text:span></text:span><text:soft-page-break/><text:span text:style-name="Strong_20_Emphasis"><text:span text:style-name="T114">kontorene</text:span></text:span><text:span text:style-name="Strong_20_Emphasis"><text:span text:style-name="T66">,</text:span></text:span><text:span text:style-name="Strong_20_Emphasis"><text:span text:style-name="T65"> </text:span></text:span><text:span text:style-name="Strong_20_Emphasis"><text:span text:style-name="T66">brukte </text:span></text:span><text:span text:style-name="Strong_20_Emphasis"><text:span text:style-name="T64">å være</text:span></text:span><text:span text:style-name="Strong_20_Emphasis"><text:span text:style-name="T65"> et sted der lærere møttes </text:span></text:span><text:span text:style-name="Strong_20_Emphasis"><text:span text:style-name="T64">å tok en kaffe, </text:span></text:span><text:span text:style-name="Strong_20_Emphasis"><text:span text:style-name="T114">mens de ellers satt å</text:span></text:span><text:span text:style-name="Strong_20_Emphasis"><text:span text:style-name="T65"> </text:span></text:span><text:span text:style-name="Strong_20_Emphasis"><text:span text:style-name="T64">jobbet</text:span></text:span><text:span text:style-name="Strong_20_Emphasis"><text:span text:style-name="T65"> inne på klasserommene sine eller hjemme ifra. </text:span></text:span><text:span text:style-name="Strong_20_Emphasis"><text:span text:style-name="T114">Selv om dette kunne virke lenge siden </text:span></text:span><text:span text:style-name="Strong_20_Emphasis"><text:span text:style-name="T65">husket </text:span></text:span><text:span text:style-name="Strong_20_Emphasis"><text:span text:style-name="T114">jeg</text:span></text:span><text:span text:style-name="Strong_20_Emphasis"><text:span text:style-name="T65"> godt lærerstreiken i 2014, mens jeg selv ennå jobbet som vikarlærer, da kommunenes </text:span></text:span><text:span text:style-name="Strong_20_Emphasis"><text:span text:style-name="T67">sentralforbund (KS) ville innføre bundet arbeidstid i alle landets kommuner, slik at lærere måtte </text:span></text:span><text:span text:style-name="Strong_20_Emphasis"><text:span text:style-name="T114">være på kontoret den tiden de ikke underviste</text:span></text:span><text:span text:style-name="Strong_20_Emphasis"><text:span text:style-name="T67">. Det lærerne selv betegnet som en historisk streik ble beskrevet som en reaksjon mot ideen om at skolen og lærerprofesjonen kunne ’normaliseres’: </text:span></text:span><text:span text:style-name="Strong_20_Emphasis"><text:span text:style-name="T114">A</text:span></text:span><text:span text:style-name="Strong_20_Emphasis"><text:span text:style-name="T67">t skolen kunne organiseres etter de samme prinsippene som i næringslivet (generelt); </text:span></text:span><text:span text:style-name="Strong_20_Emphasis"><text:span text:style-name="T66">en </text:span></text:span><text:span text:style-name="Strong_20_Emphasis"><text:span text:style-name="T34">økonomiser</text:span></text:span><text:span text:style-name="Strong_20_Emphasis"><text:span text:style-name="T35">ende</text:span></text:span><text:span text:style-name="Strong_20_Emphasis"><text:span text:style-name="T68"> tanke </text:span></text:span><text:span text:style-name="Strong_20_Emphasis"><text:span text:style-name="T66">om nye</text:span></text:span><text:span text:style-name="Strong_20_Emphasis"><text:span text:style-name="T68"> økonomiske måter å drive </text:span></text:span><text:span text:style-name="Strong_20_Emphasis"><text:span text:style-name="T66">en</text:span></text:span><text:span text:style-name="Strong_20_Emphasis"><text:span text:style-name="T68"> skole. </text:span></text:span></text:p>
      <text:p text:style-name="Brodtekst"><text:span text:style-name="Strong_20_Emphasis"><text:span text:style-name="T114">Ideen var at lærerne skulle dele av sin erfaring og sine undervisningsopplegg. Skolen og dens lærere skulle ikke lenger fremstå som en konserverende kraft</text:span></text:span><text:span text:style-name="Strong_20_Emphasis"><text:span text:style-name="T115"> slik den hadde gjort da lærerrollen var tett tilknyttet nasjonalstaten og dens nasjonens kulturelle arv </text:span></text:span><text:reference-mark-start text:name="ZOTERO_ITEM CSL_CITATION {&quot;citationID&quot;:&quot;oPQRf1WZ&quot;,&quot;properties&quot;:{&quot;formattedCitation&quot;:&quot;(Thue, 2017)&quot;,&quot;plainCitation&quot;:&quot;(Thue, 2017)&quot;,&quot;noteIndex&quot;:0},&quot;citationItems&quot;:[{&quot;id&quot;:100,&quot;uris&quot;:[&quot;http://zotero.org/users/2931661/items/TPKGK8HR&quot;],&quot;uri&quot;:[&quot;http://zotero.org/users/2931661/items/TPKGK8HR&quot;],&quot;itemData&quot;:{&quot;id&quot;:100,&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kPDiCEOlhU"/><text:span text:style-name="Strong_20_Emphasis"><text:span text:style-name="T115">(Thue, 2017)</text:span></text:span><text:reference-mark-end text:name="ZOTERO_ITEM CSL_CITATION {&quot;citationID&quot;:&quot;oPQRf1WZ&quot;,&quot;properties&quot;:{&quot;formattedCitation&quot;:&quot;(Thue, 2017)&quot;,&quot;plainCitation&quot;:&quot;(Thue, 2017)&quot;,&quot;noteIndex&quot;:0},&quot;citationItems&quot;:[{&quot;id&quot;:100,&quot;uris&quot;:[&quot;http://zotero.org/users/2931661/items/TPKGK8HR&quot;],&quot;uri&quot;:[&quot;http://zotero.org/users/2931661/items/TPKGK8HR&quot;],&quot;itemData&quot;:{&quot;id&quot;:100,&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kPDiCEOlhU"/><text:span text:style-name="Strong_20_Emphasis"><text:span text:style-name="T115">. </text:span></text:span><text:span text:style-name="Strong_20_Emphasis"><text:span text:style-name="T49">Organisasjonen </text:span></text:span><text:span text:style-name="Strong_20_Emphasis"><text:span text:style-name="T115">skulle heller være en lærende entitet og slik som var vist i Dale mfl. </text:span></text:span><text:reference-mark-start text:name="ZOTERO_ITEM CSL_CITATION {&quot;citationID&quot;:&quot;oWN4YlYw&quot;,&quot;properties&quot;:{&quot;formattedCitation&quot;:&quot;(2011)&quot;,&quot;plainCitation&quot;:&quot;(2011)&quot;,&quot;noteIndex&quot;:0},&quot;citationItems&quot;:[{&quot;id&quot;:451,&quot;uris&quot;:[&quot;http://zotero.org/users/2931661/items/KVKAZRVL&quot;],&quot;uri&quot;:[&quot;http://zotero.org/users/2931661/items/KVKAZRVL&quot;],&quot;itemData&quot;:{&quot;id&quot;:451,&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X1jqpHV0Uu"/><text:span text:style-name="Strong_20_Emphasis"><text:span text:style-name="T115">(2011)</text:span></text:span><text:reference-mark-end text:name="ZOTERO_ITEM CSL_CITATION {&quot;citationID&quot;:&quot;oWN4YlYw&quot;,&quot;properties&quot;:{&quot;formattedCitation&quot;:&quot;(2011)&quot;,&quot;plainCitation&quot;:&quot;(2011)&quot;,&quot;noteIndex&quot;:0},&quot;citationItems&quot;:[{&quot;id&quot;:451,&quot;uris&quot;:[&quot;http://zotero.org/users/2931661/items/KVKAZRVL&quot;],&quot;uri&quot;:[&quot;http://zotero.org/users/2931661/items/KVKAZRVL&quot;],&quot;itemData&quot;:{&quot;id&quot;:451,&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X1jqpHV0Uu"/><text:span text:style-name="Strong_20_Emphasis"><text:span text:style-name="T115"> sin analyse av kunnskapsløftet som en læreplanreform var det ikke noe klart skille mellom ansvaret lærerne, skoleledelsen og skoleeier hadde for å nå målene i læreplanen. </text:span></text:span><text:span text:style-name="Strong_20_Emphasis"><text:span text:style-name="T116">Slik en av utdanningsinspektørene fortalte meg var det ’helt ufattelig mye tid som ble brukt på å utarbeide mål og å lage disse dokumentene der vi sorterte dem etter tema og i tid’. Hun forklarte at dette hadde stått i sterk kontrast til reformen i 97 da man i en NOU (norsk offentlig utredning) hadde laget en tynn liten bok med de aller viktigste tekstene. Dette mente hun hadde vært mye bedre for de svake elevene som nå slet med å holde følge med resten av klassen.</text:span></text:span></text:p>
      <text:p text:style-name="Brodtekst"><text:span text:style-name="Strong_20_Emphasis"><text:span text:style-name="T117">I Kunnskapsløftet hadde retten til tilpassing stått helt sentralt, </text:span></text:span><text:span text:style-name="Strong_20_Emphasis"><text:span text:style-name="T118">til tross for at det kun var spesifisert at elever med spesielle behov skulle ha retten til individuelt tilpasset undervisning. Tilpassing kom derfor i praksis til å tilsvare læreren sitt arbeid med å tilpasse læremål fra de mer overordnede kompetansemålene i læreplanen og å finne gode ressurser </text:span></text:span><text:reference-mark-start text:name="ZOTERO_ITEM CSL_CITATION {&quot;citationID&quot;:&quot;UHdNcgyW&quot;,&quot;properties&quot;:{&quot;formattedCitation&quot;:&quot;(Bogsti, 2012)&quot;,&quot;plainCitation&quot;:&quot;(Bogsti, 2012)&quot;,&quot;noteIndex&quot;:0},&quot;citationItems&quot;:[{&quot;id&quot;:452,&quot;uris&quot;:[&quot;http://zotero.org/users/2931661/items/YDC9WTXR&quot;],&quot;uri&quot;:[&quot;http://zotero.org/users/2931661/items/YDC9WTXR&quot;],&quot;itemData&quot;:{&quot;id&quot;:452,&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NKJofzirSp"/><text:span text:style-name="Strong_20_Emphasis"><text:span text:style-name="T118">(Bogsti, 2012)</text:span></text:span><text:reference-mark-end text:name="ZOTERO_ITEM CSL_CITATION {&quot;citationID&quot;:&quot;UHdNcgyW&quot;,&quot;properties&quot;:{&quot;formattedCitation&quot;:&quot;(Bogsti, 2012)&quot;,&quot;plainCitation&quot;:&quot;(Bogsti, 2012)&quot;,&quot;noteIndex&quot;:0},&quot;citationItems&quot;:[{&quot;id&quot;:452,&quot;uris&quot;:[&quot;http://zotero.org/users/2931661/items/YDC9WTXR&quot;],&quot;uri&quot;:[&quot;http://zotero.org/users/2931661/items/YDC9WTXR&quot;],&quot;itemData&quot;:{&quot;id&quot;:452,&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NKJofzirSp"/>. <text:span text:style-name="T199">I planleggingsarbeidet, på møtene på starten av semesteret og individuelt (eller i par) igjennom hele semesteret, arbeidet lærerne derfor både med lærebøkene og digitale ressurser. Mens progresjonen i bøkene først og fremst var det som bestemte strukturen i planleggingen av fag sånn som samfunnsfag var de mer varierte materialitetene tilgjengelig igjennom nett tenkt å </text:span><text:span text:style-name="T182">stimulere</text:span><text:span text:style-name="T199"> elevene på en annen måte. Slik en av lærerne utrykket det (ikke oversatte fra originale notater):</text:span></text:p>
      <text:p text:style-name="P19"><text:soft-page-break/>«'It's a huge advantage not having to do as much adaptation (specialized education) of instructions/lessons when one <text:span text:style-name="T200">are using</text:span> <text:span text:style-name="T200">audio</text:span>visual <text:span text:style-name="T200">material</text:span>. It's <text:span text:style-name="T200">also </text:span>incredibly effective to be able to listen to texts in combination with reading.'»</text:p>
      <table:table table:name="Table1" table:style-name="Table1">
        <table:table-column table:style-name="Table1.A"/>
        <table:table-row>
          <table:table-cell table:style-name="Table1.A1" office:value-type="string">
            <text:h text:style-name="P36" text:outline-level="3">Temaer og valg <text:span text:style-name="T201">(agency)</text:span></text:h>
            <text:p text:style-name="P17">Klasser handler om å klassifisere og når lærere velger læremateriell går mye av arbeidet ut på å klassifisere forskjellige ressurser. Før ville dette være snakk om sentrale verk, enten fra bibelen, norsk nasjonal historie og/eller fra vitenskapelige/akademiske verk. <text:span text:style-name="T201">Men slik som objektene som lærerne samlet inn fra samfunnet og naturen søkte læreren læremateriell etter </text:span><text:span text:style-name="T183">tema</text:span><text:span text:style-name="T187">. </text:span></text:p>
            <text:p text:style-name="P18"/>
            <text:p text:style-name="P20">Lisa is preparing the next work-plan. Or, more broadly, she is preparing the teaching period to come. We talk about the digital resources that she uses in her teaching. In the morning she mentioned her use of a digital German textbook <text:span text:style-name="T200">where she were getting her texts and tasks</text:span>. I ask her about whether things are different in the English subject. She says that the way she and Max is working in English is indeed different. 'He isn't any book slave either'. 'When we plan our teaching we throw ideas back and forth. I think it's great.' She says that 'last year, when we were working at the 10th grade, I think I could count on two hands the times when we were using books. We had great results. They were good at listening, reading, everything. We used use youtube a lot. Songs..' Like in her German tutoring Lisa does use some digital resources, like Agendaweb.org, which is a site used in American schools. It's good for grammar and things like that, but <text:span text:style-name="T201">in English</text:span> there are also so many other media other than specialized websites or books. «The whole internet is full of English resources. Why should we only use what's written in the book?»</text:p>
            <text:p text:style-name="P20">Lisa is clearly very comfortable with her abilities as a native English speaker at being able to convey the pedagogic objectives of these exercises with the class even if the content isn't derived from a specialized channel. 'What I do is that I search by topic.' She shows me the link that she's written on to the work-plan in Religion. The<text:span text:style-name="T200">re </text:span>are <text:span text:style-name="T200">two</text:span> videos introducing Judaism. <text:span text:style-name="T200">One</text:span> through an historical account and <text:span text:style-name="T200">another by</text:span> account of it's central themes. 'In Religion it is easy to find well made and very informative videos that are on the right level. <text:soft-page-break/>On the level 10 all videos are fine, but on the 8th grade I have to vary between English and Norwegian. I definitely have to spend more time explaining if it's in English. In Religion it's not a problem really, since there are a lot of good videos out there in Norwegian <text:span text:style-name="T200">within </text:span>narrow<text:span text:style-name="T200">er</text:span> themes, but in English I have to be more careful in my search. </text:p>
            <text:p text:style-name="P20">I ask her about the books they are using. She says that luckily they have been able to get hold of a new version of the English book in a different series. It more usable she says. I ask her what's different. She says 'The <text:span text:style-name="T179">Searching</text:span> book is simply outdated. One can find everything in English.' (She's asking what's the point?). I ask her again about what makes it outdated. 'Well it's the events and cultural references that the book covers. I don't think the students can relate to them in the same way any more. Then I guess that the (new) <text:span text:style-name="T179">Enter</text:span> series perhaps also reflect in a better way the way we practice (organize - 'driver') education today.' What do you mean I ask. 'It's (structure) is based on themes. And it might let the student's recognize parts of themselves in these in a better way.'</text:p>
            <text:p text:style-name="P20">Lisa also shows me the new book that comes with this edition of the Gyldendal English book series. All the students now got access to a separate* digital version of a 'Basic Skills' book. The book is named after the new regulatory ... (?) documents in the Knowledge-Promise reform and it allows these skills to become thematics in its own right. 'Sometimes we cover these topics together in class. Otherwise they're there when they feel(*) like using them, like for example when they are writing an article.' It could be said to widen the specter of 'skills' relevant to the subject, by including more than simply language skills.</text:p>
          </table:table-cell>
        </table:table-row>
      </table:table>
      <text:p text:style-name="P21"/>
      <text:p text:style-name="P24">I naturfag og matte var det sånn at lærerne delte historier om forskjellige samlinger (containere) på nettet: </text:p>
      <text:p text:style-name="P24"><text:span text:style-name="Strong_20_Emphasis"><text:span text:style-name="T50">«Interaktive systemer som Kikora, brukes mye til repitisjon, før eksamen og prøver. Inkrement, </text:span></text:span><text:span text:style-name="Strong_20_Emphasis"><text:span text:style-name="T51">som tilhører C</text:span></text:span><text:span text:style-name="Strong_20_Emphasis"><text:span text:style-name="T50">ap</text:span></text:span><text:span text:style-name="Strong_20_Emphasis"><text:span text:style-name="T51">p</text:span></text:span><text:span text:style-name="Strong_20_Emphasis"><text:span text:style-name="T50">elen </text:span></text:span><text:span text:style-name="Strong_20_Emphasis"><text:span text:style-name="T51">D</text:span></text:span><text:span text:style-name="Strong_20_Emphasis"><text:span text:style-name="T50">am</text:span></text:span><text:span text:style-name="Strong_20_Emphasis"><text:span text:style-name="T51">m,</text:span></text:span><text:span text:style-name="Strong_20_Emphasis"><text:span text:style-name="T50"> brukes til omvendt undervisning. De</text:span></text:span><text:span text:style-name="Strong_20_Emphasis"><text:span text:style-name="T51">r</text:span></text:span><text:span text:style-name="Strong_20_Emphasis"><text:span text:style-name="T50"> ligger </text:span></text:span><text:span text:style-name="Strong_20_Emphasis"><text:span text:style-name="T51">oppgaver</text:span></text:span><text:span text:style-name="Strong_20_Emphasis"><text:span text:style-name="T50"> fritt ute </text:span></text:span><text:span text:style-name="Strong_20_Emphasis"><text:span text:style-name="T51">og disse f</text:span></text:span><text:span text:style-name="Strong_20_Emphasis"><text:span text:style-name="T50">ungerer </text:span></text:span><text:span text:style-name="Strong_20_Emphasis"><text:span text:style-name="T51">godt </text:span></text:span><text:span text:style-name="Strong_20_Emphasis"><text:span text:style-name="T50">for de</text:span></text:span><text:span text:style-name="Strong_20_Emphasis"><text:span text:style-name="T51">m</text:span></text:span><text:span text:style-name="Strong_20_Emphasis"><text:span text:style-name="T50"> som sliter litt. I fjor brukte </text:span></text:span><text:span text:style-name="Strong_20_Emphasis"><text:span text:style-name="T51">jeg</text:span></text:span><text:span text:style-name="Strong_20_Emphasis"><text:span text:style-name="T50"> det kanksje en gang i uken. M+ brukes kanskje mest i spes.ped. istedenfor boka. Det kan også brukes til forsterkning og repitisjon. I vanlige timer brukes det kanskje </text:span></text:span><text:span text:style-name="Strong_20_Emphasis"><text:span text:style-name="T51">bare </text:span></text:span><text:span text:style-name="Strong_20_Emphasis"><text:span text:style-name="T50">en gang i mnd. Oppgave</text:span></text:span><text:span text:style-name="Strong_20_Emphasis"><text:span text:style-name="T51">ne der</text:span></text:span><text:span text:style-name="Strong_20_Emphasis"><text:span text:style-name="T50"> deles inn i tema, og </text:span></text:span><text:span text:style-name="Strong_20_Emphasis"><text:span text:style-name="T51">det er litt vanskelig å finne oppgaver til riktig nivå for det </text:span></text:span><text:span text:style-name="Strong_20_Emphasis"><text:span text:style-name="T50">fungerer for barnetrinn og alt. Dette oppdateres stadig, men må skrives ut </text:span></text:span><text:span text:style-name="Strong_20_Emphasis"><text:span text:style-name="T51">og kan ikke sendes digitalt</text:span></text:span><text:span text:style-name="Strong_20_Emphasis"><text:span text:style-name="T50">.»</text:span></text:span></text:p>
      <text:h text:style-name="P6" text:outline-level="3">En-til-en policy: den Personlige Computeren (PC) og skyen</text:h>
      <text:p text:style-name="P22"><text:span text:style-name="T202">Det stedet hvor overgangen til bruken av sky-tjenestene i Microsoft Office 365 likevel var mest synlig var i klasserommene. Ved siden av pultene, stolene, tavlene, et skap, noen kart og en klokke var PC-skap blitt et av de få faste inventarene i klasserommet. </text:span><text:span text:style-name="Strong_20_Emphasis"><text:span text:style-name="T135">D</text:span></text:span><text:span text:style-name="Strong_20_Emphasis"><text:span text:style-name="T136">isse</text:span></text:span><text:span text:style-name="Strong_20_Emphasis"><text:span text:style-name="T135"> var store, tunge metall-skap på hjul som kunne trilles frem og tilbake til PC-rommet hver gang IT ansvarlig behøvde å gjøre noen oppdateringer i programvaren. </text:span></text:span><text:span text:style-name="Strong_20_Emphasis"><text:span text:style-name="T137">På PC-rommet på Mellomstad </text:span></text:span><text:span text:style-name="Strong_20_Emphasis"><text:span text:style-name="T145">var jeg fortalt at det</text:span></text:span><text:span text:style-name="Strong_20_Emphasis"><text:span text:style-name="T137"> </text:span></text:span><text:span text:style-name="Strong_20_Emphasis"><text:span text:style-name="T138">brukte å </text:span></text:span><text:span text:style-name="Strong_20_Emphasis"><text:span text:style-name="T137">ligge</text:span></text:span><text:span text:style-name="Strong_20_Emphasis"><text:span text:style-name="T138"> stabler med maskiner som tilsammen </text:span></text:span><text:span text:style-name="Strong_20_Emphasis"><text:span text:style-name="T145">veide</text:span></text:span><text:span text:style-name="Strong_20_Emphasis"><text:span text:style-name="T138"> flere ton. </text:span></text:span><text:span text:style-name="Strong_20_Emphasis"><text:span text:style-name="T145">Dette var objekter som krevde vedlikehold og forsiktighet, på grunn av de store verdiene og den skjøre sammensettingen av glass og metall. </text:span></text:span><text:span text:style-name="Strong_20_Emphasis"><text:span text:style-name="T139">Å</text:span></text:span><text:span text:style-name="Strong_20_Emphasis"><text:span text:style-name="T140"> låse opp </text:span></text:span><text:span text:style-name="Strong_20_Emphasis"><text:span text:style-name="T141">og igjen</text:span></text:span><text:span text:style-name="Strong_20_Emphasis"><text:span text:style-name="T140"> PC-skapene </text:span></text:span><text:span text:style-name="Strong_20_Emphasis"><text:span text:style-name="T141">og å passe på at maskinene </text:span></text:span><text:span text:style-name="Strong_20_Emphasis"><text:span text:style-name="T137">var </text:span></text:span><text:span text:style-name="Strong_20_Emphasis"><text:span text:style-name="T141">lagt </text:span></text:span><text:span text:style-name="Strong_20_Emphasis"><text:span text:style-name="T137">ordentlig</text:span></text:span><text:span text:style-name="Strong_20_Emphasis"><text:span text:style-name="T141"> på plass</text:span></text:span><text:span text:style-name="Strong_20_Emphasis"><text:span text:style-name="T140"> </text:span></text:span><text:span text:style-name="Strong_20_Emphasis"><text:span text:style-name="T137">før og etter</text:span></text:span><text:span text:style-name="Strong_20_Emphasis"><text:span text:style-name="T142"> elevene </text:span></text:span><text:span text:style-name="Strong_20_Emphasis"><text:span text:style-name="T137">tok</text:span></text:span><text:span text:style-name="Strong_20_Emphasis"><text:span text:style-name="T142"> datamaskinene i bruk </text:span></text:span><text:span text:style-name="Strong_20_Emphasis"><text:span text:style-name="T137">hadde tatt mye tid og energi</text:span></text:span><text:span text:style-name="Strong_20_Emphasis"><text:span text:style-name="T142">. </text:span></text:span><text:span text:style-name="Strong_20_Emphasis"><text:span text:style-name="T145">S</text:span></text:span><text:span text:style-name="Strong_20_Emphasis"><text:span text:style-name="T137">like PC</text:span></text:span><text:span text:style-name="Strong_20_Emphasis"><text:span text:style-name="T135">-</text:span></text:span><text:span text:style-name="Strong_20_Emphasis"><text:span text:style-name="T139">skap </text:span></text:span><text:span text:style-name="Strong_20_Emphasis"><text:span text:style-name="T145">hadde imidlertid</text:span></text:span><text:span text:style-name="Strong_20_Emphasis"><text:span text:style-name="T135"> forsvunnet da skolen gikk over til å bruke </text:span></text:span><text:span text:style-name="Strong_20_Emphasis"><text:span text:style-name="T139">Microsoft sine </text:span></text:span><text:span text:style-name="Strong_20_Emphasis"><text:span text:style-name="T135">sky-tjenester.</text:span></text:span><text:span text:style-name="Strong_20_Emphasis"><text:span text:style-name="T139"> </text:span></text:span><text:span text:style-name="Strong_20_Emphasis"><text:span text:style-name="T143">Datamaskinene </text:span></text:span><text:span text:style-name="Strong_20_Emphasis"><text:span text:style-name="T145">var </text:span></text:span><text:span text:style-name="Strong_20_Emphasis"><text:span text:style-name="T143">oppdatert </text:span></text:span><text:span text:style-name="Strong_20_Emphasis"><text:span text:style-name="T145">automatisk igjennom Internett/WIFI,</text:span></text:span><text:span text:style-name="Strong_20_Emphasis"><text:span text:style-name="T143"> uten noen innblanding fra skolen. </text:span></text:span><text:span text:style-name="Strong_20_Emphasis"><text:span text:style-name="T142">PC-skapene, så vel som </text:span></text:span><text:span text:style-name="Strong_20_Emphasis"><text:span text:style-name="T144">PC-rommet, </text:span></text:span><text:span text:style-name="Strong_20_Emphasis"><text:span text:style-name="T139">forsvant. </text:span></text:span></text:p>
      <text:p text:style-name="P25"><text:span text:style-name="Strong_20_Emphasis"><text:span text:style-name="T146">Å redusere disse maskinene sin utvidede autonome status (agency) til mangelen på en ledning i oppdaterings-øyeblikket ville likevel være en feil det var lett å gjøre. Ikke bare var PC-skapet borte fra klasserommet, men </text:span></text:span><text:span text:style-name="Strong_20_Emphasis"><text:span text:style-name="T165">maskinen sitt sosiale liv utspilte seg innen et større (regional) rom og på en større skala. Etter å ha opplevd det tunge arbeidet med å ordne systemene som var krevd for å gi elevene en opplevelse av å ’lære å bruke’ datamaskin i læringssituasjonen la jeg med en gang merke til at elevene trakk frem sine maskiner fra sekken i skoledagens første time. Det at de kunne ha med maskinen hjem var jeg fortalt at var et resultat av en kontrakt skolen hadde sendt hjem til alle foreldrene, som sa at skolen lånte maskinen ut til eleven i perioden hen gikk på skolen så sant de foresatte betalte for en eventuell skade. </text:span></text:span></text:p>
      <text:p text:style-name="P25"><text:span text:style-name="Strong_20_Emphasis"><text:span text:style-name="T165">Sammentreffet mellom utviklingen av denne kontrakt-teknologien og de</text:span></text:span><text:span text:style-name="Strong_20_Emphasis"><text:span text:style-name="T166">n nye kontrakten skolen hadde med Microsoft som en tjeneste-leverandør var heller ikke tilfeldig, </text:span></text:span><text:span text:style-name="Strong_20_Emphasis"><text:span text:style-name="T167">for til tross for forestillingen jeg hadde om skyen som et usynlig/nøytralt rom oppsto det stadig problemer som gjorde at disse nettverkene kom til syne. </text:span></text:span><text:span text:style-name="Strong_20_Emphasis"><text:span text:style-name="T168">En av lærerne fortalte meg en historie om hvordan alle filene til en elev plutselig hadde forsvunnet og at hen etter å ha ransaket elevens virtuelle container i lang tid med en ’IT-ekspert’ nede i Tyskland på telefon selv fant alt sammen i (den digitale) søppelboksen. Selv opplevde jeg at en elev kom til meg på slutten av </text:span></text:span><text:soft-page-break/><text:span text:style-name="Strong_20_Emphasis"><text:span text:style-name="T168">en skoletime der de hadde sittet å jobbet med et prosjekt og sa at hen ikke skjønte hvor filen hen hadde jobbet med var lagret. Til tross for ennå ha dokumentet åpent var forvirringen knyttet til et navn som sto øverst i mappa der vedkommende hadde lastet ned filen fra og lagret den. Hen nektet for at det kunne være læreren sitt navn knyttet til mappa, og selv kunne jeg ikke gjøre særlig annet enn å si at det var rart. Ti minutter senere kom eleven til meg og sa at hen plutselig husket navnet og at det tilhørte en elev i parallell-klassen vedkommende hadde gjort et prosjekt med to år tidligere, og at hen og filen hens for en eller annen grunn hadde havnet inn på prosjekt mappa deres. </text:span></text:span></text:p>
      <text:p text:style-name="P28"><text:span text:style-name="Strong_20_Emphasis"><text:span text:style-name="T169">Det var ikke lett å si om feilen hadde oppstått i skyen eller hos disse elevene, og I en lærer sin praksis vil jeg tilogmed si at det var nokså umulig. </text:span></text:span><text:span text:style-name="Strong_20_Emphasis"><text:span text:style-name="T171">Men dette var ikke nødvendig bare negativt. Ettersom mindre og mindre av nettverket som så tydelig hadde gjort at man tidligere så at det fantes et virtuelt rom begynte å forsvinne forenklet dette relasjonen mellom skole og leverandørene av teknologiene. Ettersom skillet mellom disse rommene forsvant var også forholdet til IT-ansvarlig formalisert, slik at vedkommende for eksempel flyttet ut av teamrommet og inn på sitt eget kontor der hen hadde mindre med de dagligdagse spørsmålene knyttet til systemene og gjøre. </text:span></text:span><text:span text:style-name="Strong_20_Emphasis"><text:span text:style-name="T169">Det gikk ikke an å separere elev og datamaskin da de begge fremsto som en bruker i skyen, i et aktør-nettverk som knyttet sammen datavarehus, IT-ingeniører, service personell, forskjellig programvare, eleven og dens personlige systemer innenfor rammene av skolens, teamets og læreren sine systemer, og forskjellige temporale rom i skolens og elevens (log-førte) historie. </text:span></text:span></text:p>
      <text:p text:style-name="P29"><text:span text:style-name="Strong_20_Emphasis"><text:span text:style-name="T170">Microsoft var likevel en aktør som var </text:span></text:span><text:span text:style-name="Strong_20_Emphasis"><text:span text:style-name="T171">forstått som det samme som </text:span></text:span><text:span text:style-name="Strong_20_Emphasis"><text:span text:style-name="T60">økosystemet </text:span></text:span><text:span text:style-name="Strong_20_Emphasis"><text:span text:style-name="T171">av objekter og plattformer. Slik lederen for IKT-avdelingen i kommunen fortalte meg var det bare for kommunen å fortelle dem hvilke økosystem de ville ha, Microsoft, Google, eller et annet, også kunne kommunen konsentrere seg om andre pedagogiske spørsmål. </text:span></text:span><text:span text:style-name="Strong_20_Emphasis"><text:span text:style-name="T172">Et sky økosystem var sånn sett et </text:span></text:span><text:span text:style-name="Strong_20_Emphasis"><text:span text:style-name="T61">komplekst </text:span></text:span><text:span text:style-name="Strong_20_Emphasis"><text:span text:style-name="T172">system av uavhengige komponenter som alle jobbet sammen for å muliggjøre sky-tjenestene. I naturen var et økosystem sammensatt av levende og ikke-levende ting som er tilknyttet og jobber sammen. </text:span></text:span><text:span text:style-name="Strong_20_Emphasis"><text:span text:style-name="T173">Integreringen </text:span></text:span><text:span text:style-name="Strong_20_Emphasis"><text:span text:style-name="T174">(eller oversettelsen)</text:span></text:span><text:span text:style-name="Strong_20_Emphasis"><text:span text:style-name="T173"> av programvaren</text:span></text:span><text:span text:style-name="Strong_20_Emphasis"><text:span text:style-name="T174">s ’plass’ (sky)</text:span></text:span><text:span text:style-name="Strong_20_Emphasis"><text:span text:style-name="T173"> i operativsystemet fungerte sånn at det stabiliserte forholdet mellom eleven og det virtuelle ’klasserommet’ der elevene samlet opp filer. Det ordnet dette rommet på en slik måte at det også konvergerte med det ’vanlige’ klasserommet </text:span></text:span><text:span text:style-name="Strong_20_Emphasis"><text:span text:style-name="T175">i tid og rom</text:span></text:span><text:span text:style-name="Strong_20_Emphasis"><text:span text:style-name="T173">. </text:span></text:span></text:p>
      <text:p text:style-name="P30"><text:span text:style-name="Strong_20_Emphasis"><text:span text:style-name="T172">Likevel fremstår brukeren likevel som et monster, som verken passer inn i kategorien som virtuell eller </text:span></text:span><text:span text:style-name="Strong_20_Emphasis"><text:span text:style-name="T176">faktisk, levende eller død. </text:span></text:span></text:p>
      <text:h text:style-name="P3" text:outline-level="2"><text:soft-page-break/><text:span text:style-name="Strong_20_Emphasis"><text:span text:style-name="T203">Resten av kapitelet:</text:span></text:span></text:h>
      <text:p text:style-name="P30"><text:span text:style-name="Strong_20_Emphasis"><text:span text:style-name="T172">I resten av dette kapitelet </text:span></text:span><text:span text:style-name="Strong_20_Emphasis"><text:span text:style-name="T176">beskriver jeg måten skolen håndterer det faktum at eleven fremstår som en hybrid mellom ’seg selv’ og brukeren. Jeg diskuterer de teoretiske teknologiene som settes i verk og hvordan dette endrer regnskapet og ledelsen i skolen ettersom et A-politisk styresett oppstår i respons på digitaliseringen. </text:span></text:span></text:p>
      <text:p text:style-name="P27"><text:span text:style-name="Strong_20_Emphasis"><text:span text:style-name="T171"/></text:span></text:p>
      <text:p text:style-name="P29"><text:span text:style-name="Strong_20_Emphasis"><text:span text:style-name="T172"/></text:span></text:p>
      <text:p text:style-name="P27"><text:span text:style-name="Strong_20_Emphasis"><text:span text:style-name="T1"/></text:span></text:p>
      <text:p text:style-name="P26"><text:span text:style-name="Strong_20_Emphasis"><text:span text:style-name="T2"/></text:span></text:p>
      <text:h text:style-name="P5" text:outline-level="3"><text:span text:style-name="Strong_20_Emphasis">Et eksempel på måten ’naturen’ håndteres i undervisningen</text:span></text:h>
      <text:p text:style-name="_34_DUO_5f_Overskrift"><text:span text:style-name="Strong_20_Emphasis">Naturfagsalen</text:span></text:p>
      <text:p text:style-name="P23"><text:span text:style-name="Strong_20_Emphasis"><text:span text:style-name="T19">Allerede første time av den første dagen jeg var på skolen ble jeg tatt med for å se på den nye naturfagsalen. </text:span></text:span><text:span text:style-name="Strong_20_Emphasis"><text:span text:style-name="T20">Naturfagsalen lå nede i første etasje, ved siden av kunst og håndverk salene, til tegning og sløyd, mat og helse-salen, eller heimkunnskapsalen som det brukte å hete. Rommet var nyoppusset </text:span></text:span><text:span text:style-name="Strong_20_Emphasis"><text:span text:style-name="T19">og alt av vegger, bord og stoler var skinnende hvite. I motsetning til de fleste andre rom på huset hadde denne salen to separerte områder. Det sto runde bord (noe </text:span></text:span><text:span text:style-name="Strong_20_Emphasis"><text:span text:style-name="T21">som i seg selv var bemerkelsesverdig</text:span></text:span><text:span text:style-name="Strong_20_Emphasis"><text:span text:style-name="T19">) bakerst i salen</text:span></text:span><text:span text:style-name="Strong_20_Emphasis"><text:span text:style-name="T21">, mens det lengst frem mot tavlen var to lange høye benker. Elevene som begynte å strøm inn i rommet da vi ankom satt seg langs disse benkene slik at de ble sittende sidelengs på rekker som strakk seg vekk fra tavlen. Det var tydelig at dette representerte laboratorium-benker, da det kom rør ned fra taket over benkene som kunne transportere eventuelle gasser rett ut av bygget. Det læreren likevel tok meg med dit for å vise var den nye 3D-projektoren. Dette var en forholdsvis dyr installasjon som kostet noe sånt som kr 50.000 som vist nok hadde stått omtrent ubrukt siden den var installert for et års tid tilbake. </text:span></text:span></text:p>
      <text:p text:style-name="P23"><text:span text:style-name="Strong_20_Emphasis"><text:span text:style-name="T21">Læreren koblet computeren sin til projektoren og det var tydelig at </text:span></text:span><text:span text:style-name="Strong_20_Emphasis"><text:span text:style-name="T22">den ikke sto helt ubrukt. Dette spilte likevel inn i en politikk der mange skoler hadde brukt store summer på innkjøp av (såkalte) smart-tavler, som fylte hvert eneste rom. På Mellomstad var det Smart-tavler på grupperom og i møterom, men deres ’smarte’ funksjoner var en varende kilde til latter blant lærerne, slik som jeg overhørte på lunsj rommet. Jeg husket godt da disse tavlene kom til skoler over hele landet og vekket oppsikt i media ettersom skolene da også var i ferd med å gjøres smarte. Enkelte av lærerne hadde blitt sent på kurs hos leverandøren og ble omtalt som iherdige brukere, og som selv sa at de blant annet brukte den til å tegne på i geometrien i matten. Men de andre jeg snakket med lo bare mens de ba meg la være å spørre dem da </text:span></text:span><text:span text:style-name="Strong_20_Emphasis"><text:span text:style-name="T23">det ikke hadde noe med dem å gjøre. «Jeg bruker ikke sånt. Jeg bruker det som en projektor». </text:span></text:span></text:p>
      <text:p text:style-name="P23"><text:span text:style-name="Strong_20_Emphasis"><text:span text:style-name="T23">På naturfagsalen låste læreren </text:span></text:span><text:span text:style-name="Strong_20_Emphasis"><text:span text:style-name="T24">oss inn på et bakrom og låste så frem noen 3D-briller fra en skuff. Disse lå fortsatt i plastposer uåpnet. Slik hen fortalte hadde vaktmesteren kommet å installert den nye projektoren etter at rektor hadde prøvd den på en messe og likt opplevelsen. </text:span></text:span><text:span text:style-name="Strong_20_Emphasis"><text:span text:style-name="T25">Lærerne manglet likevel programvare til å bruke disse 3D funksjonene og skulle vist også hatt tilgang til en eller annen plattform der de kunne laste ned objekter som elevene kunne studere </text:span></text:span><text:soft-page-break/><text:span text:style-name="Strong_20_Emphasis"><text:span text:style-name="T25">i klassen. Det hele virket til å ha gått i glemme boken. Når jeg så rundt meg i klasserommet var det likevel også andre 3D objekter fra en annen tid på utstilling. I et glasskap som sto langs den en veggen var det en menneskekropp med uttakbare organer, samt andre organer i andre proporsjoner. Det var også en modell av et menneskelig skjelett stående i det ene hjørnet, akkurat som på et legekontor. Så vidt jeg visse var slike glasskap og figurer fast inventar i alle naturfagsaler. Jeg husket de godt fra tiden jeg selv startet på ungdomsskolen. Dette var alltid fascinerende objekter som det var gøy å leke med en sjelden gang, men aldri kunne jeg huske at de var del av undervisningen. Det samme virket som var tilfelle her. </text:span></text:span></text:p>
      <text:p text:style-name="P23"><text:span text:style-name="Strong_20_Emphasis"><text:span text:style-name="T25">Opplevelsen </text:span></text:span><text:span text:style-name="Strong_20_Emphasis"><text:span text:style-name="T26">var en av å få lov til å besøke en medisinsk og/eller vitenskapelig verden. </text:span></text:span><text:span text:style-name="Strong_20_Emphasis"><text:span text:style-name="T27">Når læreren etterhvert begynte undervisningen fant hun og alle elevene frem til samme side i sine digitale lærebøker, i nettleseren på sin PC. De hadde om celler og hvordan de var definert som ’levende’. Elevene hadde allerede gjennomgått stoffet i lekse på forhånd og i interaksjonen som utspilte seg </text:span></text:span><text:span text:style-name="Strong_20_Emphasis"><text:span text:style-name="T28">forsøkte læreren å få elevene til å svare på spørsmål om de forskjellige prinsippene som definerte liv. Dynamikken mellom cellene som en ennå usammenhengende epistemisk ting, bestående av en liste med egenskaper som det fantes flere eksempler på, og elevene som allerede vitende personer med tilgang til eksempler fra verden der ute la grunnlaget for helheten i samtalen. </text:span></text:span><text:span text:style-name="Strong_20_Emphasis"><text:span text:style-name="T29">Det faktum at elevene satt i nettlesere på datamaskin spilte også inn denne interaksjonen siden deres evne til å vite også var assosiert med søkemotoren, eller ’googling’. Selv om læreren tillot overraskende mye snakking blant elevene i timen sa hun tydelig nei når en av de mest urolige guttene ønsket å søke opp verdens raskeste plante i respons på prinsippet om at levende organismer beveget seg i jakt på næring. </text:span></text:span></text:p>
      <text:p text:style-name="P23"><text:span text:style-name="Strong_20_Emphasis"><text:span text:style-name="T30">Lærerens konsise nei var </text:span></text:span><text:span text:style-name="Strong_20_Emphasis"><text:span text:style-name="T31">et </text:span></text:span><text:span text:style-name="Strong_20_Emphasis"><text:span text:style-name="T32">abrupt</text:span></text:span><text:span text:style-name="Strong_20_Emphasis"><text:span text:style-name="T31"> brudd med dette lille eksperimentet </text:span></text:span><text:span text:style-name="Strong_20_Emphasis"><text:span text:style-name="T32">sine premisser</text:span></text:span><text:span text:style-name="Strong_20_Emphasis"><text:span text:style-name="T31">. Situasjonen kunne sånn sett sammenlignes med beskrivelsen Javier Lezaun </text:span></text:span><text:reference-mark-start text:name="ZOTERO_ITEM CSL_CITATION {&quot;citationID&quot;:&quot;gJmXPVgo&quot;,&quot;properties&quot;:{&quot;formattedCitation&quot;:&quot;(2007)&quot;,&quot;plainCitation&quot;:&quot;(2007)&quot;,&quot;noteIndex&quot;:0},&quot;citationItems&quot;:[{&quot;id&quot;:442,&quot;uris&quot;:[&quot;http://zotero.org/users/2931661/items/27YZEILR&quot;],&quot;uri&quot;:[&quot;http://zotero.org/users/2931661/items/27YZEILR&quot;],&quot;itemData&quot;:{&quot;id&quot;:442,&quot;type&quot;:&quot;article-journal&quot;,&quot;title&quot;:&quot;A market of opinions: the political epistemology of focus groups&quot;,&quot;container-title&quot;:&quot;The Sociological Review&quot;,&quot;page&quot;:&quot;130–151&quot;,&quot;volume&quot;:&quot;55&quot;,&quot;author&quot;:[{&quot;family&quot;:&quot;Lezaun&quot;,&quot;given&quot;:&quot;Javier&quot;}],&quot;issued&quot;:{&quot;date-parts&quot;:[[&quot;2007&quot;]]}},&quot;suppress-author&quot;:true}],&quot;schema&quot;:&quot;https://github.com/citation-style-language/schema/raw/master/csl-citation.json&quot;} RND3g4DpWedJe"/><text:span text:style-name="Strong_20_Emphasis"><text:span text:style-name="T31">(2007) gir av</text:span></text:span><text:reference-mark-end text:name="ZOTERO_ITEM CSL_CITATION {&quot;citationID&quot;:&quot;gJmXPVgo&quot;,&quot;properties&quot;:{&quot;formattedCitation&quot;:&quot;(2007)&quot;,&quot;plainCitation&quot;:&quot;(2007)&quot;,&quot;noteIndex&quot;:0},&quot;citationItems&quot;:[{&quot;id&quot;:442,&quot;uris&quot;:[&quot;http://zotero.org/users/2931661/items/27YZEILR&quot;],&quot;uri&quot;:[&quot;http://zotero.org/users/2931661/items/27YZEILR&quot;],&quot;itemData&quot;:{&quot;id&quot;:442,&quot;type&quot;:&quot;article-journal&quot;,&quot;title&quot;:&quot;A market of opinions: the political epistemology of focus groups&quot;,&quot;container-title&quot;:&quot;The Sociological Review&quot;,&quot;page&quot;:&quot;130–151&quot;,&quot;volume&quot;:&quot;55&quot;,&quot;author&quot;:[{&quot;family&quot;:&quot;Lezaun&quot;,&quot;given&quot;:&quot;Javier&quot;}],&quot;issued&quot;:{&quot;date-parts&quot;:[[&quot;2007&quot;]]}},&quot;suppress-author&quot;:true}],&quot;schema&quot;:&quot;https://github.com/citation-style-language/schema/raw/master/csl-citation.json&quot;} RND3g4DpWedJe"/><text:span text:style-name="Strong_20_Emphasis"><text:span text:style-name="T31"> fokus gruppen som en teknologi for sosiale undersøkelser og en </text:span></text:span><text:span text:style-name="Strong_20_Emphasis"><text:span text:style-name="T33">allsidig</text:span></text:span><text:span text:style-name="Strong_20_Emphasis"><text:span text:style-name="T31"> eksperimentell setting. </text:span></text:span><text:span text:style-name="Strong_20_Emphasis"><text:span text:style-name="T33">I fokus gruppen som i klassen er gruppedynamikken brukt til å iscenesette og gi liv til en serie relevante </text:span></text:span><text:span text:style-name="Strong_20_Emphasis"><text:span text:style-name="T57">individuelle</text:span></text:span><text:span text:style-name="Strong_20_Emphasis"><text:span text:style-name="T150"> meninger; en innsikt og data Lezaun beskriver at ikke er tenkt å være tilgjengelig i samme grad foruten den sosiale </text:span></text:span><text:span text:style-name="Strong_20_Emphasis"><text:span text:style-name="T57">livligheten</text:span></text:span><text:span text:style-name="Strong_20_Emphasis"><text:span text:style-name="T150"> (liveness)</text:span></text:span><text:span text:style-name="Strong_20_Emphasis"><text:span text:style-name="T57"> </text:span></text:span><text:span text:style-name="Strong_20_Emphasis"><text:span text:style-name="T150">funnet i gruppen. Fokus gruppens politikk og epistemologi er </text:span></text:span><text:span text:style-name="Strong_20_Emphasis"><text:span text:style-name="T151">begge deler</text:span></text:span><text:span text:style-name="Strong_20_Emphasis"><text:span text:style-name="T150"> utledet fra spenningen implisitt i bruken av gruppen til å fremkalle autentiske individuelle meninger. </text:span></text:span><text:span text:style-name="Strong_20_Emphasis"><text:span text:style-name="T151">Moderatoren er ansvarlig for å oppløse denne spenningen: de må sørge for at samtalen bidrar til å gi uttrykk for private og egenartede meninger mens de forhindrer fokus gruppen fra å utvikle seg til å bli et ’kollektiv;’ de er spurt om å strukturere en interaktiv prosess som bidrar til å fremkalle og </text:span></text:span><text:soft-page-break/><text:span text:style-name="Strong_20_Emphasis"><text:span text:style-name="T151">klargjøre de mest private synene mens de reduserer restene av ’sosialitet’ fra prosessen til et minimum </text:span></text:span><text:span text:style-name="Strong_20_Emphasis"><text:span text:style-name="T152">(ibid, s.130)</text:span></text:span><text:span text:style-name="Strong_20_Emphasis"><text:span text:style-name="T151">. </text:span></text:span><text:span text:style-name="Strong_20_Emphasis"><text:span text:style-name="T152">Slik som i det iscenesatte møtet mellom individene i fokus gruppen kunne man si at en slik assosiasjon med den eksperimentelle situasjonen i laboratoriet vanligvis </text:span></text:span><text:span text:style-name="Strong_20_Emphasis"><text:span text:style-name="T153">ikke har vært anerkjent til fordel for ideen om en ’naturlig’ kontakt mellom folk. </text:span></text:span></text:p>
      <text:p text:style-name="P23"><text:span text:style-name="Strong_20_Emphasis"><text:span text:style-name="T154">O</text:span></text:span><text:span text:style-name="Strong_20_Emphasis"><text:span text:style-name="T153">rienteringen mot en form for uformell og</text:span></text:span><text:span text:style-name="Strong_20_Emphasis"><text:span text:style-name="T152"> </text:span></text:span><text:span text:style-name="Strong_20_Emphasis"><text:span text:style-name="T58">naturlige </text:span></text:span><text:span text:style-name="Strong_20_Emphasis"><text:span text:style-name="T152">samtale </text:span></text:span><text:span text:style-name="Strong_20_Emphasis"><text:span text:style-name="T153">var et ideale innen reguleringen av gruppen </text:span></text:span><text:span text:style-name="Strong_20_Emphasis"><text:span text:style-name="T155">og orienteringen av individers refleksivitet</text:span></text:span><text:span text:style-name="Strong_20_Emphasis"><text:span text:style-name="T153">. </text:span></text:span><text:span text:style-name="Strong_20_Emphasis"><text:span text:style-name="T154">D</text:span></text:span><text:span text:style-name="Strong_20_Emphasis"><text:span text:style-name="T153">et fundamentale problemet </text:span></text:span><text:span text:style-name="Strong_20_Emphasis"><text:span text:style-name="T154">kunne sies å være</text:span></text:span><text:span text:style-name="Strong_20_Emphasis"><text:span text:style-name="T153"> hvordan å vende </text:span></text:span><text:span text:style-name="Strong_20_Emphasis"><text:span text:style-name="T154">samtalen</text:span></text:span><text:span text:style-name="Strong_20_Emphasis"><text:span text:style-name="T153"> vekk fra den eksperimentelle </text:span></text:span><text:span text:style-name="Strong_20_Emphasis"><text:span text:style-name="T154">settingen</text:span></text:span><text:span text:style-name="Strong_20_Emphasis"><text:span text:style-name="T155"> ettersom former for refleksivitet som virket urelevant for læreren/mediatoren, angrep andre meninger i gruppen, og forsøk på å legge beslag på samtalen fort fremsto som former for sabotasje. </text:span></text:span><text:span text:style-name="Strong_20_Emphasis"><text:span text:style-name="T156">Gutten som kunne sies å sabotere timen på Mellomstad hadde flere ganger kommet med forslag til svar på spørsmål som virket useriøse og/eller humoriøse ovenfor det gruppen prøvde på, men som heller ikke utviklet seg til å bli en kollektiv </text:span></text:span><text:span text:style-name="Strong_20_Emphasis"><text:span text:style-name="T157">affære</text:span></text:span><text:span text:style-name="Strong_20_Emphasis"><text:span text:style-name="T156">. </text:span></text:span><text:span text:style-name="Strong_20_Emphasis"><text:span text:style-name="T157">Google-søket fremsto likevel nokså annerlede</text:span></text:span><text:span text:style-name="Strong_20_Emphasis"><text:span text:style-name="T158">s</text:span></text:span><text:span text:style-name="Strong_20_Emphasis"><text:span text:style-name="T157">. Dette assosierte samtalen med et</text:span></text:span><text:span text:style-name="Strong_20_Emphasis"><text:span text:style-name="T158"> annet slags</text:span></text:span><text:span text:style-name="Strong_20_Emphasis"><text:span text:style-name="T157"> kollektiv og truet med å monopolisere den ved å etablere en autorativ mening tilknyttet mulige former ekspertise på nettet </text:span></text:span><text:span text:style-name="Strong_20_Emphasis"><text:span text:style-name="T158">og søke-motorens måte å aggregere meninger i form av søk, klikk og linker</text:span></text:span><text:span text:style-name="Strong_20_Emphasis"><text:span text:style-name="T157">. </text:span></text:span><text:span text:style-name="Strong_20_Emphasis"><text:span text:style-name="T158">Dette var </text:span></text:span><text:span text:style-name="Strong_20_Emphasis"><text:span text:style-name="T159">også en problemstilling som også minnet om at jeg ikke var noen klinisk fokusgruppe setting. Til tross for å være et strengt regulert rom på den måten at rommets utforming og møtet mellom disse menneskene alt sammen var forhåndsbestemt og tidligere utprøvd var det sosiale i situasjonen også tydelig. </text:span></text:span></text:p>
      <text:p text:style-name="P23"><text:span text:style-name="Strong_20_Emphasis"><text:span text:style-name="T159">Elevenes meninger representerte ikke kun sine egne men også </text:span></text:span><text:span text:style-name="Strong_20_Emphasis"><text:span text:style-name="T160">kollektivets forhold til læremateriellet. Elevens eierskap over</text:span></text:span><text:span text:style-name="Strong_20_Emphasis"><text:span text:style-name="T161"> sin</text:span></text:span><text:span text:style-name="Strong_20_Emphasis"><text:span text:style-name="T160"> PC grep derfor inn i denne situasjonen </text:span></text:span><text:span text:style-name="Strong_20_Emphasis"><text:span text:style-name="T161">og endret rommet drastisk. I motsetting til den dyre interaktive tavlen </text:span></text:span><text:span text:style-name="Strong_20_Emphasis"><text:span text:style-name="T162">og den digitale boka som skolen begge deler hadde kjøpt inn truet søkemotoren med å utfordre læreren sin autorative figur som den som sto imellom det hver enkelt så og det kollektivet viste. </text:span></text:span><text:span text:style-name="Strong_20_Emphasis"><text:span text:style-name="T163">For gutten kunne kanskje d</text:span></text:span><text:span text:style-name="Strong_20_Emphasis"><text:span text:style-name="T162">atamaskinen </text:span></text:span><text:span text:style-name="Strong_20_Emphasis"><text:span text:style-name="T163">fremstå som et fascinerende objekt innenfor klasserommets ellers kjedelige landskap. </text:span></text:span><text:span text:style-name="Strong_20_Emphasis"><text:span text:style-name="T164">I denne situasjonen opplevde jeg at et</text:span></text:span><text:span text:style-name="Strong_20_Emphasis"><text:span text:style-name="T163"> lys </text:span></text:span><text:span text:style-name="Strong_20_Emphasis"><text:span text:style-name="T164">ble kastet </text:span></text:span><text:span text:style-name="Strong_20_Emphasis"><text:span text:style-name="T163">på måten </text:span></text:span><text:span text:style-name="Strong_20_Emphasis"><text:span text:style-name="T164">kollektivet av</text:span></text:span><text:span text:style-name="Strong_20_Emphasis"><text:span text:style-name="T163"> eleve</text:span></text:span><text:span text:style-name="Strong_20_Emphasis"><text:span text:style-name="T164">r</text:span></text:span><text:span text:style-name="Strong_20_Emphasis"><text:span text:style-name="T163"> </text:span></text:span><text:span text:style-name="Strong_20_Emphasis"><text:span text:style-name="T164">var</text:span></text:span><text:span text:style-name="Strong_20_Emphasis"><text:span text:style-name="T163"> </text:span></text:span><text:span text:style-name="Strong_20_Emphasis"><text:span text:style-name="T59">interessert </text:span></text:span><text:span text:style-name="Strong_20_Emphasis"><text:span text:style-name="T163">i </text:span></text:span><text:span text:style-name="Strong_20_Emphasis"><text:span text:style-name="T164">samtalen, så sant denne interesseringen i tråd med Callon </text:span></text:span><text:reference-mark-start text:name="ZOTERO_ITEM CSL_CITATION {&quot;citationID&quot;:&quot;Eyp8IwpL&quot;,&quot;properties&quot;:{&quot;formattedCitation&quot;:&quot;(1984)&quot;,&quot;plainCitation&quot;:&quot;(1984)&quot;,&quot;noteIndex&quot;:0},&quot;citationItems&quot;:[{&quot;id&quot;:110,&quot;uris&quot;:[&quot;http://zotero.org/users/2931661/items/FQ339D2H&quot;],&quot;uri&quot;:[&quot;http://zotero.org/users/2931661/items/FQ339D2H&quot;],&quot;itemData&quot;:{&quot;id&quot;:110,&quot;type&quot;:&quot;article-journal&quot;,&quot;title&quot;:&quot;Some elements of a sociology of translation: domestication of the scallops and the fishermen of St Brieuc Bay&quot;,&quot;container-title&quot;:&quot;The Sociological Review&quot;,&quot;page&quot;:&quot;196–233&quot;,&quot;volume&quot;:&quot;32&quot;,&quot;issue&quot;:&quot;S1&quot;,&quot;author&quot;:[{&quot;family&quot;:&quot;Callon&quot;,&quot;given&quot;:&quot;Michel&quot;}],&quot;issued&quot;:{&quot;date-parts&quot;:[[&quot;1984&quot;]]}},&quot;suppress-author&quot;:true}],&quot;schema&quot;:&quot;https://github.com/citation-style-language/schema/raw/master/csl-citation.json&quot;} RNDw0zM1NGAcZ"/><text:span text:style-name="Strong_20_Emphasis"><text:span text:style-name="T164">(1984) ANT terminologi definerte deres</text:span></text:span><text:reference-mark-end text:name="ZOTERO_ITEM CSL_CITATION {&quot;citationID&quot;:&quot;Eyp8IwpL&quot;,&quot;properties&quot;:{&quot;formattedCitation&quot;:&quot;(1984)&quot;,&quot;plainCitation&quot;:&quot;(1984)&quot;,&quot;noteIndex&quot;:0},&quot;citationItems&quot;:[{&quot;id&quot;:110,&quot;uris&quot;:[&quot;http://zotero.org/users/2931661/items/FQ339D2H&quot;],&quot;uri&quot;:[&quot;http://zotero.org/users/2931661/items/FQ339D2H&quot;],&quot;itemData&quot;:{&quot;id&quot;:110,&quot;type&quot;:&quot;article-journal&quot;,&quot;title&quot;:&quot;Some elements of a sociology of translation: domestication of the scallops and the fishermen of St Brieuc Bay&quot;,&quot;container-title&quot;:&quot;The Sociological Review&quot;,&quot;page&quot;:&quot;196–233&quot;,&quot;volume&quot;:&quot;32&quot;,&quot;issue&quot;:&quot;S1&quot;,&quot;author&quot;:[{&quot;family&quot;:&quot;Callon&quot;,&quot;given&quot;:&quot;Michel&quot;}],&quot;issued&quot;:{&quot;date-parts&quot;:[[&quot;1984&quot;]]}},&quot;suppress-author&quot;:true}],&quot;schema&quot;:&quot;https://github.com/citation-style-language/schema/raw/master/csl-citation.json&quot;} RNDw0zM1NGAcZ"/><text:span text:style-name="Strong_20_Emphasis"><text:span text:style-name="T163"> identitet som lærende individer. </text:span></text:span><text:span text:style-name="Strong_20_Emphasis"><text:span text:style-name="T164">Dette var n</text:span></text:span><text:span text:style-name="Strong_20_Emphasis"><text:span text:style-name="T163">oe som </text:span></text:span><text:span text:style-name="Strong_20_Emphasis"><text:span text:style-name="T148">elever som følte seg</text:span></text:span><text:span text:style-name="Strong_20_Emphasis"><text:span text:style-name="T164"> fengslet ikke i hele tatt behøvde å forstå som positivt, </text:span></text:span><text:span text:style-name="Strong_20_Emphasis"><text:span text:style-name="T148">og måten han selv også spilte i overkant interessert i tematikken i klassen ble en refleksiv måte å gjøre eksplisitt måten de alle </text:span></text:span><text:span text:style-name="Strong_20_Emphasis"><text:span text:style-name="T164">’lekte’ vitenskaps</text:span></text:span><text:span text:style-name="Strong_20_Emphasis"><text:span text:style-name="T148">folk som bidro til den kollektive innsatsen: til skolen som et sosialt prosjekt. </text:span></text:span></text:p>
      <text:p text:style-name="P23"><text:soft-page-break/><text:span text:style-name="Strong_20_Emphasis"><text:span text:style-name="T147">M</text:span></text:span><text:span text:style-name="Strong_20_Emphasis"><text:span text:style-name="T148">ediatoren i fokusgruppen var om å gjøre å la være å modifisere informantens eget følelsesuttrykk </text:span></text:span><text:span text:style-name="Strong_20_Emphasis"><text:span text:style-name="T147">i fare for at den demokratiske diskusjonen som lå til grunn for den politiske epistemologien i det menings-skapende forumet fremsto som en autoritær arena. Dette var ikke på samme måte tilfelle i klassen der lærerens posisjon i klassen var som en voksen ovenfor barna. </text:span></text:span><text:span text:style-name="Strong_20_Emphasis"><text:span text:style-name="T149">Medlemskapet i samfunnet betydde for elevene at de måtte følge et sett med instrukser. Når timen nesten var ferdig fortalte læreren at den neste uke skulle prøve å se på celler i mikroskop. Hen sa at elevene skulle deles inn i par og at de måtte være forsiktig med det dyre utstyret. I motsetting til elevenes PC tilhørte dette klasserommet og fage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VII</text:page-number></text:p>
        <text:p text:style-name="MP2"/>
      </style:footer>
      <style:footer-left>
        <text:p text:style-name="MP2"><text:page-number text:select-page="current">XVI</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6</meta:editing-cycles>
    <meta:print-date>2009-03-06T08:41:00</meta:print-date>
    <meta:creation-date>2012-08-21T07:27:00</meta:creation-date>
    <dc:date>2019-01-03T14:26:06.714107675</dc:date>
    <meta:editing-duration>PT15H42M50S</meta:editing-duration>
    <meta:generator>LibreOffice/6.0.7.3$Linux_X86_64 LibreOffice_project/00m0$Build-3</meta:generator>
    <meta:document-statistic meta:table-count="1" meta:image-count="0" meta:object-count="0" meta:page-count="17" meta:paragraph-count="65" meta:word-count="6490" meta:character-count="39476" meta:non-whitespace-character-count="33016"/>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5yaF5TIr"/&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